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848in" fo:break-before="auto" style:use-optimal-row-height="fals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ro16" style:family="table-row">
      <style:table-row-properties style:row-height="0.262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Remove HuyDNN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huyCNT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NhuVNQ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huyNTX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Hien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aiP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Quynh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PhuTV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6" office:value-type="string">
            <text:p>Remove Kien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5">
            <text:p>0.5</text:p>
          </table:table-cell>
          <table:table-cell table:style-name="ce26" office:value-type="string">
            <text:p>Remove LongDD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6">
            <text:p>0.6</text:p>
          </table:table-cell>
          <table:table-cell table:style-name="ce26" office:value-type="string">
            <text:p>Remove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Add VietL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Quynh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HuyDH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NhungHTH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Hien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9">
            <text:p>0.9</text:p>
          </table:table-cell>
          <table:table-cell table:style-name="ce26" office:value-type="string">
            <text:p>Remove VietL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9">
            <text:p>0.9</text:p>
          </table:table-cell>
          <table:table-cell table:style-name="ce26" office:value-type="string">
            <text:p>Remove QuangVD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1">
            <text:p>1.1</text:p>
          </table:table-cell>
          <table:table-cell table:style-name="ce26" office:value-type="string">
            <text:p>Remove KhaiLV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4-24">
            <text:p>April 24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1">
            <text:p>1.1</text:p>
          </table:table-cell>
          <table:table-cell table:style-name="ce26" office:value-type="string">
            <text:p>Add ThanhCH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59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8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9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 table:number-rows-repeated="4">
          <table:table-cell table:style-name="ce40"/>
          <table:table-cell table:style-name="ce43" table:number-columns-repeated="6"/>
          <table:table-cell table:style-name="ce53"/>
          <table:table-cell table:style-name="ce59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38in" draw:caption-point-x="-0.7689in" draw:caption-point-y="0.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21in" draw:caption-point-x="-0.2402in" draw:caption-point-y="0.671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21in" draw:caption-point-x="-0.2622in" draw:caption-point-y="0.671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21in" draw:caption-point-x="-0.2402in" draw:caption-point-y="0.671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9.0303in" svg:y="0.6921in" draw:caption-point-x="-0.2402in" draw:caption-point-y="0.671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1091in" draw:caption-point-x="-1.4484in" draw:caption-point-y="0.254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7-02T13:22:35.2">
            <text:p>07/02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6">
            <text:p>6</text:p>
          </table:table-cell>
          <table:table-cell table:style-name="ce55" table:formula="of:=SUMPRODUCT([Thong_Tin_Ngay_Nghi_201801.$B$3:.$B$57]=[.$B7];[Thong_Tin_Ngay_Nghi_201801.$C$3:.$C$57]) +  SUMPRODUCT([Thong_Tin_Ngay_Nghi_201802.$B$3:.$B$59]=[.$B7];[Thong_Tin_Ngay_Nghi_201802.$C$3:.$C$59]) + SUMPRODUCT([Thong_Tin_Ngay_Nghi_201803.$B$3:.$B$53]=[.$B7];[Thong_Tin_Ngay_Nghi_201803.$C$3:.$C$53])" office:value-type="float" office:value="4">
            <text:p>4</text:p>
          </table:table-cell>
          <table:table-cell table:style-name="ce61" table:formula="of:=SUMPRODUCT([Thong_Tin_Ngay_Nghi_201801.$B$3:.$B$58]=[.$B7];[Thong_Tin_Ngay_Nghi_201801.$C$3:.$C$58])+SUMPRODUCT([Thong_Tin_Ngay_Nghi_201802.$B$3:.$B$60]=[.$B7];[Thong_Tin_Ngay_Nghi_201802.$C$3:.$C$60])+SUMPRODUCT([Thong_Tin_Ngay_Nghi_201803.$B$3:.$B$54]=[.$B7];[Thong_Tin_Ngay_Nghi_201803.$C$3:.$C$54])+SUMPRODUCT([Thong_Tin_Ngay_Nghi_201804.$B$3:.$B$53]=[.$B7];[Thong_Tin_Ngay_Nghi_201804.$C$3:.$C$53])+SUMPRODUCT([Thong_Tin_Ngay_Nghi_201805.$B$3:.$B$51]=[.$B7];[Thong_Tin_Ngay_Nghi_201805.$C$3:.$C$51])+SUMPRODUCT([Thong_Tin_Ngay_Nghi_201806.$B$3:.$B$55]=[.$B7];[Thong_Tin_Ngay_Nghi_201806.$C$3:.$C$55])+SUMPRODUCT([Thong_Tin_Ngay_Nghi_201807.$B$3:.$B$56]=[.$B7];[Thong_Tin_Ngay_Nghi_201807.$C$3:.$C$56])+SUMPRODUCT([Thong_Tin_Ngay_Nghi_201808.$B$3:.$B$57]=[.$B7];[Thong_Tin_Ngay_Nghi_201808.$C$3:.$C$57])+SUMPRODUCT([Thong_Tin_Ngay_Nghi_201809.$B$3:.$B$53]=[.$B7];[Thong_Tin_Ngay_Nghi_201809.$C$3:.$C$53])+SUMPRODUCT([Thong_Tin_Ngay_Nghi_201810.$B$3:.$B$51]=[.$B7];[Thong_Tin_Ngay_Nghi_201810.$C$3:.$C$51])+SUMPRODUCT([Thong_Tin_Ngay_Nghi_201811.$B$3:.$B$53]=[.$B7];[Thong_Tin_Ngay_Nghi_201811.$C$3:.$C$53])+ SUMPRODUCT([Thong_Tin_Ngay_Nghi_201812.$B$3:.$B$54]=[.$B7];[Thong_Tin_Ngay_Nghi_201812.$C$3:.$C$54])" office:value-type="float" office:value="11">
            <text:p>11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5">
            <text:p>-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8]&lt;0;0;[.C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8]);DATE(YEAR([.E8]);12;31);NOW())" office:value-type="date" office:date-value="2018-07-02T13:22:35.2">
            <text:p>07/02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6">
            <text:p>6</text:p>
          </table:table-cell>
          <table:table-cell table:style-name="ce56" table:formula="of:=SUMPRODUCT([Thong_Tin_Ngay_Nghi_201801.$B$3:.$B$57]=[.$B8];[Thong_Tin_Ngay_Nghi_201801.$C$3:.$C$57]) +  SUMPRODUCT([Thong_Tin_Ngay_Nghi_201802.$B$3:.$B$59]=[.$B8];[Thong_Tin_Ngay_Nghi_201802.$C$3:.$C$59]) + SUMPRODUCT([Thong_Tin_Ngay_Nghi_201803.$B$3:.$B$53]=[.$B8];[Thong_Tin_Ngay_Nghi_201803.$C$3:.$C$53])" office:value-type="float" office:value="3">
            <text:p>3</text:p>
          </table:table-cell>
          <table:table-cell table:style-name="ce57" table:formula="of:=SUMPRODUCT([Thong_Tin_Ngay_Nghi_201801.$B$3:.$B$58]=[.$B8];[Thong_Tin_Ngay_Nghi_201801.$C$3:.$C$58])+SUMPRODUCT([Thong_Tin_Ngay_Nghi_201802.$B$3:.$B$60]=[.$B8];[Thong_Tin_Ngay_Nghi_201802.$C$3:.$C$60])+SUMPRODUCT([Thong_Tin_Ngay_Nghi_201803.$B$3:.$B$54]=[.$B8];[Thong_Tin_Ngay_Nghi_201803.$C$3:.$C$54])+SUMPRODUCT([Thong_Tin_Ngay_Nghi_201804.$B$3:.$B$53]=[.$B8];[Thong_Tin_Ngay_Nghi_201804.$C$3:.$C$53])+SUMPRODUCT([Thong_Tin_Ngay_Nghi_201805.$B$3:.$B$51]=[.$B8];[Thong_Tin_Ngay_Nghi_201805.$C$3:.$C$51])+SUMPRODUCT([Thong_Tin_Ngay_Nghi_201806.$B$3:.$B$55]=[.$B8];[Thong_Tin_Ngay_Nghi_201806.$C$3:.$C$55])+SUMPRODUCT([Thong_Tin_Ngay_Nghi_201807.$B$3:.$B$56]=[.$B8];[Thong_Tin_Ngay_Nghi_201807.$C$3:.$C$56])+SUMPRODUCT([Thong_Tin_Ngay_Nghi_201808.$B$3:.$B$57]=[.$B8];[Thong_Tin_Ngay_Nghi_201808.$C$3:.$C$57])+SUMPRODUCT([Thong_Tin_Ngay_Nghi_201809.$B$3:.$B$53]=[.$B8];[Thong_Tin_Ngay_Nghi_201809.$C$3:.$C$53])+SUMPRODUCT([Thong_Tin_Ngay_Nghi_201810.$B$3:.$B$51]=[.$B8];[Thong_Tin_Ngay_Nghi_201810.$C$3:.$C$51])+SUMPRODUCT([Thong_Tin_Ngay_Nghi_201811.$B$3:.$B$53]=[.$B8];[Thong_Tin_Ngay_Nghi_201811.$C$3:.$C$53])+ SUMPRODUCT([Thong_Tin_Ngay_Nghi_201812.$B$3:.$B$54]=[.$B8];[Thong_Tin_Ngay_Nghi_201812.$C$3:.$C$54])" office:value-type="float" office:value="4.5">
            <text:p>4.5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7-02T13:22:35.2">
            <text:p>07/02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6">
            <text:p>6</text:p>
          </table:table-cell>
          <table:table-cell table:style-name="ce56" table:formula="of:=SUMPRODUCT([Thong_Tin_Ngay_Nghi_201801.$B$3:.$B$57]=[.$B9];[Thong_Tin_Ngay_Nghi_201801.$C$3:.$C$57]) +  SUMPRODUCT([Thong_Tin_Ngay_Nghi_201802.$B$3:.$B$59]=[.$B9];[Thong_Tin_Ngay_Nghi_201802.$C$3:.$C$59]) + SUMPRODUCT([Thong_Tin_Ngay_Nghi_201803.$B$3:.$B$53]=[.$B9];[Thong_Tin_Ngay_Nghi_201803.$C$3:.$C$53])" office:value-type="float" office:value="3">
            <text:p>3</text:p>
          </table:table-cell>
          <table:table-cell table:style-name="ce57" table:formula="of:=SUMPRODUCT([Thong_Tin_Ngay_Nghi_201801.$B$3:.$B$58]=[.$B9];[Thong_Tin_Ngay_Nghi_201801.$C$3:.$C$58])+SUMPRODUCT([Thong_Tin_Ngay_Nghi_201802.$B$3:.$B$60]=[.$B9];[Thong_Tin_Ngay_Nghi_201802.$C$3:.$C$60])+SUMPRODUCT([Thong_Tin_Ngay_Nghi_201803.$B$3:.$B$54]=[.$B9];[Thong_Tin_Ngay_Nghi_201803.$C$3:.$C$54])+SUMPRODUCT([Thong_Tin_Ngay_Nghi_201804.$B$3:.$B$53]=[.$B9];[Thong_Tin_Ngay_Nghi_201804.$C$3:.$C$53])+SUMPRODUCT([Thong_Tin_Ngay_Nghi_201805.$B$3:.$B$51]=[.$B9];[Thong_Tin_Ngay_Nghi_201805.$C$3:.$C$51])+SUMPRODUCT([Thong_Tin_Ngay_Nghi_201806.$B$3:.$B$55]=[.$B9];[Thong_Tin_Ngay_Nghi_201806.$C$3:.$C$55])+SUMPRODUCT([Thong_Tin_Ngay_Nghi_201807.$B$3:.$B$56]=[.$B9];[Thong_Tin_Ngay_Nghi_201807.$C$3:.$C$56])+SUMPRODUCT([Thong_Tin_Ngay_Nghi_201808.$B$3:.$B$57]=[.$B9];[Thong_Tin_Ngay_Nghi_201808.$C$3:.$C$57])+SUMPRODUCT([Thong_Tin_Ngay_Nghi_201809.$B$3:.$B$53]=[.$B9];[Thong_Tin_Ngay_Nghi_201809.$C$3:.$C$53])+SUMPRODUCT([Thong_Tin_Ngay_Nghi_201810.$B$3:.$B$51]=[.$B9];[Thong_Tin_Ngay_Nghi_201810.$C$3:.$C$51])+SUMPRODUCT([Thong_Tin_Ngay_Nghi_201811.$B$3:.$B$53]=[.$B9];[Thong_Tin_Ngay_Nghi_201811.$C$3:.$C$53])+ SUMPRODUCT([Thong_Tin_Ngay_Nghi_201812.$B$3:.$B$54]=[.$B9];[Thong_Tin_Ngay_Nghi_201812.$C$3:.$C$54])" office:value-type="float" office:value="4">
            <text:p>4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7-02T13:22:35.21">
            <text:p>07/02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6">
            <text:p>6</text:p>
          </table:table-cell>
          <table:table-cell table:style-name="ce56" table:formula="of:=SUMPRODUCT([Thong_Tin_Ngay_Nghi_201801.$B$3:.$B$57]=[.$B10];[Thong_Tin_Ngay_Nghi_201801.$C$3:.$C$57]) +  SUMPRODUCT([Thong_Tin_Ngay_Nghi_201802.$B$3:.$B$59]=[.$B10];[Thong_Tin_Ngay_Nghi_201802.$C$3:.$C$59]) + SUMPRODUCT([Thong_Tin_Ngay_Nghi_201803.$B$3:.$B$53]=[.$B10];[Thong_Tin_Ngay_Nghi_201803.$C$3:.$C$53])" office:value-type="float" office:value="3">
            <text:p>3</text:p>
          </table:table-cell>
          <table:table-cell table:style-name="ce57" table:formula="of:=SUMPRODUCT([Thong_Tin_Ngay_Nghi_201801.$B$3:.$B$58]=[.$B10];[Thong_Tin_Ngay_Nghi_201801.$C$3:.$C$58])+SUMPRODUCT([Thong_Tin_Ngay_Nghi_201802.$B$3:.$B$60]=[.$B10];[Thong_Tin_Ngay_Nghi_201802.$C$3:.$C$60])+SUMPRODUCT([Thong_Tin_Ngay_Nghi_201803.$B$3:.$B$54]=[.$B10];[Thong_Tin_Ngay_Nghi_201803.$C$3:.$C$54])+SUMPRODUCT([Thong_Tin_Ngay_Nghi_201804.$B$3:.$B$53]=[.$B10];[Thong_Tin_Ngay_Nghi_201804.$C$3:.$C$53])+SUMPRODUCT([Thong_Tin_Ngay_Nghi_201805.$B$3:.$B$51]=[.$B10];[Thong_Tin_Ngay_Nghi_201805.$C$3:.$C$51])+SUMPRODUCT([Thong_Tin_Ngay_Nghi_201806.$B$3:.$B$55]=[.$B10];[Thong_Tin_Ngay_Nghi_201806.$C$3:.$C$55])+SUMPRODUCT([Thong_Tin_Ngay_Nghi_201807.$B$3:.$B$56]=[.$B10];[Thong_Tin_Ngay_Nghi_201807.$C$3:.$C$56])+SUMPRODUCT([Thong_Tin_Ngay_Nghi_201808.$B$3:.$B$57]=[.$B10];[Thong_Tin_Ngay_Nghi_201808.$C$3:.$C$57])+SUMPRODUCT([Thong_Tin_Ngay_Nghi_201809.$B$3:.$B$53]=[.$B10];[Thong_Tin_Ngay_Nghi_201809.$C$3:.$C$53])+SUMPRODUCT([Thong_Tin_Ngay_Nghi_201810.$B$3:.$B$51]=[.$B10];[Thong_Tin_Ngay_Nghi_201810.$C$3:.$C$51])+SUMPRODUCT([Thong_Tin_Ngay_Nghi_201811.$B$3:.$B$53]=[.$B10];[Thong_Tin_Ngay_Nghi_201811.$C$3:.$C$53])+ SUMPRODUCT([Thong_Tin_Ngay_Nghi_201812.$B$3:.$B$54]=[.$B10];[Thong_Tin_Ngay_Nghi_201812.$C$3:.$C$54])" office:value-type="float" office:value="6">
            <text:p>6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7-02T13:22:35.21">
            <text:p>07/02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6">
            <text:p>6</text:p>
          </table:table-cell>
          <table:table-cell table:style-name="ce56" table:formula="of:=SUMPRODUCT([Thong_Tin_Ngay_Nghi_201801.$B$3:.$B$57]=[.$B11];[Thong_Tin_Ngay_Nghi_201801.$C$3:.$C$57]) +  SUMPRODUCT([Thong_Tin_Ngay_Nghi_201802.$B$3:.$B$59]=[.$B11];[Thong_Tin_Ngay_Nghi_201802.$C$3:.$C$59]) + SUMPRODUCT([Thong_Tin_Ngay_Nghi_201803.$B$3:.$B$53]=[.$B11];[Thong_Tin_Ngay_Nghi_201803.$C$3:.$C$53])" office:value-type="float" office:value="4.5">
            <text:p>4.5</text:p>
          </table:table-cell>
          <table:table-cell table:style-name="ce57" table:formula="of:=SUMPRODUCT([Thong_Tin_Ngay_Nghi_201801.$B$3:.$B$58]=[.$B11];[Thong_Tin_Ngay_Nghi_201801.$C$3:.$C$58])+SUMPRODUCT([Thong_Tin_Ngay_Nghi_201802.$B$3:.$B$60]=[.$B11];[Thong_Tin_Ngay_Nghi_201802.$C$3:.$C$60])+SUMPRODUCT([Thong_Tin_Ngay_Nghi_201803.$B$3:.$B$54]=[.$B11];[Thong_Tin_Ngay_Nghi_201803.$C$3:.$C$54])+SUMPRODUCT([Thong_Tin_Ngay_Nghi_201804.$B$3:.$B$53]=[.$B11];[Thong_Tin_Ngay_Nghi_201804.$C$3:.$C$53])+SUMPRODUCT([Thong_Tin_Ngay_Nghi_201805.$B$3:.$B$51]=[.$B11];[Thong_Tin_Ngay_Nghi_201805.$C$3:.$C$51])+SUMPRODUCT([Thong_Tin_Ngay_Nghi_201806.$B$3:.$B$55]=[.$B11];[Thong_Tin_Ngay_Nghi_201806.$C$3:.$C$55])+SUMPRODUCT([Thong_Tin_Ngay_Nghi_201807.$B$3:.$B$56]=[.$B11];[Thong_Tin_Ngay_Nghi_201807.$C$3:.$C$56])+SUMPRODUCT([Thong_Tin_Ngay_Nghi_201808.$B$3:.$B$57]=[.$B11];[Thong_Tin_Ngay_Nghi_201808.$C$3:.$C$57])+SUMPRODUCT([Thong_Tin_Ngay_Nghi_201809.$B$3:.$B$53]=[.$B11];[Thong_Tin_Ngay_Nghi_201809.$C$3:.$C$53])+SUMPRODUCT([Thong_Tin_Ngay_Nghi_201810.$B$3:.$B$51]=[.$B11];[Thong_Tin_Ngay_Nghi_201810.$C$3:.$C$51])+SUMPRODUCT([Thong_Tin_Ngay_Nghi_201811.$B$3:.$B$53]=[.$B11];[Thong_Tin_Ngay_Nghi_201811.$C$3:.$C$53])+ SUMPRODUCT([Thong_Tin_Ngay_Nghi_201812.$B$3:.$B$54]=[.$B11];[Thong_Tin_Ngay_Nghi_201812.$C$3:.$C$54])" office:value-type="float" office:value="5">
            <text:p>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5.5">
            <text:p>5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7-02T13:22:35.22">
            <text:p>07/02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6">
            <text:p>6</text:p>
          </table:table-cell>
          <table:table-cell table:style-name="ce56" table:formula="of:=SUMPRODUCT([Thong_Tin_Ngay_Nghi_201801.$B$3:.$B$57]=[.$B12];[Thong_Tin_Ngay_Nghi_201801.$C$3:.$C$57]) +  SUMPRODUCT([Thong_Tin_Ngay_Nghi_201802.$B$3:.$B$59]=[.$B12];[Thong_Tin_Ngay_Nghi_201802.$C$3:.$C$59]) + SUMPRODUCT([Thong_Tin_Ngay_Nghi_201803.$B$3:.$B$53]=[.$B12];[Thong_Tin_Ngay_Nghi_201803.$C$3:.$C$53])" office:value-type="float" office:value="3">
            <text:p>3</text:p>
          </table:table-cell>
          <table:table-cell table:style-name="ce57" table:formula="of:=SUMPRODUCT([Thong_Tin_Ngay_Nghi_201801.$B$3:.$B$58]=[.$B12];[Thong_Tin_Ngay_Nghi_201801.$C$3:.$C$58])+SUMPRODUCT([Thong_Tin_Ngay_Nghi_201802.$B$3:.$B$60]=[.$B12];[Thong_Tin_Ngay_Nghi_201802.$C$3:.$C$60])+SUMPRODUCT([Thong_Tin_Ngay_Nghi_201803.$B$3:.$B$54]=[.$B12];[Thong_Tin_Ngay_Nghi_201803.$C$3:.$C$54])+SUMPRODUCT([Thong_Tin_Ngay_Nghi_201804.$B$3:.$B$53]=[.$B12];[Thong_Tin_Ngay_Nghi_201804.$C$3:.$C$53])+SUMPRODUCT([Thong_Tin_Ngay_Nghi_201805.$B$3:.$B$51]=[.$B12];[Thong_Tin_Ngay_Nghi_201805.$C$3:.$C$51])+SUMPRODUCT([Thong_Tin_Ngay_Nghi_201806.$B$3:.$B$55]=[.$B12];[Thong_Tin_Ngay_Nghi_201806.$C$3:.$C$55])+SUMPRODUCT([Thong_Tin_Ngay_Nghi_201807.$B$3:.$B$56]=[.$B12];[Thong_Tin_Ngay_Nghi_201807.$C$3:.$C$56])+SUMPRODUCT([Thong_Tin_Ngay_Nghi_201808.$B$3:.$B$57]=[.$B12];[Thong_Tin_Ngay_Nghi_201808.$C$3:.$C$57])+SUMPRODUCT([Thong_Tin_Ngay_Nghi_201809.$B$3:.$B$53]=[.$B12];[Thong_Tin_Ngay_Nghi_201809.$C$3:.$C$53])+SUMPRODUCT([Thong_Tin_Ngay_Nghi_201810.$B$3:.$B$51]=[.$B12];[Thong_Tin_Ngay_Nghi_201810.$C$3:.$C$51])+SUMPRODUCT([Thong_Tin_Ngay_Nghi_201811.$B$3:.$B$53]=[.$B12];[Thong_Tin_Ngay_Nghi_201811.$C$3:.$C$53])+ SUMPRODUCT([Thong_Tin_Ngay_Nghi_201812.$B$3:.$B$54]=[.$B12];[Thong_Tin_Ngay_Nghi_201812.$C$3:.$C$54])" office:value-type="float" office:value="6.5">
            <text:p>6.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2]+[.L12] +[.K12]+[.M12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3]);DATE(YEAR([.E13]);12;31);NOW())" office:value-type="date" office:date-value="2018-07-02T13:22:35.23">
            <text:p>07/02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6">
            <text:p>6</text:p>
          </table:table-cell>
          <table:table-cell table:style-name="ce56" table:formula="of:=SUMPRODUCT([Thong_Tin_Ngay_Nghi_201801.$B$3:.$B$57]=[.$B13];[Thong_Tin_Ngay_Nghi_201801.$C$3:.$C$57]) +  SUMPRODUCT([Thong_Tin_Ngay_Nghi_201802.$B$3:.$B$59]=[.$B13];[Thong_Tin_Ngay_Nghi_201802.$C$3:.$C$59]) + SUMPRODUCT([Thong_Tin_Ngay_Nghi_201803.$B$3:.$B$53]=[.$B13];[Thong_Tin_Ngay_Nghi_201803.$C$3:.$C$53])" office:value-type="float" office:value="6">
            <text:p>6</text:p>
          </table:table-cell>
          <table:table-cell table:style-name="ce57" table:formula="of:=SUMPRODUCT([Thong_Tin_Ngay_Nghi_201801.$B$3:.$B$58]=[.$B13];[Thong_Tin_Ngay_Nghi_201801.$C$3:.$C$58])+SUMPRODUCT([Thong_Tin_Ngay_Nghi_201802.$B$3:.$B$60]=[.$B13];[Thong_Tin_Ngay_Nghi_201802.$C$3:.$C$60])+SUMPRODUCT([Thong_Tin_Ngay_Nghi_201803.$B$3:.$B$54]=[.$B13];[Thong_Tin_Ngay_Nghi_201803.$C$3:.$C$54])+SUMPRODUCT([Thong_Tin_Ngay_Nghi_201804.$B$3:.$B$53]=[.$B13];[Thong_Tin_Ngay_Nghi_201804.$C$3:.$C$53])+SUMPRODUCT([Thong_Tin_Ngay_Nghi_201805.$B$3:.$B$51]=[.$B13];[Thong_Tin_Ngay_Nghi_201805.$C$3:.$C$51])+SUMPRODUCT([Thong_Tin_Ngay_Nghi_201806.$B$3:.$B$55]=[.$B13];[Thong_Tin_Ngay_Nghi_201806.$C$3:.$C$55])+SUMPRODUCT([Thong_Tin_Ngay_Nghi_201807.$B$3:.$B$56]=[.$B13];[Thong_Tin_Ngay_Nghi_201807.$C$3:.$C$56])+SUMPRODUCT([Thong_Tin_Ngay_Nghi_201808.$B$3:.$B$57]=[.$B13];[Thong_Tin_Ngay_Nghi_201808.$C$3:.$C$57])+SUMPRODUCT([Thong_Tin_Ngay_Nghi_201809.$B$3:.$B$53]=[.$B13];[Thong_Tin_Ngay_Nghi_201809.$C$3:.$C$53])+SUMPRODUCT([Thong_Tin_Ngay_Nghi_201810.$B$3:.$B$51]=[.$B13];[Thong_Tin_Ngay_Nghi_201810.$C$3:.$C$51])+SUMPRODUCT([Thong_Tin_Ngay_Nghi_201811.$B$3:.$B$53]=[.$B13];[Thong_Tin_Ngay_Nghi_201811.$C$3:.$C$53])+ SUMPRODUCT([Thong_Tin_Ngay_Nghi_201812.$B$3:.$B$54]=[.$B13];[Thong_Tin_Ngay_Nghi_201812.$C$3:.$C$54])" office:value-type="float" office:value="9.5">
            <text:p>9.5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3.5">
            <text:p>-3.5</text:p>
          </table:table-cell>
          <table:table-cell table:number-columns-repeated="2" table:style-name="ce49"/>
          <table:table-cell table:style-name="ce64"/>
          <table:table-cell table:style-name="ce48" table:formula="of:=[.J13]+[.L13] +[.K13]+[.M13]" office:value-type="float" office:value="-3.5">
            <text:p>-3.5</text:p>
          </table:table-cell>
          <table:table-cell table:style-name="ce67"/>
          <table:table-cell table:style-name="ce69"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7-02T13:22:35.23">
            <text:p>07/02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6">
            <text:p>6</text:p>
          </table:table-cell>
          <table:table-cell table:style-name="ce56" table:formula="of:=SUMPRODUCT([Thong_Tin_Ngay_Nghi_201801.$B$3:.$B$57]=[.$B14];[Thong_Tin_Ngay_Nghi_201801.$C$3:.$C$57]) +  SUMPRODUCT([Thong_Tin_Ngay_Nghi_201802.$B$3:.$B$59]=[.$B14];[Thong_Tin_Ngay_Nghi_201802.$C$3:.$C$59]) + SUMPRODUCT([Thong_Tin_Ngay_Nghi_201803.$B$3:.$B$53]=[.$B14];[Thong_Tin_Ngay_Nghi_201803.$C$3:.$C$53])" office:value-type="float" office:value="5">
            <text:p>5</text:p>
          </table:table-cell>
          <table:table-cell table:style-name="ce57" table:formula="of:=SUMPRODUCT([Thong_Tin_Ngay_Nghi_201801.$B$3:.$B$58]=[.$B14];[Thong_Tin_Ngay_Nghi_201801.$C$3:.$C$58])+SUMPRODUCT([Thong_Tin_Ngay_Nghi_201802.$B$3:.$B$60]=[.$B14];[Thong_Tin_Ngay_Nghi_201802.$C$3:.$C$60])+SUMPRODUCT([Thong_Tin_Ngay_Nghi_201803.$B$3:.$B$54]=[.$B14];[Thong_Tin_Ngay_Nghi_201803.$C$3:.$C$54])+SUMPRODUCT([Thong_Tin_Ngay_Nghi_201804.$B$3:.$B$53]=[.$B14];[Thong_Tin_Ngay_Nghi_201804.$C$3:.$C$53])+SUMPRODUCT([Thong_Tin_Ngay_Nghi_201805.$B$3:.$B$51]=[.$B14];[Thong_Tin_Ngay_Nghi_201805.$C$3:.$C$51])+SUMPRODUCT([Thong_Tin_Ngay_Nghi_201806.$B$3:.$B$55]=[.$B14];[Thong_Tin_Ngay_Nghi_201806.$C$3:.$C$55])+SUMPRODUCT([Thong_Tin_Ngay_Nghi_201807.$B$3:.$B$56]=[.$B14];[Thong_Tin_Ngay_Nghi_201807.$C$3:.$C$56])+SUMPRODUCT([Thong_Tin_Ngay_Nghi_201808.$B$3:.$B$57]=[.$B14];[Thong_Tin_Ngay_Nghi_201808.$C$3:.$C$57])+SUMPRODUCT([Thong_Tin_Ngay_Nghi_201809.$B$3:.$B$53]=[.$B14];[Thong_Tin_Ngay_Nghi_201809.$C$3:.$C$53])+SUMPRODUCT([Thong_Tin_Ngay_Nghi_201810.$B$3:.$B$51]=[.$B14];[Thong_Tin_Ngay_Nghi_201810.$C$3:.$C$51])+SUMPRODUCT([Thong_Tin_Ngay_Nghi_201811.$B$3:.$B$53]=[.$B14];[Thong_Tin_Ngay_Nghi_201811.$C$3:.$C$53])+ SUMPRODUCT([Thong_Tin_Ngay_Nghi_201812.$B$3:.$B$54]=[.$B14];[Thong_Tin_Ngay_Nghi_201812.$C$3:.$C$54])" office:value-type="float" office:value="9">
            <text:p>9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5]&lt;0;0;[.C15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5]);DATE(YEAR([.E15]);12;31);NOW())" office:value-type="date" office:date-value="2018-07-02T13:22:35.23">
            <text:p>07/02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6">
            <text:p>6</text:p>
          </table:table-cell>
          <table:table-cell table:style-name="ce56" table:formula="of:=SUMPRODUCT([Thong_Tin_Ngay_Nghi_201801.$B$3:.$B$57]=[.$B15];[Thong_Tin_Ngay_Nghi_201801.$C$3:.$C$57]) +  SUMPRODUCT([Thong_Tin_Ngay_Nghi_201802.$B$3:.$B$59]=[.$B15];[Thong_Tin_Ngay_Nghi_201802.$C$3:.$C$59]) + SUMPRODUCT([Thong_Tin_Ngay_Nghi_201803.$B$3:.$B$53]=[.$B15];[Thong_Tin_Ngay_Nghi_201803.$C$3:.$C$53])" office:value-type="float" office:value="7">
            <text:p>7</text:p>
          </table:table-cell>
          <table:table-cell table:style-name="ce57" table:formula="of:=SUMPRODUCT([Thong_Tin_Ngay_Nghi_201801.$B$3:.$B$58]=[.$B15];[Thong_Tin_Ngay_Nghi_201801.$C$3:.$C$58])+SUMPRODUCT([Thong_Tin_Ngay_Nghi_201802.$B$3:.$B$60]=[.$B15];[Thong_Tin_Ngay_Nghi_201802.$C$3:.$C$60])+SUMPRODUCT([Thong_Tin_Ngay_Nghi_201803.$B$3:.$B$54]=[.$B15];[Thong_Tin_Ngay_Nghi_201803.$C$3:.$C$54])+SUMPRODUCT([Thong_Tin_Ngay_Nghi_201804.$B$3:.$B$53]=[.$B15];[Thong_Tin_Ngay_Nghi_201804.$C$3:.$C$53])+SUMPRODUCT([Thong_Tin_Ngay_Nghi_201805.$B$3:.$B$51]=[.$B15];[Thong_Tin_Ngay_Nghi_201805.$C$3:.$C$51])+SUMPRODUCT([Thong_Tin_Ngay_Nghi_201806.$B$3:.$B$55]=[.$B15];[Thong_Tin_Ngay_Nghi_201806.$C$3:.$C$55])+SUMPRODUCT([Thong_Tin_Ngay_Nghi_201807.$B$3:.$B$56]=[.$B15];[Thong_Tin_Ngay_Nghi_201807.$C$3:.$C$56])+SUMPRODUCT([Thong_Tin_Ngay_Nghi_201808.$B$3:.$B$57]=[.$B15];[Thong_Tin_Ngay_Nghi_201808.$C$3:.$C$57])+SUMPRODUCT([Thong_Tin_Ngay_Nghi_201809.$B$3:.$B$53]=[.$B15];[Thong_Tin_Ngay_Nghi_201809.$C$3:.$C$53])+SUMPRODUCT([Thong_Tin_Ngay_Nghi_201810.$B$3:.$B$51]=[.$B15];[Thong_Tin_Ngay_Nghi_201810.$C$3:.$C$51])+SUMPRODUCT([Thong_Tin_Ngay_Nghi_201811.$B$3:.$B$53]=[.$B15];[Thong_Tin_Ngay_Nghi_201811.$C$3:.$C$53])+ SUMPRODUCT([Thong_Tin_Ngay_Nghi_201812.$B$3:.$B$54]=[.$B15];[Thong_Tin_Ngay_Nghi_201812.$C$3:.$C$54])" office:value-type="float" office:value="10">
            <text:p>10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3.5">
            <text:p>-3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5]+[.L15] +[.K15]+[.M15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6]&lt;0;0;[.C1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07-02T13:22:35.23">
            <text:p>07/02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6">
            <text:p>6</text:p>
          </table:table-cell>
          <table:table-cell table:style-name="ce56" table:formula="of:=SUMPRODUCT([Thong_Tin_Ngay_Nghi_201801.$B$3:.$B$57]=[.$B16];[Thong_Tin_Ngay_Nghi_201801.$C$3:.$C$57]) +  SUMPRODUCT([Thong_Tin_Ngay_Nghi_201802.$B$3:.$B$59]=[.$B16];[Thong_Tin_Ngay_Nghi_201802.$C$3:.$C$59]) + SUMPRODUCT([Thong_Tin_Ngay_Nghi_201803.$B$3:.$B$53]=[.$B16];[Thong_Tin_Ngay_Nghi_201803.$C$3:.$C$53])" office:value-type="float" office:value="6.5">
            <text:p>6.5</text:p>
          </table:table-cell>
          <table:table-cell table:style-name="ce57" table:formula="of:=SUMPRODUCT([Thong_Tin_Ngay_Nghi_201801.$B$3:.$B$58]=[.$B16];[Thong_Tin_Ngay_Nghi_201801.$C$3:.$C$58])+SUMPRODUCT([Thong_Tin_Ngay_Nghi_201802.$B$3:.$B$60]=[.$B16];[Thong_Tin_Ngay_Nghi_201802.$C$3:.$C$60])+SUMPRODUCT([Thong_Tin_Ngay_Nghi_201803.$B$3:.$B$54]=[.$B16];[Thong_Tin_Ngay_Nghi_201803.$C$3:.$C$54])+SUMPRODUCT([Thong_Tin_Ngay_Nghi_201804.$B$3:.$B$53]=[.$B16];[Thong_Tin_Ngay_Nghi_201804.$C$3:.$C$53])+SUMPRODUCT([Thong_Tin_Ngay_Nghi_201805.$B$3:.$B$51]=[.$B16];[Thong_Tin_Ngay_Nghi_201805.$C$3:.$C$51])+SUMPRODUCT([Thong_Tin_Ngay_Nghi_201806.$B$3:.$B$55]=[.$B16];[Thong_Tin_Ngay_Nghi_201806.$C$3:.$C$55])+SUMPRODUCT([Thong_Tin_Ngay_Nghi_201807.$B$3:.$B$56]=[.$B16];[Thong_Tin_Ngay_Nghi_201807.$C$3:.$C$56])+SUMPRODUCT([Thong_Tin_Ngay_Nghi_201808.$B$3:.$B$57]=[.$B16];[Thong_Tin_Ngay_Nghi_201808.$C$3:.$C$57])+SUMPRODUCT([Thong_Tin_Ngay_Nghi_201809.$B$3:.$B$53]=[.$B16];[Thong_Tin_Ngay_Nghi_201809.$C$3:.$C$53])+SUMPRODUCT([Thong_Tin_Ngay_Nghi_201810.$B$3:.$B$51]=[.$B16];[Thong_Tin_Ngay_Nghi_201810.$C$3:.$C$51])+SUMPRODUCT([Thong_Tin_Ngay_Nghi_201811.$B$3:.$B$53]=[.$B16];[Thong_Tin_Ngay_Nghi_201811.$C$3:.$C$53])+ SUMPRODUCT([Thong_Tin_Ngay_Nghi_201812.$B$3:.$B$54]=[.$B16];[Thong_Tin_Ngay_Nghi_201812.$C$3:.$C$54])" office:value-type="float" office:value="9.5">
            <text:p>9.5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16]+[.L16] +[.K16]+[.M1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7]&lt;0;0;[.C1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7-02T13:22:35.23">
            <text:p>07/02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6">
            <text:p>6</text:p>
          </table:table-cell>
          <table:table-cell table:style-name="ce56" table:formula="of:=SUMPRODUCT([Thong_Tin_Ngay_Nghi_201801.$B$3:.$B$57]=[.$B17];[Thong_Tin_Ngay_Nghi_201801.$C$3:.$C$57]) +  SUMPRODUCT([Thong_Tin_Ngay_Nghi_201802.$B$3:.$B$59]=[.$B17];[Thong_Tin_Ngay_Nghi_201802.$C$3:.$C$59]) + SUMPRODUCT([Thong_Tin_Ngay_Nghi_201803.$B$3:.$B$53]=[.$B17];[Thong_Tin_Ngay_Nghi_201803.$C$3:.$C$53])" office:value-type="float" office:value="7">
            <text:p>7</text:p>
          </table:table-cell>
          <table:table-cell table:style-name="ce57" table:formula="of:=SUMPRODUCT([Thong_Tin_Ngay_Nghi_201801.$B$3:.$B$58]=[.$B17];[Thong_Tin_Ngay_Nghi_201801.$C$3:.$C$58])+SUMPRODUCT([Thong_Tin_Ngay_Nghi_201802.$B$3:.$B$60]=[.$B17];[Thong_Tin_Ngay_Nghi_201802.$C$3:.$C$60])+SUMPRODUCT([Thong_Tin_Ngay_Nghi_201803.$B$3:.$B$54]=[.$B17];[Thong_Tin_Ngay_Nghi_201803.$C$3:.$C$54])+SUMPRODUCT([Thong_Tin_Ngay_Nghi_201804.$B$3:.$B$53]=[.$B17];[Thong_Tin_Ngay_Nghi_201804.$C$3:.$C$53])+SUMPRODUCT([Thong_Tin_Ngay_Nghi_201805.$B$3:.$B$51]=[.$B17];[Thong_Tin_Ngay_Nghi_201805.$C$3:.$C$51])+SUMPRODUCT([Thong_Tin_Ngay_Nghi_201806.$B$3:.$B$55]=[.$B17];[Thong_Tin_Ngay_Nghi_201806.$C$3:.$C$55])+SUMPRODUCT([Thong_Tin_Ngay_Nghi_201807.$B$3:.$B$56]=[.$B17];[Thong_Tin_Ngay_Nghi_201807.$C$3:.$C$56])+SUMPRODUCT([Thong_Tin_Ngay_Nghi_201808.$B$3:.$B$57]=[.$B17];[Thong_Tin_Ngay_Nghi_201808.$C$3:.$C$57])+SUMPRODUCT([Thong_Tin_Ngay_Nghi_201809.$B$3:.$B$53]=[.$B17];[Thong_Tin_Ngay_Nghi_201809.$C$3:.$C$53])+SUMPRODUCT([Thong_Tin_Ngay_Nghi_201810.$B$3:.$B$51]=[.$B17];[Thong_Tin_Ngay_Nghi_201810.$C$3:.$C$51])+SUMPRODUCT([Thong_Tin_Ngay_Nghi_201811.$B$3:.$B$53]=[.$B17];[Thong_Tin_Ngay_Nghi_201811.$C$3:.$C$53])+ SUMPRODUCT([Thong_Tin_Ngay_Nghi_201812.$B$3:.$B$54]=[.$B17];[Thong_Tin_Ngay_Nghi_201812.$C$3:.$C$54])" office:value-type="float" office:value="14.5">
            <text:p>14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7.5">
            <text:p>-7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7.5">
            <text:p>-7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8]&lt;0;0;[.C18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7-02T13:22:35.23">
            <text:p>07/02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6">
            <text:p>6</text:p>
          </table:table-cell>
          <table:table-cell table:style-name="ce56" table:formula="of:=SUMPRODUCT([Thong_Tin_Ngay_Nghi_201801.$B$3:.$B$57]=[.$B18];[Thong_Tin_Ngay_Nghi_201801.$C$3:.$C$57]) +  SUMPRODUCT([Thong_Tin_Ngay_Nghi_201802.$B$3:.$B$59]=[.$B18];[Thong_Tin_Ngay_Nghi_201802.$C$3:.$C$59]) + SUMPRODUCT([Thong_Tin_Ngay_Nghi_201803.$B$3:.$B$53]=[.$B18];[Thong_Tin_Ngay_Nghi_201803.$C$3:.$C$53])" office:value-type="float" office:value="4.5">
            <text:p>4.5</text:p>
          </table:table-cell>
          <table:table-cell table:style-name="ce57" table:formula="of:=SUMPRODUCT([Thong_Tin_Ngay_Nghi_201801.$B$3:.$B$58]=[.$B18];[Thong_Tin_Ngay_Nghi_201801.$C$3:.$C$58])+SUMPRODUCT([Thong_Tin_Ngay_Nghi_201802.$B$3:.$B$60]=[.$B18];[Thong_Tin_Ngay_Nghi_201802.$C$3:.$C$60])+SUMPRODUCT([Thong_Tin_Ngay_Nghi_201803.$B$3:.$B$54]=[.$B18];[Thong_Tin_Ngay_Nghi_201803.$C$3:.$C$54])+SUMPRODUCT([Thong_Tin_Ngay_Nghi_201804.$B$3:.$B$53]=[.$B18];[Thong_Tin_Ngay_Nghi_201804.$C$3:.$C$53])+SUMPRODUCT([Thong_Tin_Ngay_Nghi_201805.$B$3:.$B$51]=[.$B18];[Thong_Tin_Ngay_Nghi_201805.$C$3:.$C$51])+SUMPRODUCT([Thong_Tin_Ngay_Nghi_201806.$B$3:.$B$55]=[.$B18];[Thong_Tin_Ngay_Nghi_201806.$C$3:.$C$55])+SUMPRODUCT([Thong_Tin_Ngay_Nghi_201807.$B$3:.$B$56]=[.$B18];[Thong_Tin_Ngay_Nghi_201807.$C$3:.$C$56])+SUMPRODUCT([Thong_Tin_Ngay_Nghi_201808.$B$3:.$B$57]=[.$B18];[Thong_Tin_Ngay_Nghi_201808.$C$3:.$C$57])+SUMPRODUCT([Thong_Tin_Ngay_Nghi_201809.$B$3:.$B$53]=[.$B18];[Thong_Tin_Ngay_Nghi_201809.$C$3:.$C$53])+SUMPRODUCT([Thong_Tin_Ngay_Nghi_201810.$B$3:.$B$51]=[.$B18];[Thong_Tin_Ngay_Nghi_201810.$C$3:.$C$51])+SUMPRODUCT([Thong_Tin_Ngay_Nghi_201811.$B$3:.$B$53]=[.$B18];[Thong_Tin_Ngay_Nghi_201811.$C$3:.$C$53])+ SUMPRODUCT([Thong_Tin_Ngay_Nghi_201812.$B$3:.$B$54]=[.$B18];[Thong_Tin_Ngay_Nghi_201812.$C$3:.$C$54])" office:value-type="float" office:value="7">
            <text:p>7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7-02T13:22:35.23">
            <text:p>07/02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6">
            <text:p>6</text:p>
          </table:table-cell>
          <table:table-cell table:style-name="ce56" table:formula="of:=SUMPRODUCT([Thong_Tin_Ngay_Nghi_201801.$B$3:.$B$57]=[.$B19];[Thong_Tin_Ngay_Nghi_201801.$C$3:.$C$57]) +  SUMPRODUCT([Thong_Tin_Ngay_Nghi_201802.$B$3:.$B$59]=[.$B19];[Thong_Tin_Ngay_Nghi_201802.$C$3:.$C$59]) + SUMPRODUCT([Thong_Tin_Ngay_Nghi_201803.$B$3:.$B$53]=[.$B19];[Thong_Tin_Ngay_Nghi_201803.$C$3:.$C$53])" office:value-type="float" office:value="21">
            <text:p>21</text:p>
          </table:table-cell>
          <table:table-cell table:style-name="ce57" table:formula="of:=SUMPRODUCT([Thong_Tin_Ngay_Nghi_201801.$B$3:.$B$58]=[.$B19];[Thong_Tin_Ngay_Nghi_201801.$C$3:.$C$58])+SUMPRODUCT([Thong_Tin_Ngay_Nghi_201802.$B$3:.$B$60]=[.$B19];[Thong_Tin_Ngay_Nghi_201802.$C$3:.$C$60])+SUMPRODUCT([Thong_Tin_Ngay_Nghi_201803.$B$3:.$B$54]=[.$B19];[Thong_Tin_Ngay_Nghi_201803.$C$3:.$C$54])+SUMPRODUCT([Thong_Tin_Ngay_Nghi_201804.$B$3:.$B$53]=[.$B19];[Thong_Tin_Ngay_Nghi_201804.$C$3:.$C$53])+SUMPRODUCT([Thong_Tin_Ngay_Nghi_201805.$B$3:.$B$51]=[.$B19];[Thong_Tin_Ngay_Nghi_201805.$C$3:.$C$51])+SUMPRODUCT([Thong_Tin_Ngay_Nghi_201806.$B$3:.$B$55]=[.$B19];[Thong_Tin_Ngay_Nghi_201806.$C$3:.$C$55])+SUMPRODUCT([Thong_Tin_Ngay_Nghi_201807.$B$3:.$B$56]=[.$B19];[Thong_Tin_Ngay_Nghi_201807.$C$3:.$C$56])+SUMPRODUCT([Thong_Tin_Ngay_Nghi_201808.$B$3:.$B$57]=[.$B19];[Thong_Tin_Ngay_Nghi_201808.$C$3:.$C$57])+SUMPRODUCT([Thong_Tin_Ngay_Nghi_201809.$B$3:.$B$53]=[.$B19];[Thong_Tin_Ngay_Nghi_201809.$C$3:.$C$53])+SUMPRODUCT([Thong_Tin_Ngay_Nghi_201810.$B$3:.$B$51]=[.$B19];[Thong_Tin_Ngay_Nghi_201810.$C$3:.$C$51])+SUMPRODUCT([Thong_Tin_Ngay_Nghi_201811.$B$3:.$B$53]=[.$B19];[Thong_Tin_Ngay_Nghi_201811.$C$3:.$C$53])+ SUMPRODUCT([Thong_Tin_Ngay_Nghi_201812.$B$3:.$B$54]=[.$B19];[Thong_Tin_Ngay_Nghi_201812.$C$3:.$C$54])" office:value-type="float" office:value="45">
            <text:p>4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39">
            <text:p>-39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9]+[.L19] +[.K19]+[.M19]" office:value-type="float" office:value="-38">
            <text:p>-38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0]&lt;0;0;[.C20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7-02T13:22:35.24">
            <text:p>07/02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6">
            <text:p>6</text:p>
          </table:table-cell>
          <table:table-cell table:style-name="ce56" table:formula="of:=SUMPRODUCT([Thong_Tin_Ngay_Nghi_201801.$B$3:.$B$57]=[.$B20];[Thong_Tin_Ngay_Nghi_201801.$C$3:.$C$57]) +  SUMPRODUCT([Thong_Tin_Ngay_Nghi_201802.$B$3:.$B$59]=[.$B20];[Thong_Tin_Ngay_Nghi_201802.$C$3:.$C$59]) + SUMPRODUCT([Thong_Tin_Ngay_Nghi_201803.$B$3:.$B$53]=[.$B20];[Thong_Tin_Ngay_Nghi_201803.$C$3:.$C$53])" office:value-type="float" office:value="6.5">
            <text:p>6.5</text:p>
          </table:table-cell>
          <table:table-cell table:style-name="ce57" table:formula="of:=SUMPRODUCT([Thong_Tin_Ngay_Nghi_201801.$B$3:.$B$58]=[.$B20];[Thong_Tin_Ngay_Nghi_201801.$C$3:.$C$58])+SUMPRODUCT([Thong_Tin_Ngay_Nghi_201802.$B$3:.$B$60]=[.$B20];[Thong_Tin_Ngay_Nghi_201802.$C$3:.$C$60])+SUMPRODUCT([Thong_Tin_Ngay_Nghi_201803.$B$3:.$B$54]=[.$B20];[Thong_Tin_Ngay_Nghi_201803.$C$3:.$C$54])+SUMPRODUCT([Thong_Tin_Ngay_Nghi_201804.$B$3:.$B$53]=[.$B20];[Thong_Tin_Ngay_Nghi_201804.$C$3:.$C$53])+SUMPRODUCT([Thong_Tin_Ngay_Nghi_201805.$B$3:.$B$51]=[.$B20];[Thong_Tin_Ngay_Nghi_201805.$C$3:.$C$51])+SUMPRODUCT([Thong_Tin_Ngay_Nghi_201806.$B$3:.$B$55]=[.$B20];[Thong_Tin_Ngay_Nghi_201806.$C$3:.$C$55])+SUMPRODUCT([Thong_Tin_Ngay_Nghi_201807.$B$3:.$B$56]=[.$B20];[Thong_Tin_Ngay_Nghi_201807.$C$3:.$C$56])+SUMPRODUCT([Thong_Tin_Ngay_Nghi_201808.$B$3:.$B$57]=[.$B20];[Thong_Tin_Ngay_Nghi_201808.$C$3:.$C$57])+SUMPRODUCT([Thong_Tin_Ngay_Nghi_201809.$B$3:.$B$53]=[.$B20];[Thong_Tin_Ngay_Nghi_201809.$C$3:.$C$53])+SUMPRODUCT([Thong_Tin_Ngay_Nghi_201810.$B$3:.$B$51]=[.$B20];[Thong_Tin_Ngay_Nghi_201810.$C$3:.$C$51])+SUMPRODUCT([Thong_Tin_Ngay_Nghi_201811.$B$3:.$B$53]=[.$B20];[Thong_Tin_Ngay_Nghi_201811.$C$3:.$C$53])+ SUMPRODUCT([Thong_Tin_Ngay_Nghi_201812.$B$3:.$B$54]=[.$B20];[Thong_Tin_Ngay_Nghi_201812.$C$3:.$C$54])" office:value-type="float" office:value="12">
            <text:p>12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1]&lt;0;0;[.C21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7-02T13:22:35.24">
            <text:p>07/02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6">
            <text:p>6</text:p>
          </table:table-cell>
          <table:table-cell table:style-name="ce56" table:formula="of:=SUMPRODUCT([Thong_Tin_Ngay_Nghi_201801.$B$3:.$B$57]=[.$B21];[Thong_Tin_Ngay_Nghi_201801.$C$3:.$C$57]) +  SUMPRODUCT([Thong_Tin_Ngay_Nghi_201802.$B$3:.$B$59]=[.$B21];[Thong_Tin_Ngay_Nghi_201802.$C$3:.$C$59]) + SUMPRODUCT([Thong_Tin_Ngay_Nghi_201803.$B$3:.$B$53]=[.$B21];[Thong_Tin_Ngay_Nghi_201803.$C$3:.$C$53])" office:value-type="float" office:value="4">
            <text:p>4</text:p>
          </table:table-cell>
          <table:table-cell table:style-name="ce57" table:formula="of:=SUMPRODUCT([Thong_Tin_Ngay_Nghi_201801.$B$3:.$B$58]=[.$B21];[Thong_Tin_Ngay_Nghi_201801.$C$3:.$C$58])+SUMPRODUCT([Thong_Tin_Ngay_Nghi_201802.$B$3:.$B$60]=[.$B21];[Thong_Tin_Ngay_Nghi_201802.$C$3:.$C$60])+SUMPRODUCT([Thong_Tin_Ngay_Nghi_201803.$B$3:.$B$54]=[.$B21];[Thong_Tin_Ngay_Nghi_201803.$C$3:.$C$54])+SUMPRODUCT([Thong_Tin_Ngay_Nghi_201804.$B$3:.$B$53]=[.$B21];[Thong_Tin_Ngay_Nghi_201804.$C$3:.$C$53])+SUMPRODUCT([Thong_Tin_Ngay_Nghi_201805.$B$3:.$B$51]=[.$B21];[Thong_Tin_Ngay_Nghi_201805.$C$3:.$C$51])+SUMPRODUCT([Thong_Tin_Ngay_Nghi_201806.$B$3:.$B$55]=[.$B21];[Thong_Tin_Ngay_Nghi_201806.$C$3:.$C$55])+SUMPRODUCT([Thong_Tin_Ngay_Nghi_201807.$B$3:.$B$56]=[.$B21];[Thong_Tin_Ngay_Nghi_201807.$C$3:.$C$56])+SUMPRODUCT([Thong_Tin_Ngay_Nghi_201808.$B$3:.$B$57]=[.$B21];[Thong_Tin_Ngay_Nghi_201808.$C$3:.$C$57])+SUMPRODUCT([Thong_Tin_Ngay_Nghi_201809.$B$3:.$B$53]=[.$B21];[Thong_Tin_Ngay_Nghi_201809.$C$3:.$C$53])+SUMPRODUCT([Thong_Tin_Ngay_Nghi_201810.$B$3:.$B$51]=[.$B21];[Thong_Tin_Ngay_Nghi_201810.$C$3:.$C$51])+SUMPRODUCT([Thong_Tin_Ngay_Nghi_201811.$B$3:.$B$53]=[.$B21];[Thong_Tin_Ngay_Nghi_201811.$C$3:.$C$53])+ SUMPRODUCT([Thong_Tin_Ngay_Nghi_201812.$B$3:.$B$54]=[.$B21];[Thong_Tin_Ngay_Nghi_201812.$C$3:.$C$54])" office:value-type="float" office:value="6">
            <text:p>6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4">
            <text:p>4</text:p>
          </table:table-cell>
          <table:table-cell table:style-name="ce68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7-02T13:22:35.24">
            <text:p>07/02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6">
            <text:p>6</text:p>
          </table:table-cell>
          <table:table-cell table:style-name="ce56" table:formula="of:=SUMPRODUCT([Thong_Tin_Ngay_Nghi_201801.$B$3:.$B$57]=[.$B22];[Thong_Tin_Ngay_Nghi_201801.$C$3:.$C$57]) +  SUMPRODUCT([Thong_Tin_Ngay_Nghi_201802.$B$3:.$B$59]=[.$B22];[Thong_Tin_Ngay_Nghi_201802.$C$3:.$C$59]) + SUMPRODUCT([Thong_Tin_Ngay_Nghi_201803.$B$3:.$B$53]=[.$B22];[Thong_Tin_Ngay_Nghi_201803.$C$3:.$C$53])" office:value-type="float" office:value="2.5">
            <text:p>2.5</text:p>
          </table:table-cell>
          <table:table-cell table:style-name="ce57" table:formula="of:=SUMPRODUCT([Thong_Tin_Ngay_Nghi_201801.$B$3:.$B$58]=[.$B22];[Thong_Tin_Ngay_Nghi_201801.$C$3:.$C$58])+SUMPRODUCT([Thong_Tin_Ngay_Nghi_201802.$B$3:.$B$60]=[.$B22];[Thong_Tin_Ngay_Nghi_201802.$C$3:.$C$60])+SUMPRODUCT([Thong_Tin_Ngay_Nghi_201803.$B$3:.$B$54]=[.$B22];[Thong_Tin_Ngay_Nghi_201803.$C$3:.$C$54])+SUMPRODUCT([Thong_Tin_Ngay_Nghi_201804.$B$3:.$B$53]=[.$B22];[Thong_Tin_Ngay_Nghi_201804.$C$3:.$C$53])+SUMPRODUCT([Thong_Tin_Ngay_Nghi_201805.$B$3:.$B$51]=[.$B22];[Thong_Tin_Ngay_Nghi_201805.$C$3:.$C$51])+SUMPRODUCT([Thong_Tin_Ngay_Nghi_201806.$B$3:.$B$55]=[.$B22];[Thong_Tin_Ngay_Nghi_201806.$C$3:.$C$55])+SUMPRODUCT([Thong_Tin_Ngay_Nghi_201807.$B$3:.$B$56]=[.$B22];[Thong_Tin_Ngay_Nghi_201807.$C$3:.$C$56])+SUMPRODUCT([Thong_Tin_Ngay_Nghi_201808.$B$3:.$B$57]=[.$B22];[Thong_Tin_Ngay_Nghi_201808.$C$3:.$C$57])+SUMPRODUCT([Thong_Tin_Ngay_Nghi_201809.$B$3:.$B$53]=[.$B22];[Thong_Tin_Ngay_Nghi_201809.$C$3:.$C$53])+SUMPRODUCT([Thong_Tin_Ngay_Nghi_201810.$B$3:.$B$51]=[.$B22];[Thong_Tin_Ngay_Nghi_201810.$C$3:.$C$51])+SUMPRODUCT([Thong_Tin_Ngay_Nghi_201811.$B$3:.$B$53]=[.$B22];[Thong_Tin_Ngay_Nghi_201811.$C$3:.$C$53])+ SUMPRODUCT([Thong_Tin_Ngay_Nghi_201812.$B$3:.$B$54]=[.$B22];[Thong_Tin_Ngay_Nghi_201812.$C$3:.$C$54])" office:value-type="float" office:value="7">
            <text:p>7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3]&lt;0;0;[.C23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7-02T13:22:35.24">
            <text:p>07/02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6">
            <text:p>6</text:p>
          </table:table-cell>
          <table:table-cell table:style-name="ce57" table:formula="of:=SUMPRODUCT([Thong_Tin_Ngay_Nghi_201801.$B$3:.$B$58]=[.$B23];[Thong_Tin_Ngay_Nghi_201801.$C$3:.$C$58])+ SUMPRODUCT([Thong_Tin_Ngay_Nghi_201802.$B$3:.$B$60]=[.$B23];[Thong_Tin_Ngay_Nghi_201802.$C$3:.$C$60])+ SUMPRODUCT([Thong_Tin_Ngay_Nghi_201803.$B$3:.$B$54]=[.$B23];[Thong_Tin_Ngay_Nghi_201803.$C$3:.$C$54])+ SUMPRODUCT([Thong_Tin_Ngay_Nghi_201804.$B$3:.$B$53]=[.$B23];[Thong_Tin_Ngay_Nghi_201804.$C$3:.$C$53])+ SUMPRODUCT([Thong_Tin_Ngay_Nghi_201805.$B$3:.$B$51]=[.$B23];[Thong_Tin_Ngay_Nghi_201805.$C$3:.$C$51])" office:value-type="float" office:value="7">
            <text:p>7</text:p>
          </table:table-cell>
          <table:table-cell table:style-name="ce57" table:formula="of:=SUMPRODUCT([Thong_Tin_Ngay_Nghi_201801.$B$3:.$B$58]=[.$B23];[Thong_Tin_Ngay_Nghi_201801.$C$3:.$C$58])+SUMPRODUCT([Thong_Tin_Ngay_Nghi_201802.$B$3:.$B$60]=[.$B23];[Thong_Tin_Ngay_Nghi_201802.$C$3:.$C$60])+SUMPRODUCT([Thong_Tin_Ngay_Nghi_201803.$B$3:.$B$54]=[.$B23];[Thong_Tin_Ngay_Nghi_201803.$C$3:.$C$54])+SUMPRODUCT([Thong_Tin_Ngay_Nghi_201804.$B$3:.$B$53]=[.$B23];[Thong_Tin_Ngay_Nghi_201804.$C$3:.$C$53])+SUMPRODUCT([Thong_Tin_Ngay_Nghi_201805.$B$3:.$B$51]=[.$B23];[Thong_Tin_Ngay_Nghi_201805.$C$3:.$C$51])+SUMPRODUCT([Thong_Tin_Ngay_Nghi_201806.$B$3:.$B$55]=[.$B23];[Thong_Tin_Ngay_Nghi_201806.$C$3:.$C$55])+SUMPRODUCT([Thong_Tin_Ngay_Nghi_201807.$B$3:.$B$56]=[.$B23];[Thong_Tin_Ngay_Nghi_201807.$C$3:.$C$56])+SUMPRODUCT([Thong_Tin_Ngay_Nghi_201808.$B$3:.$B$57]=[.$B23];[Thong_Tin_Ngay_Nghi_201808.$C$3:.$C$57])+SUMPRODUCT([Thong_Tin_Ngay_Nghi_201809.$B$3:.$B$53]=[.$B23];[Thong_Tin_Ngay_Nghi_201809.$C$3:.$C$53])+SUMPRODUCT([Thong_Tin_Ngay_Nghi_201810.$B$3:.$B$51]=[.$B23];[Thong_Tin_Ngay_Nghi_201810.$C$3:.$C$51])+SUMPRODUCT([Thong_Tin_Ngay_Nghi_201811.$B$3:.$B$53]=[.$B23];[Thong_Tin_Ngay_Nghi_201811.$C$3:.$C$53])+ SUMPRODUCT([Thong_Tin_Ngay_Nghi_201812.$B$3:.$B$54]=[.$B23];[Thong_Tin_Ngay_Nghi_201812.$C$3:.$C$54])" office:value-type="float" office:value="7">
            <text:p>7</text:p>
          </table:table-cell>
          <table:table-cell table:style-name="ce48" table:formula="of:=IF(DATE(YEAR([.F23]);MONTH([.F23]);DAY([.F23]))&lt;=DATE(YEAR([.F23]);5;31); [.D23]-[.H23] + [.G23]; IF([.H23]-[.D23]&lt;0;[.H23] + [.G23] -[.I23];[.G23]+[.D23]-[.I23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4]&lt;0;0;[.C2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7-02T13:22:35.24">
            <text:p>07/02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6">
            <text:p>6</text:p>
          </table:table-cell>
          <table:table-cell table:style-name="ce56" table:formula="of:=SUMPRODUCT([Thong_Tin_Ngay_Nghi_201801.$B$3:.$B$57]=[.$B24];[Thong_Tin_Ngay_Nghi_201801.$C$3:.$C$57]) +  SUMPRODUCT([Thong_Tin_Ngay_Nghi_201802.$B$3:.$B$59]=[.$B24];[Thong_Tin_Ngay_Nghi_201802.$C$3:.$C$59]) + SUMPRODUCT([Thong_Tin_Ngay_Nghi_201803.$B$3:.$B$53]=[.$B24];[Thong_Tin_Ngay_Nghi_201803.$C$3:.$C$53])" office:value-type="float" office:value="12.5">
            <text:p>12.5</text:p>
          </table:table-cell>
          <table:table-cell table:style-name="ce57" table:formula="of:=SUMPRODUCT([Thong_Tin_Ngay_Nghi_201801.$B$3:.$B$58]=[.$B24];[Thong_Tin_Ngay_Nghi_201801.$C$3:.$C$58])+SUMPRODUCT([Thong_Tin_Ngay_Nghi_201802.$B$3:.$B$60]=[.$B24];[Thong_Tin_Ngay_Nghi_201802.$C$3:.$C$60])+SUMPRODUCT([Thong_Tin_Ngay_Nghi_201803.$B$3:.$B$54]=[.$B24];[Thong_Tin_Ngay_Nghi_201803.$C$3:.$C$54])+SUMPRODUCT([Thong_Tin_Ngay_Nghi_201804.$B$3:.$B$53]=[.$B24];[Thong_Tin_Ngay_Nghi_201804.$C$3:.$C$53])+SUMPRODUCT([Thong_Tin_Ngay_Nghi_201805.$B$3:.$B$51]=[.$B24];[Thong_Tin_Ngay_Nghi_201805.$C$3:.$C$51])+SUMPRODUCT([Thong_Tin_Ngay_Nghi_201806.$B$3:.$B$55]=[.$B24];[Thong_Tin_Ngay_Nghi_201806.$C$3:.$C$55])+SUMPRODUCT([Thong_Tin_Ngay_Nghi_201807.$B$3:.$B$56]=[.$B24];[Thong_Tin_Ngay_Nghi_201807.$C$3:.$C$56])+SUMPRODUCT([Thong_Tin_Ngay_Nghi_201808.$B$3:.$B$57]=[.$B24];[Thong_Tin_Ngay_Nghi_201808.$C$3:.$C$57])+SUMPRODUCT([Thong_Tin_Ngay_Nghi_201809.$B$3:.$B$53]=[.$B24];[Thong_Tin_Ngay_Nghi_201809.$C$3:.$C$53])+SUMPRODUCT([Thong_Tin_Ngay_Nghi_201810.$B$3:.$B$51]=[.$B24];[Thong_Tin_Ngay_Nghi_201810.$C$3:.$C$51])+SUMPRODUCT([Thong_Tin_Ngay_Nghi_201811.$B$3:.$B$53]=[.$B24];[Thong_Tin_Ngay_Nghi_201811.$C$3:.$C$53])+ SUMPRODUCT([Thong_Tin_Ngay_Nghi_201812.$B$3:.$B$54]=[.$B24];[Thong_Tin_Ngay_Nghi_201812.$C$3:.$C$54])" office:value-type="float" office:value="14">
            <text:p>14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-8">
            <text:p>-8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-8">
            <text:p>-8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7-02T13:22:35.24">
            <text:p>07/02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6">
            <text:p>6</text:p>
          </table:table-cell>
          <table:table-cell table:style-name="ce56" table:formula="of:=SUMPRODUCT([Thong_Tin_Ngay_Nghi_201801.$B$3:.$B$57]=[.$B25];[Thong_Tin_Ngay_Nghi_201801.$C$3:.$C$57]) +  SUMPRODUCT([Thong_Tin_Ngay_Nghi_201802.$B$3:.$B$59]=[.$B25];[Thong_Tin_Ngay_Nghi_201802.$C$3:.$C$59]) + SUMPRODUCT([Thong_Tin_Ngay_Nghi_201803.$B$3:.$B$53]=[.$B25];[Thong_Tin_Ngay_Nghi_201803.$C$3:.$C$53])" office:value-type="float" office:value="2">
            <text:p>2</text:p>
          </table:table-cell>
          <table:table-cell table:style-name="ce57" table:formula="of:=SUMPRODUCT([Thong_Tin_Ngay_Nghi_201801.$B$3:.$B$58]=[.$B25];[Thong_Tin_Ngay_Nghi_201801.$C$3:.$C$58])+SUMPRODUCT([Thong_Tin_Ngay_Nghi_201802.$B$3:.$B$60]=[.$B25];[Thong_Tin_Ngay_Nghi_201802.$C$3:.$C$60])+SUMPRODUCT([Thong_Tin_Ngay_Nghi_201803.$B$3:.$B$54]=[.$B25];[Thong_Tin_Ngay_Nghi_201803.$C$3:.$C$54])+SUMPRODUCT([Thong_Tin_Ngay_Nghi_201804.$B$3:.$B$53]=[.$B25];[Thong_Tin_Ngay_Nghi_201804.$C$3:.$C$53])+SUMPRODUCT([Thong_Tin_Ngay_Nghi_201805.$B$3:.$B$51]=[.$B25];[Thong_Tin_Ngay_Nghi_201805.$C$3:.$C$51])+SUMPRODUCT([Thong_Tin_Ngay_Nghi_201806.$B$3:.$B$55]=[.$B25];[Thong_Tin_Ngay_Nghi_201806.$C$3:.$C$55])+SUMPRODUCT([Thong_Tin_Ngay_Nghi_201807.$B$3:.$B$56]=[.$B25];[Thong_Tin_Ngay_Nghi_201807.$C$3:.$C$56])+SUMPRODUCT([Thong_Tin_Ngay_Nghi_201808.$B$3:.$B$57]=[.$B25];[Thong_Tin_Ngay_Nghi_201808.$C$3:.$C$57])+SUMPRODUCT([Thong_Tin_Ngay_Nghi_201809.$B$3:.$B$53]=[.$B25];[Thong_Tin_Ngay_Nghi_201809.$C$3:.$C$53])+SUMPRODUCT([Thong_Tin_Ngay_Nghi_201810.$B$3:.$B$51]=[.$B25];[Thong_Tin_Ngay_Nghi_201810.$C$3:.$C$51])+SUMPRODUCT([Thong_Tin_Ngay_Nghi_201811.$B$3:.$B$53]=[.$B25];[Thong_Tin_Ngay_Nghi_201811.$C$3:.$C$53])+ SUMPRODUCT([Thong_Tin_Ngay_Nghi_201812.$B$3:.$B$54]=[.$B25];[Thong_Tin_Ngay_Nghi_201812.$C$3:.$C$54])" office:value-type="float" office:value="7.5">
            <text:p>7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6]&lt;0;0;[.C26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7-02T13:22:35.25">
            <text:p>07/02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6">
            <text:p>6</text:p>
          </table:table-cell>
          <table:table-cell table:style-name="ce56" table:formula="of:=SUMPRODUCT([Thong_Tin_Ngay_Nghi_201801.$B$3:.$B$57]=[.$B26];[Thong_Tin_Ngay_Nghi_201801.$C$3:.$C$57]) +  SUMPRODUCT([Thong_Tin_Ngay_Nghi_201802.$B$3:.$B$59]=[.$B26];[Thong_Tin_Ngay_Nghi_201802.$C$3:.$C$59]) + SUMPRODUCT([Thong_Tin_Ngay_Nghi_201803.$B$3:.$B$53]=[.$B26];[Thong_Tin_Ngay_Nghi_201803.$C$3:.$C$53])" office:value-type="float" office:value="7.5">
            <text:p>7.5</text:p>
          </table:table-cell>
          <table:table-cell table:style-name="ce57" table:formula="of:=SUMPRODUCT([Thong_Tin_Ngay_Nghi_201801.$B$3:.$B$58]=[.$B26];[Thong_Tin_Ngay_Nghi_201801.$C$3:.$C$58])+SUMPRODUCT([Thong_Tin_Ngay_Nghi_201802.$B$3:.$B$60]=[.$B26];[Thong_Tin_Ngay_Nghi_201802.$C$3:.$C$60])+SUMPRODUCT([Thong_Tin_Ngay_Nghi_201803.$B$3:.$B$54]=[.$B26];[Thong_Tin_Ngay_Nghi_201803.$C$3:.$C$54])+SUMPRODUCT([Thong_Tin_Ngay_Nghi_201804.$B$3:.$B$53]=[.$B26];[Thong_Tin_Ngay_Nghi_201804.$C$3:.$C$53])+SUMPRODUCT([Thong_Tin_Ngay_Nghi_201805.$B$3:.$B$51]=[.$B26];[Thong_Tin_Ngay_Nghi_201805.$C$3:.$C$51])+SUMPRODUCT([Thong_Tin_Ngay_Nghi_201806.$B$3:.$B$55]=[.$B26];[Thong_Tin_Ngay_Nghi_201806.$C$3:.$C$55])+SUMPRODUCT([Thong_Tin_Ngay_Nghi_201807.$B$3:.$B$56]=[.$B26];[Thong_Tin_Ngay_Nghi_201807.$C$3:.$C$56])+SUMPRODUCT([Thong_Tin_Ngay_Nghi_201808.$B$3:.$B$57]=[.$B26];[Thong_Tin_Ngay_Nghi_201808.$C$3:.$C$57])+SUMPRODUCT([Thong_Tin_Ngay_Nghi_201809.$B$3:.$B$53]=[.$B26];[Thong_Tin_Ngay_Nghi_201809.$C$3:.$C$53])+SUMPRODUCT([Thong_Tin_Ngay_Nghi_201810.$B$3:.$B$51]=[.$B26];[Thong_Tin_Ngay_Nghi_201810.$C$3:.$C$51])+SUMPRODUCT([Thong_Tin_Ngay_Nghi_201811.$B$3:.$B$53]=[.$B26];[Thong_Tin_Ngay_Nghi_201811.$C$3:.$C$53])+ SUMPRODUCT([Thong_Tin_Ngay_Nghi_201812.$B$3:.$B$54]=[.$B26];[Thong_Tin_Ngay_Nghi_201812.$C$3:.$C$54])" office:value-type="float" office:value="7.5">
            <text:p>7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7]&lt;0;0;[.C27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7-02T13:22:35.25">
            <text:p>07/02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6">
            <text:p>6</text:p>
          </table:table-cell>
          <table:table-cell table:style-name="ce56" table:formula="of:=SUMPRODUCT([Thong_Tin_Ngay_Nghi_201801.$B$3:.$B$58]=[.$B27];[Thong_Tin_Ngay_Nghi_201801.$C$3:.$C$58]) +SUMPRODUCT([Thong_Tin_Ngay_Nghi_201802.$B$3:.$B$60]=[.$B27];[Thong_Tin_Ngay_Nghi_201802.$C$3:.$C$60]) +SUMPRODUCT([Thong_Tin_Ngay_Nghi_201803.$B$3:.$B$54]=[.$B27];[Thong_Tin_Ngay_Nghi_201803.$C$3:.$C$54]) +SUMPRODUCT([Thong_Tin_Ngay_Nghi_201804.$B$3:.$B$53]=[.$B27];[Thong_Tin_Ngay_Nghi_201804.$C$3:.$C$53]) +SUMPRODUCT([Thong_Tin_Ngay_Nghi_201805.$B$3:.$B$51]=[.$B27];[Thong_Tin_Ngay_Nghi_201805.$C$3:.$C$51]) +SUMPRODUCT([Thong_Tin_Ngay_Nghi_201806.$B$3:.$B$55]=[.$B27];[Thong_Tin_Ngay_Nghi_201806.$C$3:.$C$55])" office:value-type="float" office:value="9.5">
            <text:p>9.5</text:p>
          </table:table-cell>
          <table:table-cell table:style-name="ce57" table:formula="of:=SUMPRODUCT([Thong_Tin_Ngay_Nghi_201801.$B$3:.$B$58]=[.$B27];[Thong_Tin_Ngay_Nghi_201801.$C$3:.$C$58])+SUMPRODUCT([Thong_Tin_Ngay_Nghi_201802.$B$3:.$B$60]=[.$B27];[Thong_Tin_Ngay_Nghi_201802.$C$3:.$C$60])+SUMPRODUCT([Thong_Tin_Ngay_Nghi_201803.$B$3:.$B$54]=[.$B27];[Thong_Tin_Ngay_Nghi_201803.$C$3:.$C$54])+SUMPRODUCT([Thong_Tin_Ngay_Nghi_201804.$B$3:.$B$53]=[.$B27];[Thong_Tin_Ngay_Nghi_201804.$C$3:.$C$53])+SUMPRODUCT([Thong_Tin_Ngay_Nghi_201805.$B$3:.$B$51]=[.$B27];[Thong_Tin_Ngay_Nghi_201805.$C$3:.$C$51])+SUMPRODUCT([Thong_Tin_Ngay_Nghi_201806.$B$3:.$B$55]=[.$B27];[Thong_Tin_Ngay_Nghi_201806.$C$3:.$C$55])+SUMPRODUCT([Thong_Tin_Ngay_Nghi_201807.$B$3:.$B$56]=[.$B27];[Thong_Tin_Ngay_Nghi_201807.$C$3:.$C$56])+SUMPRODUCT([Thong_Tin_Ngay_Nghi_201808.$B$3:.$B$57]=[.$B27];[Thong_Tin_Ngay_Nghi_201808.$C$3:.$C$57])+SUMPRODUCT([Thong_Tin_Ngay_Nghi_201809.$B$3:.$B$53]=[.$B27];[Thong_Tin_Ngay_Nghi_201809.$C$3:.$C$53])+SUMPRODUCT([Thong_Tin_Ngay_Nghi_201810.$B$3:.$B$51]=[.$B27];[Thong_Tin_Ngay_Nghi_201810.$C$3:.$C$51])+SUMPRODUCT([Thong_Tin_Ngay_Nghi_201811.$B$3:.$B$53]=[.$B27];[Thong_Tin_Ngay_Nghi_201811.$C$3:.$C$53])+ SUMPRODUCT([Thong_Tin_Ngay_Nghi_201812.$B$3:.$B$54]=[.$B27];[Thong_Tin_Ngay_Nghi_201812.$C$3:.$C$54])" office:value-type="float" office:value="9.5">
            <text:p>9.5</text:p>
          </table:table-cell>
          <table:table-cell table:style-name="ce48" table:formula="of:=IF(DATE(YEAR([.F27]);MONTH([.F27]);DAY([.F27]))&lt;=DATE(YEAR([.F27]);6;30); [.D27]-[.H27] + [.G27]; IF([.H27]-[.D27]&lt;0;[.H27] + [.G27] -[.I27];[.G27]+[.D27]-[.I27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7-02T13:22:35.25">
            <text:p>07/02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6">
            <text:p>6</text:p>
          </table:table-cell>
          <table:table-cell table:style-name="ce56" table:formula="of:=SUMPRODUCT([Thong_Tin_Ngay_Nghi_201801.$B$3:.$B$57]=[.$B28];[Thong_Tin_Ngay_Nghi_201801.$C$3:.$C$57]) +  SUMPRODUCT([Thong_Tin_Ngay_Nghi_201802.$B$3:.$B$59]=[.$B28];[Thong_Tin_Ngay_Nghi_201802.$C$3:.$C$59]) + SUMPRODUCT([Thong_Tin_Ngay_Nghi_201803.$B$3:.$B$53]=[.$B28];[Thong_Tin_Ngay_Nghi_201803.$C$3:.$C$53])" office:value-type="float" office:value="8">
            <text:p>8</text:p>
          </table:table-cell>
          <table:table-cell table:style-name="ce57" table:formula="of:=SUMPRODUCT([Thong_Tin_Ngay_Nghi_201801.$B$3:.$B$58]=[.$B28];[Thong_Tin_Ngay_Nghi_201801.$C$3:.$C$58])+SUMPRODUCT([Thong_Tin_Ngay_Nghi_201802.$B$3:.$B$60]=[.$B28];[Thong_Tin_Ngay_Nghi_201802.$C$3:.$C$60])+SUMPRODUCT([Thong_Tin_Ngay_Nghi_201803.$B$3:.$B$54]=[.$B28];[Thong_Tin_Ngay_Nghi_201803.$C$3:.$C$54])+SUMPRODUCT([Thong_Tin_Ngay_Nghi_201804.$B$3:.$B$53]=[.$B28];[Thong_Tin_Ngay_Nghi_201804.$C$3:.$C$53])+SUMPRODUCT([Thong_Tin_Ngay_Nghi_201805.$B$3:.$B$51]=[.$B28];[Thong_Tin_Ngay_Nghi_201805.$C$3:.$C$51])+SUMPRODUCT([Thong_Tin_Ngay_Nghi_201806.$B$3:.$B$55]=[.$B28];[Thong_Tin_Ngay_Nghi_201806.$C$3:.$C$55])+SUMPRODUCT([Thong_Tin_Ngay_Nghi_201807.$B$3:.$B$56]=[.$B28];[Thong_Tin_Ngay_Nghi_201807.$C$3:.$C$56])+SUMPRODUCT([Thong_Tin_Ngay_Nghi_201808.$B$3:.$B$57]=[.$B28];[Thong_Tin_Ngay_Nghi_201808.$C$3:.$C$57])+SUMPRODUCT([Thong_Tin_Ngay_Nghi_201809.$B$3:.$B$53]=[.$B28];[Thong_Tin_Ngay_Nghi_201809.$C$3:.$C$53])+SUMPRODUCT([Thong_Tin_Ngay_Nghi_201810.$B$3:.$B$51]=[.$B28];[Thong_Tin_Ngay_Nghi_201810.$C$3:.$C$51])+SUMPRODUCT([Thong_Tin_Ngay_Nghi_201811.$B$3:.$B$53]=[.$B28];[Thong_Tin_Ngay_Nghi_201811.$C$3:.$C$53])+ SUMPRODUCT([Thong_Tin_Ngay_Nghi_201812.$B$3:.$B$54]=[.$B28];[Thong_Tin_Ngay_Nghi_201812.$C$3:.$C$54])" office:value-type="float" office:value="9.5">
            <text:p>9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-3.5">
            <text:p>-3.5</text:p>
          </table:table-cell>
          <table:table-cell table:style-name="ce48"/>
          <table:table-cell table:style-name="ce48" table:formula="of:=1+1+1" office:value-type="float" office:value="3">
            <text:p>3</text:p>
          </table:table-cell>
          <table:table-cell table:style-name="ce63"/>
          <table:table-cell table:style-name="ce48" table:formula="of:=[.J28]+[.L28] +[.K28]+[.M28]" office:value-type="float" office:value="-0.5">
            <text:p>-0.5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29]&lt;0;0;[.C29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7-02T13:22:35.25">
            <text:p>07/02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6">
            <text:p>6</text:p>
          </table:table-cell>
          <table:table-cell table:style-name="ce56" table:formula="of:=SUMPRODUCT([Thong_Tin_Ngay_Nghi_201801.$B$3:.$B$57]=[.$B29];[Thong_Tin_Ngay_Nghi_201801.$C$3:.$C$57]) +  SUMPRODUCT([Thong_Tin_Ngay_Nghi_201802.$B$3:.$B$59]=[.$B29];[Thong_Tin_Ngay_Nghi_201802.$C$3:.$C$59]) + SUMPRODUCT([Thong_Tin_Ngay_Nghi_201803.$B$3:.$B$53]=[.$B29];[Thong_Tin_Ngay_Nghi_201803.$C$3:.$C$53])" office:value-type="float" office:value="4">
            <text:p>4</text:p>
          </table:table-cell>
          <table:table-cell table:style-name="ce57" table:formula="of:=SUMPRODUCT([Thong_Tin_Ngay_Nghi_201801.$B$3:.$B$58]=[.$B29];[Thong_Tin_Ngay_Nghi_201801.$C$3:.$C$58])+SUMPRODUCT([Thong_Tin_Ngay_Nghi_201802.$B$3:.$B$60]=[.$B29];[Thong_Tin_Ngay_Nghi_201802.$C$3:.$C$60])+SUMPRODUCT([Thong_Tin_Ngay_Nghi_201803.$B$3:.$B$54]=[.$B29];[Thong_Tin_Ngay_Nghi_201803.$C$3:.$C$54])+SUMPRODUCT([Thong_Tin_Ngay_Nghi_201804.$B$3:.$B$53]=[.$B29];[Thong_Tin_Ngay_Nghi_201804.$C$3:.$C$53])+SUMPRODUCT([Thong_Tin_Ngay_Nghi_201805.$B$3:.$B$51]=[.$B29];[Thong_Tin_Ngay_Nghi_201805.$C$3:.$C$51])+SUMPRODUCT([Thong_Tin_Ngay_Nghi_201806.$B$3:.$B$55]=[.$B29];[Thong_Tin_Ngay_Nghi_201806.$C$3:.$C$55])+SUMPRODUCT([Thong_Tin_Ngay_Nghi_201807.$B$3:.$B$56]=[.$B29];[Thong_Tin_Ngay_Nghi_201807.$C$3:.$C$56])+SUMPRODUCT([Thong_Tin_Ngay_Nghi_201808.$B$3:.$B$57]=[.$B29];[Thong_Tin_Ngay_Nghi_201808.$C$3:.$C$57])+SUMPRODUCT([Thong_Tin_Ngay_Nghi_201809.$B$3:.$B$53]=[.$B29];[Thong_Tin_Ngay_Nghi_201809.$C$3:.$C$53])+SUMPRODUCT([Thong_Tin_Ngay_Nghi_201810.$B$3:.$B$51]=[.$B29];[Thong_Tin_Ngay_Nghi_201810.$C$3:.$C$51])+SUMPRODUCT([Thong_Tin_Ngay_Nghi_201811.$B$3:.$B$53]=[.$B29];[Thong_Tin_Ngay_Nghi_201811.$C$3:.$C$53])+ SUMPRODUCT([Thong_Tin_Ngay_Nghi_201812.$B$3:.$B$54]=[.$B29];[Thong_Tin_Ngay_Nghi_201812.$C$3:.$C$54])" office:value-type="float" office:value="4">
            <text:p>4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0]&lt;0;0;[.C30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7-02T13:22:35.25">
            <text:p>07/02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6">
            <text:p>6</text:p>
          </table:table-cell>
          <table:table-cell table:style-name="ce56" table:formula="of:=SUMPRODUCT([Thong_Tin_Ngay_Nghi_201801.$B$3:.$B$57]=[.$B30];[Thong_Tin_Ngay_Nghi_201801.$C$3:.$C$57]) +  SUMPRODUCT([Thong_Tin_Ngay_Nghi_201802.$B$3:.$B$59]=[.$B30];[Thong_Tin_Ngay_Nghi_201802.$C$3:.$C$59]) + SUMPRODUCT([Thong_Tin_Ngay_Nghi_201803.$B$3:.$B$53]=[.$B30];[Thong_Tin_Ngay_Nghi_201803.$C$3:.$C$53])" office:value-type="float" office:value="1.5">
            <text:p>1.5</text:p>
          </table:table-cell>
          <table:table-cell table:style-name="ce57" table:formula="of:=SUMPRODUCT([Thong_Tin_Ngay_Nghi_201801.$B$3:.$B$58]=[.$B30];[Thong_Tin_Ngay_Nghi_201801.$C$3:.$C$58])+SUMPRODUCT([Thong_Tin_Ngay_Nghi_201802.$B$3:.$B$60]=[.$B30];[Thong_Tin_Ngay_Nghi_201802.$C$3:.$C$60])+SUMPRODUCT([Thong_Tin_Ngay_Nghi_201803.$B$3:.$B$54]=[.$B30];[Thong_Tin_Ngay_Nghi_201803.$C$3:.$C$54])+SUMPRODUCT([Thong_Tin_Ngay_Nghi_201804.$B$3:.$B$53]=[.$B30];[Thong_Tin_Ngay_Nghi_201804.$C$3:.$C$53])+SUMPRODUCT([Thong_Tin_Ngay_Nghi_201805.$B$3:.$B$51]=[.$B30];[Thong_Tin_Ngay_Nghi_201805.$C$3:.$C$51])+SUMPRODUCT([Thong_Tin_Ngay_Nghi_201806.$B$3:.$B$55]=[.$B30];[Thong_Tin_Ngay_Nghi_201806.$C$3:.$C$55])+SUMPRODUCT([Thong_Tin_Ngay_Nghi_201807.$B$3:.$B$56]=[.$B30];[Thong_Tin_Ngay_Nghi_201807.$C$3:.$C$56])+SUMPRODUCT([Thong_Tin_Ngay_Nghi_201808.$B$3:.$B$57]=[.$B30];[Thong_Tin_Ngay_Nghi_201808.$C$3:.$C$57])+SUMPRODUCT([Thong_Tin_Ngay_Nghi_201809.$B$3:.$B$53]=[.$B30];[Thong_Tin_Ngay_Nghi_201809.$C$3:.$C$53])+SUMPRODUCT([Thong_Tin_Ngay_Nghi_201810.$B$3:.$B$51]=[.$B30];[Thong_Tin_Ngay_Nghi_201810.$C$3:.$C$51])+SUMPRODUCT([Thong_Tin_Ngay_Nghi_201811.$B$3:.$B$53]=[.$B30];[Thong_Tin_Ngay_Nghi_201811.$C$3:.$C$53])+ SUMPRODUCT([Thong_Tin_Ngay_Nghi_201812.$B$3:.$B$54]=[.$B30];[Thong_Tin_Ngay_Nghi_201812.$C$3:.$C$54])" office:value-type="float" office:value="5">
            <text:p>5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1]&lt;0;0;[.C31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7-02T13:22:35.25">
            <text:p>07/02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6">
            <text:p>6</text:p>
          </table:table-cell>
          <table:table-cell table:style-name="ce56" table:formula="of:=SUMPRODUCT([Thong_Tin_Ngay_Nghi_201801.$B$3:.$B$57]=[.$B31];[Thong_Tin_Ngay_Nghi_201801.$C$3:.$C$57]) +  SUMPRODUCT([Thong_Tin_Ngay_Nghi_201802.$B$3:.$B$59]=[.$B31];[Thong_Tin_Ngay_Nghi_201802.$C$3:.$C$59]) + SUMPRODUCT([Thong_Tin_Ngay_Nghi_201803.$B$3:.$B$53]=[.$B31];[Thong_Tin_Ngay_Nghi_201803.$C$3:.$C$53])" office:value-type="float" office:value="0">
            <text:p>0</text:p>
          </table:table-cell>
          <table:table-cell table:style-name="ce57" table:formula="of:=SUMPRODUCT([Thong_Tin_Ngay_Nghi_201801.$B$3:.$B$58]=[.$B31];[Thong_Tin_Ngay_Nghi_201801.$C$3:.$C$58])+SUMPRODUCT([Thong_Tin_Ngay_Nghi_201802.$B$3:.$B$60]=[.$B31];[Thong_Tin_Ngay_Nghi_201802.$C$3:.$C$60])+SUMPRODUCT([Thong_Tin_Ngay_Nghi_201803.$B$3:.$B$54]=[.$B31];[Thong_Tin_Ngay_Nghi_201803.$C$3:.$C$54])+SUMPRODUCT([Thong_Tin_Ngay_Nghi_201804.$B$3:.$B$53]=[.$B31];[Thong_Tin_Ngay_Nghi_201804.$C$3:.$C$53])+SUMPRODUCT([Thong_Tin_Ngay_Nghi_201805.$B$3:.$B$51]=[.$B31];[Thong_Tin_Ngay_Nghi_201805.$C$3:.$C$51])+SUMPRODUCT([Thong_Tin_Ngay_Nghi_201806.$B$3:.$B$55]=[.$B31];[Thong_Tin_Ngay_Nghi_201806.$C$3:.$C$55])+SUMPRODUCT([Thong_Tin_Ngay_Nghi_201807.$B$3:.$B$56]=[.$B31];[Thong_Tin_Ngay_Nghi_201807.$C$3:.$C$56])+SUMPRODUCT([Thong_Tin_Ngay_Nghi_201808.$B$3:.$B$57]=[.$B31];[Thong_Tin_Ngay_Nghi_201808.$C$3:.$C$57])+SUMPRODUCT([Thong_Tin_Ngay_Nghi_201809.$B$3:.$B$53]=[.$B31];[Thong_Tin_Ngay_Nghi_201809.$C$3:.$C$53])+SUMPRODUCT([Thong_Tin_Ngay_Nghi_201810.$B$3:.$B$51]=[.$B31];[Thong_Tin_Ngay_Nghi_201810.$C$3:.$C$51])+SUMPRODUCT([Thong_Tin_Ngay_Nghi_201811.$B$3:.$B$53]=[.$B31];[Thong_Tin_Ngay_Nghi_201811.$C$3:.$C$53])+ SUMPRODUCT([Thong_Tin_Ngay_Nghi_201812.$B$3:.$B$54]=[.$B31];[Thong_Tin_Ngay_Nghi_201812.$C$3:.$C$54])" office:value-type="float" office:value="0">
            <text:p>0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2]&lt;0;0;[.C3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7-02T13:22:35.26">
            <text:p>07/02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6">
            <text:p>6</text:p>
          </table:table-cell>
          <table:table-cell table:style-name="ce56" table:formula="of:=SUMPRODUCT([Thong_Tin_Ngay_Nghi_201801.$B$3:.$B$57]=[.$B32];[Thong_Tin_Ngay_Nghi_201801.$C$3:.$C$57]) +  SUMPRODUCT([Thong_Tin_Ngay_Nghi_201802.$B$3:.$B$59]=[.$B32];[Thong_Tin_Ngay_Nghi_201802.$C$3:.$C$59]) + SUMPRODUCT([Thong_Tin_Ngay_Nghi_201803.$B$3:.$B$53]=[.$B32];[Thong_Tin_Ngay_Nghi_201803.$C$3:.$C$53])" office:value-type="float" office:value="7.5">
            <text:p>7.5</text:p>
          </table:table-cell>
          <table:table-cell table:style-name="ce57" table:formula="of:=SUMPRODUCT([Thong_Tin_Ngay_Nghi_201801.$B$3:.$B$58]=[.$B32];[Thong_Tin_Ngay_Nghi_201801.$C$3:.$C$58])+SUMPRODUCT([Thong_Tin_Ngay_Nghi_201802.$B$3:.$B$60]=[.$B32];[Thong_Tin_Ngay_Nghi_201802.$C$3:.$C$60])+SUMPRODUCT([Thong_Tin_Ngay_Nghi_201803.$B$3:.$B$54]=[.$B32];[Thong_Tin_Ngay_Nghi_201803.$C$3:.$C$54])+SUMPRODUCT([Thong_Tin_Ngay_Nghi_201804.$B$3:.$B$53]=[.$B32];[Thong_Tin_Ngay_Nghi_201804.$C$3:.$C$53])+SUMPRODUCT([Thong_Tin_Ngay_Nghi_201805.$B$3:.$B$51]=[.$B32];[Thong_Tin_Ngay_Nghi_201805.$C$3:.$C$51])+SUMPRODUCT([Thong_Tin_Ngay_Nghi_201806.$B$3:.$B$55]=[.$B32];[Thong_Tin_Ngay_Nghi_201806.$C$3:.$C$55])+SUMPRODUCT([Thong_Tin_Ngay_Nghi_201807.$B$3:.$B$56]=[.$B32];[Thong_Tin_Ngay_Nghi_201807.$C$3:.$C$56])+SUMPRODUCT([Thong_Tin_Ngay_Nghi_201808.$B$3:.$B$57]=[.$B32];[Thong_Tin_Ngay_Nghi_201808.$C$3:.$C$57])+SUMPRODUCT([Thong_Tin_Ngay_Nghi_201809.$B$3:.$B$53]=[.$B32];[Thong_Tin_Ngay_Nghi_201809.$C$3:.$C$53])+SUMPRODUCT([Thong_Tin_Ngay_Nghi_201810.$B$3:.$B$51]=[.$B32];[Thong_Tin_Ngay_Nghi_201810.$C$3:.$C$51])+SUMPRODUCT([Thong_Tin_Ngay_Nghi_201811.$B$3:.$B$53]=[.$B32];[Thong_Tin_Ngay_Nghi_201811.$C$3:.$C$53])+ SUMPRODUCT([Thong_Tin_Ngay_Nghi_201812.$B$3:.$B$54]=[.$B32];[Thong_Tin_Ngay_Nghi_201812.$C$3:.$C$54])" office:value-type="float" office:value="9.5">
            <text:p>9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3]&lt;0;0;[.C33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7-02T13:22:35.26">
            <text:p>07/02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6">
            <text:p>6</text:p>
          </table:table-cell>
          <table:table-cell table:style-name="ce56" table:formula="of:=SUMPRODUCT([Thong_Tin_Ngay_Nghi_201801.$B$3:.$B$57]=[.$B33];[Thong_Tin_Ngay_Nghi_201801.$C$3:.$C$57]) +  SUMPRODUCT([Thong_Tin_Ngay_Nghi_201802.$B$3:.$B$59]=[.$B33];[Thong_Tin_Ngay_Nghi_201802.$C$3:.$C$59]) + SUMPRODUCT([Thong_Tin_Ngay_Nghi_201803.$B$3:.$B$53]=[.$B33];[Thong_Tin_Ngay_Nghi_201803.$C$3:.$C$53])" office:value-type="float" office:value="2.5">
            <text:p>2.5</text:p>
          </table:table-cell>
          <table:table-cell table:style-name="ce57" table:formula="of:=SUMPRODUCT([Thong_Tin_Ngay_Nghi_201801.$B$3:.$B$58]=[.$B33];[Thong_Tin_Ngay_Nghi_201801.$C$3:.$C$58])+SUMPRODUCT([Thong_Tin_Ngay_Nghi_201802.$B$3:.$B$60]=[.$B33];[Thong_Tin_Ngay_Nghi_201802.$C$3:.$C$60])+SUMPRODUCT([Thong_Tin_Ngay_Nghi_201803.$B$3:.$B$54]=[.$B33];[Thong_Tin_Ngay_Nghi_201803.$C$3:.$C$54])+SUMPRODUCT([Thong_Tin_Ngay_Nghi_201804.$B$3:.$B$53]=[.$B33];[Thong_Tin_Ngay_Nghi_201804.$C$3:.$C$53])+SUMPRODUCT([Thong_Tin_Ngay_Nghi_201805.$B$3:.$B$51]=[.$B33];[Thong_Tin_Ngay_Nghi_201805.$C$3:.$C$51])+SUMPRODUCT([Thong_Tin_Ngay_Nghi_201806.$B$3:.$B$55]=[.$B33];[Thong_Tin_Ngay_Nghi_201806.$C$3:.$C$55])+SUMPRODUCT([Thong_Tin_Ngay_Nghi_201807.$B$3:.$B$56]=[.$B33];[Thong_Tin_Ngay_Nghi_201807.$C$3:.$C$56])+SUMPRODUCT([Thong_Tin_Ngay_Nghi_201808.$B$3:.$B$57]=[.$B33];[Thong_Tin_Ngay_Nghi_201808.$C$3:.$C$57])+SUMPRODUCT([Thong_Tin_Ngay_Nghi_201809.$B$3:.$B$53]=[.$B33];[Thong_Tin_Ngay_Nghi_201809.$C$3:.$C$53])+SUMPRODUCT([Thong_Tin_Ngay_Nghi_201810.$B$3:.$B$51]=[.$B33];[Thong_Tin_Ngay_Nghi_201810.$C$3:.$C$51])+SUMPRODUCT([Thong_Tin_Ngay_Nghi_201811.$B$3:.$B$53]=[.$B33];[Thong_Tin_Ngay_Nghi_201811.$C$3:.$C$53])+ SUMPRODUCT([Thong_Tin_Ngay_Nghi_201812.$B$3:.$B$54]=[.$B33];[Thong_Tin_Ngay_Nghi_201812.$C$3:.$C$54])" office:value-type="float" office:value="4">
            <text:p>4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4]&lt;0;0;[.C34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7-02T13:22:35.26">
            <text:p>07/02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6">
            <text:p>6</text:p>
          </table:table-cell>
          <table:table-cell table:style-name="ce56" table:formula="of:=SUMPRODUCT([Thong_Tin_Ngay_Nghi_201801.$B$3:.$B$57]=[.$B34];[Thong_Tin_Ngay_Nghi_201801.$C$3:.$C$57]) +  SUMPRODUCT([Thong_Tin_Ngay_Nghi_201802.$B$3:.$B$59]=[.$B34];[Thong_Tin_Ngay_Nghi_201802.$C$3:.$C$59]) + SUMPRODUCT([Thong_Tin_Ngay_Nghi_201803.$B$3:.$B$53]=[.$B34];[Thong_Tin_Ngay_Nghi_201803.$C$3:.$C$53])" office:value-type="float" office:value="5">
            <text:p>5</text:p>
          </table:table-cell>
          <table:table-cell table:style-name="ce57" table:formula="of:=SUMPRODUCT([Thong_Tin_Ngay_Nghi_201801.$B$3:.$B$58]=[.$B34];[Thong_Tin_Ngay_Nghi_201801.$C$3:.$C$58])+SUMPRODUCT([Thong_Tin_Ngay_Nghi_201802.$B$3:.$B$60]=[.$B34];[Thong_Tin_Ngay_Nghi_201802.$C$3:.$C$60])+SUMPRODUCT([Thong_Tin_Ngay_Nghi_201803.$B$3:.$B$54]=[.$B34];[Thong_Tin_Ngay_Nghi_201803.$C$3:.$C$54])+SUMPRODUCT([Thong_Tin_Ngay_Nghi_201804.$B$3:.$B$53]=[.$B34];[Thong_Tin_Ngay_Nghi_201804.$C$3:.$C$53])+SUMPRODUCT([Thong_Tin_Ngay_Nghi_201805.$B$3:.$B$51]=[.$B34];[Thong_Tin_Ngay_Nghi_201805.$C$3:.$C$51])+SUMPRODUCT([Thong_Tin_Ngay_Nghi_201806.$B$3:.$B$55]=[.$B34];[Thong_Tin_Ngay_Nghi_201806.$C$3:.$C$55])+SUMPRODUCT([Thong_Tin_Ngay_Nghi_201807.$B$3:.$B$56]=[.$B34];[Thong_Tin_Ngay_Nghi_201807.$C$3:.$C$56])+SUMPRODUCT([Thong_Tin_Ngay_Nghi_201808.$B$3:.$B$57]=[.$B34];[Thong_Tin_Ngay_Nghi_201808.$C$3:.$C$57])+SUMPRODUCT([Thong_Tin_Ngay_Nghi_201809.$B$3:.$B$53]=[.$B34];[Thong_Tin_Ngay_Nghi_201809.$C$3:.$C$53])+SUMPRODUCT([Thong_Tin_Ngay_Nghi_201810.$B$3:.$B$51]=[.$B34];[Thong_Tin_Ngay_Nghi_201810.$C$3:.$C$51])+SUMPRODUCT([Thong_Tin_Ngay_Nghi_201811.$B$3:.$B$53]=[.$B34];[Thong_Tin_Ngay_Nghi_201811.$C$3:.$C$53])+ SUMPRODUCT([Thong_Tin_Ngay_Nghi_201812.$B$3:.$B$54]=[.$B34];[Thong_Tin_Ngay_Nghi_201812.$C$3:.$C$54])" office:value-type="float" office:value="7.5">
            <text:p>7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4]+[.L34] +[.K34]+[.M34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5]&lt;0;0;[.C35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7-02T13:22:35.26">
            <text:p>07/02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6">
            <text:p>6</text:p>
          </table:table-cell>
          <table:table-cell table:style-name="ce56" table:formula="of:=SUMPRODUCT([Thong_Tin_Ngay_Nghi_201801.$B$3:.$B$57]=[.$B35];[Thong_Tin_Ngay_Nghi_201801.$C$3:.$C$57]) +  SUMPRODUCT([Thong_Tin_Ngay_Nghi_201802.$B$3:.$B$59]=[.$B35];[Thong_Tin_Ngay_Nghi_201802.$C$3:.$C$59]) + SUMPRODUCT([Thong_Tin_Ngay_Nghi_201803.$B$3:.$B$53]=[.$B35];[Thong_Tin_Ngay_Nghi_201803.$C$3:.$C$53])" office:value-type="float" office:value="6">
            <text:p>6</text:p>
          </table:table-cell>
          <table:table-cell table:style-name="ce57" table:formula="of:=SUMPRODUCT([Thong_Tin_Ngay_Nghi_201801.$B$3:.$B$58]=[.$B35];[Thong_Tin_Ngay_Nghi_201801.$C$3:.$C$58])+SUMPRODUCT([Thong_Tin_Ngay_Nghi_201802.$B$3:.$B$60]=[.$B35];[Thong_Tin_Ngay_Nghi_201802.$C$3:.$C$60])+SUMPRODUCT([Thong_Tin_Ngay_Nghi_201803.$B$3:.$B$54]=[.$B35];[Thong_Tin_Ngay_Nghi_201803.$C$3:.$C$54])+SUMPRODUCT([Thong_Tin_Ngay_Nghi_201804.$B$3:.$B$53]=[.$B35];[Thong_Tin_Ngay_Nghi_201804.$C$3:.$C$53])+SUMPRODUCT([Thong_Tin_Ngay_Nghi_201805.$B$3:.$B$51]=[.$B35];[Thong_Tin_Ngay_Nghi_201805.$C$3:.$C$51])+SUMPRODUCT([Thong_Tin_Ngay_Nghi_201806.$B$3:.$B$55]=[.$B35];[Thong_Tin_Ngay_Nghi_201806.$C$3:.$C$55])+SUMPRODUCT([Thong_Tin_Ngay_Nghi_201807.$B$3:.$B$56]=[.$B35];[Thong_Tin_Ngay_Nghi_201807.$C$3:.$C$56])+SUMPRODUCT([Thong_Tin_Ngay_Nghi_201808.$B$3:.$B$57]=[.$B35];[Thong_Tin_Ngay_Nghi_201808.$C$3:.$C$57])+SUMPRODUCT([Thong_Tin_Ngay_Nghi_201809.$B$3:.$B$53]=[.$B35];[Thong_Tin_Ngay_Nghi_201809.$C$3:.$C$53])+SUMPRODUCT([Thong_Tin_Ngay_Nghi_201810.$B$3:.$B$51]=[.$B35];[Thong_Tin_Ngay_Nghi_201810.$C$3:.$C$51])+SUMPRODUCT([Thong_Tin_Ngay_Nghi_201811.$B$3:.$B$53]=[.$B35];[Thong_Tin_Ngay_Nghi_201811.$C$3:.$C$53])+ SUMPRODUCT([Thong_Tin_Ngay_Nghi_201812.$B$3:.$B$54]=[.$B35];[Thong_Tin_Ngay_Nghi_201812.$C$3:.$C$54])" office:value-type="float" office:value="10">
            <text:p>10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6]&lt;0;0;[.C36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7-02T13:22:35.26">
            <text:p>07/02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6">
            <text:p>6</text:p>
          </table:table-cell>
          <table:table-cell table:style-name="ce56" table:formula="of:=SUMPRODUCT([Thong_Tin_Ngay_Nghi_201801.$B$3:.$B$57]=[.$B36];[Thong_Tin_Ngay_Nghi_201801.$C$3:.$C$57]) +  SUMPRODUCT([Thong_Tin_Ngay_Nghi_201802.$B$3:.$B$59]=[.$B36];[Thong_Tin_Ngay_Nghi_201802.$C$3:.$C$59]) + SUMPRODUCT([Thong_Tin_Ngay_Nghi_201803.$B$3:.$B$53]=[.$B36];[Thong_Tin_Ngay_Nghi_201803.$C$3:.$C$53])" office:value-type="float" office:value="8">
            <text:p>8</text:p>
          </table:table-cell>
          <table:table-cell table:style-name="ce57" table:formula="of:=SUMPRODUCT([Thong_Tin_Ngay_Nghi_201801.$B$3:.$B$58]=[.$B36];[Thong_Tin_Ngay_Nghi_201801.$C$3:.$C$58])+SUMPRODUCT([Thong_Tin_Ngay_Nghi_201802.$B$3:.$B$60]=[.$B36];[Thong_Tin_Ngay_Nghi_201802.$C$3:.$C$60])+SUMPRODUCT([Thong_Tin_Ngay_Nghi_201803.$B$3:.$B$54]=[.$B36];[Thong_Tin_Ngay_Nghi_201803.$C$3:.$C$54])+SUMPRODUCT([Thong_Tin_Ngay_Nghi_201804.$B$3:.$B$53]=[.$B36];[Thong_Tin_Ngay_Nghi_201804.$C$3:.$C$53])+SUMPRODUCT([Thong_Tin_Ngay_Nghi_201805.$B$3:.$B$51]=[.$B36];[Thong_Tin_Ngay_Nghi_201805.$C$3:.$C$51])+SUMPRODUCT([Thong_Tin_Ngay_Nghi_201806.$B$3:.$B$55]=[.$B36];[Thong_Tin_Ngay_Nghi_201806.$C$3:.$C$55])+SUMPRODUCT([Thong_Tin_Ngay_Nghi_201807.$B$3:.$B$56]=[.$B36];[Thong_Tin_Ngay_Nghi_201807.$C$3:.$C$56])+SUMPRODUCT([Thong_Tin_Ngay_Nghi_201808.$B$3:.$B$57]=[.$B36];[Thong_Tin_Ngay_Nghi_201808.$C$3:.$C$57])+SUMPRODUCT([Thong_Tin_Ngay_Nghi_201809.$B$3:.$B$53]=[.$B36];[Thong_Tin_Ngay_Nghi_201809.$C$3:.$C$53])+SUMPRODUCT([Thong_Tin_Ngay_Nghi_201810.$B$3:.$B$51]=[.$B36];[Thong_Tin_Ngay_Nghi_201810.$C$3:.$C$51])+SUMPRODUCT([Thong_Tin_Ngay_Nghi_201811.$B$3:.$B$53]=[.$B36];[Thong_Tin_Ngay_Nghi_201811.$C$3:.$C$53])+ SUMPRODUCT([Thong_Tin_Ngay_Nghi_201812.$B$3:.$B$54]=[.$B36];[Thong_Tin_Ngay_Nghi_201812.$C$3:.$C$54])" office:value-type="float" office:value="11">
            <text:p>11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6]+[.L36] +[.K36]+[.M36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37]&lt;0;0;[.C3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7-02T13:22:35.26">
            <text:p>07/02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6">
            <text:p>6</text:p>
          </table:table-cell>
          <table:table-cell table:style-name="ce56" table:formula="of:=SUMPRODUCT([Thong_Tin_Ngay_Nghi_201801.$B$3:.$B$57]=[.$B37];[Thong_Tin_Ngay_Nghi_201801.$C$3:.$C$57]) +  SUMPRODUCT([Thong_Tin_Ngay_Nghi_201802.$B$3:.$B$59]=[.$B37];[Thong_Tin_Ngay_Nghi_201802.$C$3:.$C$59]) + SUMPRODUCT([Thong_Tin_Ngay_Nghi_201803.$B$3:.$B$53]=[.$B37];[Thong_Tin_Ngay_Nghi_201803.$C$3:.$C$53])" office:value-type="float" office:value="3.5">
            <text:p>3.5</text:p>
          </table:table-cell>
          <table:table-cell table:style-name="ce57" table:formula="of:=SUMPRODUCT([Thong_Tin_Ngay_Nghi_201801.$B$3:.$B$58]=[.$B37];[Thong_Tin_Ngay_Nghi_201801.$C$3:.$C$58])+SUMPRODUCT([Thong_Tin_Ngay_Nghi_201802.$B$3:.$B$60]=[.$B37];[Thong_Tin_Ngay_Nghi_201802.$C$3:.$C$60])+SUMPRODUCT([Thong_Tin_Ngay_Nghi_201803.$B$3:.$B$54]=[.$B37];[Thong_Tin_Ngay_Nghi_201803.$C$3:.$C$54])+SUMPRODUCT([Thong_Tin_Ngay_Nghi_201804.$B$3:.$B$53]=[.$B37];[Thong_Tin_Ngay_Nghi_201804.$C$3:.$C$53])+SUMPRODUCT([Thong_Tin_Ngay_Nghi_201805.$B$3:.$B$51]=[.$B37];[Thong_Tin_Ngay_Nghi_201805.$C$3:.$C$51])+SUMPRODUCT([Thong_Tin_Ngay_Nghi_201806.$B$3:.$B$55]=[.$B37];[Thong_Tin_Ngay_Nghi_201806.$C$3:.$C$55])+SUMPRODUCT([Thong_Tin_Ngay_Nghi_201807.$B$3:.$B$56]=[.$B37];[Thong_Tin_Ngay_Nghi_201807.$C$3:.$C$56])+SUMPRODUCT([Thong_Tin_Ngay_Nghi_201808.$B$3:.$B$57]=[.$B37];[Thong_Tin_Ngay_Nghi_201808.$C$3:.$C$57])+SUMPRODUCT([Thong_Tin_Ngay_Nghi_201809.$B$3:.$B$53]=[.$B37];[Thong_Tin_Ngay_Nghi_201809.$C$3:.$C$53])+SUMPRODUCT([Thong_Tin_Ngay_Nghi_201810.$B$3:.$B$51]=[.$B37];[Thong_Tin_Ngay_Nghi_201810.$C$3:.$C$51])+SUMPRODUCT([Thong_Tin_Ngay_Nghi_201811.$B$3:.$B$53]=[.$B37];[Thong_Tin_Ngay_Nghi_201811.$C$3:.$C$53])+ SUMPRODUCT([Thong_Tin_Ngay_Nghi_201812.$B$3:.$B$54]=[.$B37];[Thong_Tin_Ngay_Nghi_201812.$C$3:.$C$54])" office:value-type="float" office:value="7.5">
            <text:p>7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38]&lt;0;0;[.C38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38]);DATE(YEAR([.E38]);12;31);NOW())" office:value-type="date" office:date-value="2018-07-02T13:22:35.27">
            <text:p>07/02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6">
            <text:p>6</text:p>
          </table:table-cell>
          <table:table-cell table:style-name="ce56" table:formula="of:=SUMPRODUCT([Thong_Tin_Ngay_Nghi_201801.$B$3:.$B$57]=[.$B38];[Thong_Tin_Ngay_Nghi_201801.$C$3:.$C$57]) +  SUMPRODUCT([Thong_Tin_Ngay_Nghi_201802.$B$3:.$B$59]=[.$B38];[Thong_Tin_Ngay_Nghi_201802.$C$3:.$C$59]) + SUMPRODUCT([Thong_Tin_Ngay_Nghi_201803.$B$3:.$B$53]=[.$B38];[Thong_Tin_Ngay_Nghi_201803.$C$3:.$C$53])" office:value-type="float" office:value="2.5">
            <text:p>2.5</text:p>
          </table:table-cell>
          <table:table-cell table:style-name="ce57" table:formula="of:=SUMPRODUCT([Thong_Tin_Ngay_Nghi_201801.$B$3:.$B$58]=[.$B38];[Thong_Tin_Ngay_Nghi_201801.$C$3:.$C$58])+SUMPRODUCT([Thong_Tin_Ngay_Nghi_201802.$B$3:.$B$60]=[.$B38];[Thong_Tin_Ngay_Nghi_201802.$C$3:.$C$60])+SUMPRODUCT([Thong_Tin_Ngay_Nghi_201803.$B$3:.$B$54]=[.$B38];[Thong_Tin_Ngay_Nghi_201803.$C$3:.$C$54])+SUMPRODUCT([Thong_Tin_Ngay_Nghi_201804.$B$3:.$B$53]=[.$B38];[Thong_Tin_Ngay_Nghi_201804.$C$3:.$C$53])+SUMPRODUCT([Thong_Tin_Ngay_Nghi_201805.$B$3:.$B$51]=[.$B38];[Thong_Tin_Ngay_Nghi_201805.$C$3:.$C$51])+SUMPRODUCT([Thong_Tin_Ngay_Nghi_201806.$B$3:.$B$55]=[.$B38];[Thong_Tin_Ngay_Nghi_201806.$C$3:.$C$55])+SUMPRODUCT([Thong_Tin_Ngay_Nghi_201807.$B$3:.$B$56]=[.$B38];[Thong_Tin_Ngay_Nghi_201807.$C$3:.$C$56])+SUMPRODUCT([Thong_Tin_Ngay_Nghi_201808.$B$3:.$B$57]=[.$B38];[Thong_Tin_Ngay_Nghi_201808.$C$3:.$C$57])+SUMPRODUCT([Thong_Tin_Ngay_Nghi_201809.$B$3:.$B$53]=[.$B38];[Thong_Tin_Ngay_Nghi_201809.$C$3:.$C$53])+SUMPRODUCT([Thong_Tin_Ngay_Nghi_201810.$B$3:.$B$51]=[.$B38];[Thong_Tin_Ngay_Nghi_201810.$C$3:.$C$51])+SUMPRODUCT([Thong_Tin_Ngay_Nghi_201811.$B$3:.$B$53]=[.$B38];[Thong_Tin_Ngay_Nghi_201811.$C$3:.$C$53])+ SUMPRODUCT([Thong_Tin_Ngay_Nghi_201812.$B$3:.$B$54]=[.$B38];[Thong_Tin_Ngay_Nghi_201812.$C$3:.$C$54])" office:value-type="float" office:value="3.5">
            <text:p>3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3">
            <text:p>33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39]&lt;0;0;[.C3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7-02T13:22:35.27">
            <text:p>07/02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6">
            <text:p>6</text:p>
          </table:table-cell>
          <table:table-cell table:style-name="ce56" table:formula="of:=SUMPRODUCT([Thong_Tin_Ngay_Nghi_201801.$B$3:.$B$57]=[.$B39];[Thong_Tin_Ngay_Nghi_201801.$C$3:.$C$57]) +  SUMPRODUCT([Thong_Tin_Ngay_Nghi_201802.$B$3:.$B$59]=[.$B39];[Thong_Tin_Ngay_Nghi_201802.$C$3:.$C$59]) + SUMPRODUCT([Thong_Tin_Ngay_Nghi_201803.$B$3:.$B$53]=[.$B39];[Thong_Tin_Ngay_Nghi_201803.$C$3:.$C$53])" office:value-type="float" office:value="7.5">
            <text:p>7.5</text:p>
          </table:table-cell>
          <table:table-cell table:style-name="ce57" table:formula="of:=SUMPRODUCT([Thong_Tin_Ngay_Nghi_201801.$B$3:.$B$58]=[.$B39];[Thong_Tin_Ngay_Nghi_201801.$C$3:.$C$58])+SUMPRODUCT([Thong_Tin_Ngay_Nghi_201802.$B$3:.$B$60]=[.$B39];[Thong_Tin_Ngay_Nghi_201802.$C$3:.$C$60])+SUMPRODUCT([Thong_Tin_Ngay_Nghi_201803.$B$3:.$B$54]=[.$B39];[Thong_Tin_Ngay_Nghi_201803.$C$3:.$C$54])+SUMPRODUCT([Thong_Tin_Ngay_Nghi_201804.$B$3:.$B$53]=[.$B39];[Thong_Tin_Ngay_Nghi_201804.$C$3:.$C$53])+SUMPRODUCT([Thong_Tin_Ngay_Nghi_201805.$B$3:.$B$51]=[.$B39];[Thong_Tin_Ngay_Nghi_201805.$C$3:.$C$51])+SUMPRODUCT([Thong_Tin_Ngay_Nghi_201806.$B$3:.$B$55]=[.$B39];[Thong_Tin_Ngay_Nghi_201806.$C$3:.$C$55])+SUMPRODUCT([Thong_Tin_Ngay_Nghi_201807.$B$3:.$B$56]=[.$B39];[Thong_Tin_Ngay_Nghi_201807.$C$3:.$C$56])+SUMPRODUCT([Thong_Tin_Ngay_Nghi_201808.$B$3:.$B$57]=[.$B39];[Thong_Tin_Ngay_Nghi_201808.$C$3:.$C$57])+SUMPRODUCT([Thong_Tin_Ngay_Nghi_201809.$B$3:.$B$53]=[.$B39];[Thong_Tin_Ngay_Nghi_201809.$C$3:.$C$53])+SUMPRODUCT([Thong_Tin_Ngay_Nghi_201810.$B$3:.$B$51]=[.$B39];[Thong_Tin_Ngay_Nghi_201810.$C$3:.$C$51])+SUMPRODUCT([Thong_Tin_Ngay_Nghi_201811.$B$3:.$B$53]=[.$B39];[Thong_Tin_Ngay_Nghi_201811.$C$3:.$C$53])+ SUMPRODUCT([Thong_Tin_Ngay_Nghi_201812.$B$3:.$B$54]=[.$B39];[Thong_Tin_Ngay_Nghi_201812.$C$3:.$C$54])" office:value-type="float" office:value="13.5">
            <text:p>13.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-7.5">
            <text:p>-7.5</text:p>
          </table:table-cell>
          <table:table-cell table:style-name="ce48"/>
          <table:table-cell table:style-name="ce48" table:formula="of:=4.5+1" office:value-type="float" office:value="5.5">
            <text:p>5.5</text:p>
          </table:table-cell>
          <table:table-cell table:style-name="ce63"/>
          <table:table-cell table:style-name="ce48" table:formula="of:=[.J39]+[.L39] +[.K39]+[.M39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  <text:p>- Tháng 4 1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0]&lt;0;0;[.C4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7-02T13:22:35.27">
            <text:p>07/02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6">
            <text:p>6</text:p>
          </table:table-cell>
          <table:table-cell table:style-name="ce56" table:formula="of:=SUMPRODUCT([Thong_Tin_Ngay_Nghi_201801.$B$3:.$B$57]=[.$B40];[Thong_Tin_Ngay_Nghi_201801.$C$3:.$C$57]) +  SUMPRODUCT([Thong_Tin_Ngay_Nghi_201802.$B$3:.$B$59]=[.$B40];[Thong_Tin_Ngay_Nghi_201802.$C$3:.$C$59]) + SUMPRODUCT([Thong_Tin_Ngay_Nghi_201803.$B$3:.$B$53]=[.$B40];[Thong_Tin_Ngay_Nghi_201803.$C$3:.$C$53])" office:value-type="float" office:value="2.5">
            <text:p>2.5</text:p>
          </table:table-cell>
          <table:table-cell table:style-name="ce57" table:formula="of:=SUMPRODUCT([Thong_Tin_Ngay_Nghi_201801.$B$3:.$B$58]=[.$B40];[Thong_Tin_Ngay_Nghi_201801.$C$3:.$C$58])+SUMPRODUCT([Thong_Tin_Ngay_Nghi_201802.$B$3:.$B$60]=[.$B40];[Thong_Tin_Ngay_Nghi_201802.$C$3:.$C$60])+SUMPRODUCT([Thong_Tin_Ngay_Nghi_201803.$B$3:.$B$54]=[.$B40];[Thong_Tin_Ngay_Nghi_201803.$C$3:.$C$54])+SUMPRODUCT([Thong_Tin_Ngay_Nghi_201804.$B$3:.$B$53]=[.$B40];[Thong_Tin_Ngay_Nghi_201804.$C$3:.$C$53])+SUMPRODUCT([Thong_Tin_Ngay_Nghi_201805.$B$3:.$B$51]=[.$B40];[Thong_Tin_Ngay_Nghi_201805.$C$3:.$C$51])+SUMPRODUCT([Thong_Tin_Ngay_Nghi_201806.$B$3:.$B$55]=[.$B40];[Thong_Tin_Ngay_Nghi_201806.$C$3:.$C$55])+SUMPRODUCT([Thong_Tin_Ngay_Nghi_201807.$B$3:.$B$56]=[.$B40];[Thong_Tin_Ngay_Nghi_201807.$C$3:.$C$56])+SUMPRODUCT([Thong_Tin_Ngay_Nghi_201808.$B$3:.$B$57]=[.$B40];[Thong_Tin_Ngay_Nghi_201808.$C$3:.$C$57])+SUMPRODUCT([Thong_Tin_Ngay_Nghi_201809.$B$3:.$B$53]=[.$B40];[Thong_Tin_Ngay_Nghi_201809.$C$3:.$C$53])+SUMPRODUCT([Thong_Tin_Ngay_Nghi_201810.$B$3:.$B$51]=[.$B40];[Thong_Tin_Ngay_Nghi_201810.$C$3:.$C$51])+SUMPRODUCT([Thong_Tin_Ngay_Nghi_201811.$B$3:.$B$53]=[.$B40];[Thong_Tin_Ngay_Nghi_201811.$C$3:.$C$53])+ SUMPRODUCT([Thong_Tin_Ngay_Nghi_201812.$B$3:.$B$54]=[.$B40];[Thong_Tin_Ngay_Nghi_201812.$C$3:.$C$54])" office:value-type="float" office:value="7">
            <text:p>7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7-02T13:22:35.27">
            <text:p>07/02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6">
            <text:p>6</text:p>
          </table:table-cell>
          <table:table-cell table:style-name="ce56" table:formula="of:=SUMPRODUCT([Thong_Tin_Ngay_Nghi_201801.$B$3:.$B$57]=[.$B41];[Thong_Tin_Ngay_Nghi_201801.$C$3:.$C$57]) +  SUMPRODUCT([Thong_Tin_Ngay_Nghi_201802.$B$3:.$B$59]=[.$B41];[Thong_Tin_Ngay_Nghi_201802.$C$3:.$C$59]) + SUMPRODUCT([Thong_Tin_Ngay_Nghi_201803.$B$3:.$B$53]=[.$B41];[Thong_Tin_Ngay_Nghi_201803.$C$3:.$C$53])" office:value-type="float" office:value="0">
            <text:p>0</text:p>
          </table:table-cell>
          <table:table-cell table:style-name="ce57" table:formula="of:=SUMPRODUCT([Thong_Tin_Ngay_Nghi_201801.$B$3:.$B$58]=[.$B41];[Thong_Tin_Ngay_Nghi_201801.$C$3:.$C$58])+SUMPRODUCT([Thong_Tin_Ngay_Nghi_201802.$B$3:.$B$60]=[.$B41];[Thong_Tin_Ngay_Nghi_201802.$C$3:.$C$60])+SUMPRODUCT([Thong_Tin_Ngay_Nghi_201803.$B$3:.$B$54]=[.$B41];[Thong_Tin_Ngay_Nghi_201803.$C$3:.$C$54])+SUMPRODUCT([Thong_Tin_Ngay_Nghi_201804.$B$3:.$B$53]=[.$B41];[Thong_Tin_Ngay_Nghi_201804.$C$3:.$C$53])+SUMPRODUCT([Thong_Tin_Ngay_Nghi_201805.$B$3:.$B$51]=[.$B41];[Thong_Tin_Ngay_Nghi_201805.$C$3:.$C$51])+SUMPRODUCT([Thong_Tin_Ngay_Nghi_201806.$B$3:.$B$55]=[.$B41];[Thong_Tin_Ngay_Nghi_201806.$C$3:.$C$55])+SUMPRODUCT([Thong_Tin_Ngay_Nghi_201807.$B$3:.$B$56]=[.$B41];[Thong_Tin_Ngay_Nghi_201807.$C$3:.$C$56])+SUMPRODUCT([Thong_Tin_Ngay_Nghi_201808.$B$3:.$B$57]=[.$B41];[Thong_Tin_Ngay_Nghi_201808.$C$3:.$C$57])+SUMPRODUCT([Thong_Tin_Ngay_Nghi_201809.$B$3:.$B$53]=[.$B41];[Thong_Tin_Ngay_Nghi_201809.$C$3:.$C$53])+SUMPRODUCT([Thong_Tin_Ngay_Nghi_201810.$B$3:.$B$51]=[.$B41];[Thong_Tin_Ngay_Nghi_201810.$C$3:.$C$51])+SUMPRODUCT([Thong_Tin_Ngay_Nghi_201811.$B$3:.$B$53]=[.$B41];[Thong_Tin_Ngay_Nghi_201811.$C$3:.$C$53])+ SUMPRODUCT([Thong_Tin_Ngay_Nghi_201812.$B$3:.$B$54]=[.$B41];[Thong_Tin_Ngay_Nghi_201812.$C$3:.$C$54])" office:value-type="float" office:value="3">
            <text:p>3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2]&lt;0;0;[.C4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7-02T13:22:35.27">
            <text:p>07/02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6">
            <text:p>6</text:p>
          </table:table-cell>
          <table:table-cell table:style-name="ce56" table:formula="of:=SUMPRODUCT([Thong_Tin_Ngay_Nghi_201801.$B$3:.$B$57]=[.$B42];[Thong_Tin_Ngay_Nghi_201801.$C$3:.$C$57]) +  SUMPRODUCT([Thong_Tin_Ngay_Nghi_201802.$B$3:.$B$59]=[.$B42];[Thong_Tin_Ngay_Nghi_201802.$C$3:.$C$59]) + SUMPRODUCT([Thong_Tin_Ngay_Nghi_201803.$B$3:.$B$53]=[.$B42];[Thong_Tin_Ngay_Nghi_201803.$C$3:.$C$53])" office:value-type="float" office:value="8.5">
            <text:p>8.5</text:p>
          </table:table-cell>
          <table:table-cell table:style-name="ce57" table:formula="of:=SUMPRODUCT([Thong_Tin_Ngay_Nghi_201801.$B$3:.$B$58]=[.$B42];[Thong_Tin_Ngay_Nghi_201801.$C$3:.$C$58])+SUMPRODUCT([Thong_Tin_Ngay_Nghi_201802.$B$3:.$B$60]=[.$B42];[Thong_Tin_Ngay_Nghi_201802.$C$3:.$C$60])+SUMPRODUCT([Thong_Tin_Ngay_Nghi_201803.$B$3:.$B$54]=[.$B42];[Thong_Tin_Ngay_Nghi_201803.$C$3:.$C$54])+SUMPRODUCT([Thong_Tin_Ngay_Nghi_201804.$B$3:.$B$53]=[.$B42];[Thong_Tin_Ngay_Nghi_201804.$C$3:.$C$53])+SUMPRODUCT([Thong_Tin_Ngay_Nghi_201805.$B$3:.$B$51]=[.$B42];[Thong_Tin_Ngay_Nghi_201805.$C$3:.$C$51])+SUMPRODUCT([Thong_Tin_Ngay_Nghi_201806.$B$3:.$B$55]=[.$B42];[Thong_Tin_Ngay_Nghi_201806.$C$3:.$C$55])+SUMPRODUCT([Thong_Tin_Ngay_Nghi_201807.$B$3:.$B$56]=[.$B42];[Thong_Tin_Ngay_Nghi_201807.$C$3:.$C$56])+SUMPRODUCT([Thong_Tin_Ngay_Nghi_201808.$B$3:.$B$57]=[.$B42];[Thong_Tin_Ngay_Nghi_201808.$C$3:.$C$57])+SUMPRODUCT([Thong_Tin_Ngay_Nghi_201809.$B$3:.$B$53]=[.$B42];[Thong_Tin_Ngay_Nghi_201809.$C$3:.$C$53])+SUMPRODUCT([Thong_Tin_Ngay_Nghi_201810.$B$3:.$B$51]=[.$B42];[Thong_Tin_Ngay_Nghi_201810.$C$3:.$C$51])+SUMPRODUCT([Thong_Tin_Ngay_Nghi_201811.$B$3:.$B$53]=[.$B42];[Thong_Tin_Ngay_Nghi_201811.$C$3:.$C$53])+ SUMPRODUCT([Thong_Tin_Ngay_Nghi_201812.$B$3:.$B$54]=[.$B42];[Thong_Tin_Ngay_Nghi_201812.$C$3:.$C$54])" office:value-type="float" office:value="33">
            <text:p>33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5.5">
            <text:p>-25.5</text:p>
          </table:table-cell>
          <table:table-cell table:style-name="ce48"/>
          <table:table-cell table:style-name="ce48" table:formula="of:=4.5+6+6" office:value-type="float" office:value="16.5">
            <text:p>16.5</text:p>
          </table:table-cell>
          <table:table-cell table:style-name="ce63"/>
          <table:table-cell table:style-name="ce48" table:formula="of:=[.J42]+[.L42] +[.K42]+[.M42]" office:value-type="float" office:value="-9">
            <text:p>-9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  <text:p>- Tháng 4: 6 ngày</text:p>
            <text:p>- Tháng 5: 6 ngày</text:p>
          </table:table-cell>
          <table:table-cell table:number-columns-repeated="1009"/>
        </table:table-row>
        <table:table-row table:style-name="ro12">
          <table:table-cell table:style-name="ce42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3]);DATE(YEAR([.E43]);12;31);NOW())" office:value-type="date" office:date-value="2018-07-02T13:22:35.27">
            <text:p>07/02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5">
            <text:p>5</text:p>
          </table:table-cell>
          <table:table-cell table:style-name="ce56" table:formula="of:=SUMPRODUCT([Thong_Tin_Ngay_Nghi_201801.$B$3:.$B$57]=[.$B43];[Thong_Tin_Ngay_Nghi_201801.$C$3:.$C$57]) +  SUMPRODUCT([Thong_Tin_Ngay_Nghi_201802.$B$3:.$B$59]=[.$B43];[Thong_Tin_Ngay_Nghi_201802.$C$3:.$C$59]) + SUMPRODUCT([Thong_Tin_Ngay_Nghi_201803.$B$3:.$B$53]=[.$B43];[Thong_Tin_Ngay_Nghi_201803.$C$3:.$C$53])" office:value-type="float" office:value="6">
            <text:p>6</text:p>
          </table:table-cell>
          <table:table-cell table:style-name="ce57" table:formula="of:=SUMPRODUCT([Thong_Tin_Ngay_Nghi_201801.$B$3:.$B$58]=[.$B43];[Thong_Tin_Ngay_Nghi_201801.$C$3:.$C$58])+SUMPRODUCT([Thong_Tin_Ngay_Nghi_201802.$B$3:.$B$60]=[.$B43];[Thong_Tin_Ngay_Nghi_201802.$C$3:.$C$60])+SUMPRODUCT([Thong_Tin_Ngay_Nghi_201803.$B$3:.$B$54]=[.$B43];[Thong_Tin_Ngay_Nghi_201803.$C$3:.$C$54])+SUMPRODUCT([Thong_Tin_Ngay_Nghi_201804.$B$3:.$B$53]=[.$B43];[Thong_Tin_Ngay_Nghi_201804.$C$3:.$C$53])+SUMPRODUCT([Thong_Tin_Ngay_Nghi_201805.$B$3:.$B$51]=[.$B43];[Thong_Tin_Ngay_Nghi_201805.$C$3:.$C$51])+SUMPRODUCT([Thong_Tin_Ngay_Nghi_201806.$B$3:.$B$55]=[.$B43];[Thong_Tin_Ngay_Nghi_201806.$C$3:.$C$55])+SUMPRODUCT([Thong_Tin_Ngay_Nghi_201807.$B$3:.$B$56]=[.$B43];[Thong_Tin_Ngay_Nghi_201807.$C$3:.$C$56])+SUMPRODUCT([Thong_Tin_Ngay_Nghi_201808.$B$3:.$B$57]=[.$B43];[Thong_Tin_Ngay_Nghi_201808.$C$3:.$C$57])+SUMPRODUCT([Thong_Tin_Ngay_Nghi_201809.$B$3:.$B$53]=[.$B43];[Thong_Tin_Ngay_Nghi_201809.$C$3:.$C$53])+SUMPRODUCT([Thong_Tin_Ngay_Nghi_201810.$B$3:.$B$51]=[.$B43];[Thong_Tin_Ngay_Nghi_201810.$C$3:.$C$51])+SUMPRODUCT([Thong_Tin_Ngay_Nghi_201811.$B$3:.$B$53]=[.$B43];[Thong_Tin_Ngay_Nghi_201811.$C$3:.$C$53])+ SUMPRODUCT([Thong_Tin_Ngay_Nghi_201812.$B$3:.$B$54]=[.$B43];[Thong_Tin_Ngay_Nghi_201812.$C$3:.$C$54])" office:value-type="float" office:value="20">
            <text:p>20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15">
            <text:p>-15</text:p>
          </table:table-cell>
          <table:table-cell table:style-name="ce48"/>
          <table:table-cell table:style-name="ce48" table:formula="of:=2+3+1" office:value-type="float" office:value="6">
            <text:p>6</text:p>
          </table:table-cell>
          <table:table-cell table:style-name="ce63"/>
          <table:table-cell table:style-name="ce48" table:formula="of:=[.J43]+[.L43] +[.K43]+[.M43]" office:value-type="float" office:value="-9">
            <text:p>-9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  <text:p>- Tháng 4: 3 ngày</text:p>
            <text:p>- Tháng 5: 1 ngày</text:p>
          </table:table-cell>
          <table:table-cell table:number-columns-repeated="1009"/>
        </table:table-row>
        <table:table-row table:style-name="ro14">
          <table:table-cell table:style-name="ce42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4]);DATE(YEAR([.E44]);12;31);NOW())" office:value-type="date" office:date-value="2018-07-02T13:22:35.28">
            <text:p>07/02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5">
            <text:p>5</text:p>
          </table:table-cell>
          <table:table-cell table:style-name="ce56" table:formula="of:=SUMPRODUCT([Thong_Tin_Ngay_Nghi_201801.$B$3:.$B$57]=[.$B44];[Thong_Tin_Ngay_Nghi_201801.$C$3:.$C$57]) +  SUMPRODUCT([Thong_Tin_Ngay_Nghi_201802.$B$3:.$B$59]=[.$B44];[Thong_Tin_Ngay_Nghi_201802.$C$3:.$C$59]) + SUMPRODUCT([Thong_Tin_Ngay_Nghi_201803.$B$3:.$B$53]=[.$B44];[Thong_Tin_Ngay_Nghi_201803.$C$3:.$C$53])" office:value-type="float" office:value="0.5">
            <text:p>0.5</text:p>
          </table:table-cell>
          <table:table-cell table:style-name="ce57" table:formula="of:=SUMPRODUCT([Thong_Tin_Ngay_Nghi_201801.$B$3:.$B$58]=[.$B44];[Thong_Tin_Ngay_Nghi_201801.$C$3:.$C$58])+SUMPRODUCT([Thong_Tin_Ngay_Nghi_201802.$B$3:.$B$60]=[.$B44];[Thong_Tin_Ngay_Nghi_201802.$C$3:.$C$60])+SUMPRODUCT([Thong_Tin_Ngay_Nghi_201803.$B$3:.$B$54]=[.$B44];[Thong_Tin_Ngay_Nghi_201803.$C$3:.$C$54])+SUMPRODUCT([Thong_Tin_Ngay_Nghi_201804.$B$3:.$B$53]=[.$B44];[Thong_Tin_Ngay_Nghi_201804.$C$3:.$C$53])+SUMPRODUCT([Thong_Tin_Ngay_Nghi_201805.$B$3:.$B$51]=[.$B44];[Thong_Tin_Ngay_Nghi_201805.$C$3:.$C$51])+SUMPRODUCT([Thong_Tin_Ngay_Nghi_201806.$B$3:.$B$55]=[.$B44];[Thong_Tin_Ngay_Nghi_201806.$C$3:.$C$55])+SUMPRODUCT([Thong_Tin_Ngay_Nghi_201807.$B$3:.$B$56]=[.$B44];[Thong_Tin_Ngay_Nghi_201807.$C$3:.$C$56])+SUMPRODUCT([Thong_Tin_Ngay_Nghi_201808.$B$3:.$B$57]=[.$B44];[Thong_Tin_Ngay_Nghi_201808.$C$3:.$C$57])+SUMPRODUCT([Thong_Tin_Ngay_Nghi_201809.$B$3:.$B$53]=[.$B44];[Thong_Tin_Ngay_Nghi_201809.$C$3:.$C$53])+SUMPRODUCT([Thong_Tin_Ngay_Nghi_201810.$B$3:.$B$51]=[.$B44];[Thong_Tin_Ngay_Nghi_201810.$C$3:.$C$51])+SUMPRODUCT([Thong_Tin_Ngay_Nghi_201811.$B$3:.$B$53]=[.$B44];[Thong_Tin_Ngay_Nghi_201811.$C$3:.$C$53])+ SUMPRODUCT([Thong_Tin_Ngay_Nghi_201812.$B$3:.$B$54]=[.$B44];[Thong_Tin_Ngay_Nghi_201812.$C$3:.$C$54])" office:value-type="float" office:value="3">
            <text:p>3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2">
            <text:p>2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4]+[.L44] +[.K44]+[.M44]" office:value-type="float" office:value="2.5">
            <text:p>2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Ta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5-02">
            <text:p>05/02/18</text:p>
          </table:table-cell>
          <table:table-cell table:style-name="ce50" table:formula="of:=IF(YEAR(NOW())&gt;YEAR([.E45]);DATE(YEAR([.E45]);12;31);NOW())" office:value-type="date" office:date-value="2018-07-02T13:22:35.28">
            <text:p>07/02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2">
            <text:p>2</text:p>
          </table:table-cell>
          <table:table-cell table:style-name="ce56" table:formula="of:=SUMPRODUCT([Thong_Tin_Ngay_Nghi_201801.$B$3:.$B$57]=[.$B45];[Thong_Tin_Ngay_Nghi_201801.$C$3:.$C$57]) +  SUMPRODUCT([Thong_Tin_Ngay_Nghi_201802.$B$3:.$B$59]=[.$B45];[Thong_Tin_Ngay_Nghi_201802.$C$3:.$C$59]) + SUMPRODUCT([Thong_Tin_Ngay_Nghi_201803.$B$3:.$B$53]=[.$B45];[Thong_Tin_Ngay_Nghi_201803.$C$3:.$C$53])" office:value-type="float" office:value="0">
            <text:p>0</text:p>
          </table:table-cell>
          <table:table-cell table:style-name="ce57" table:formula="of:=SUMPRODUCT([Thong_Tin_Ngay_Nghi_201801.$B$3:.$B$58]=[.$B45];[Thong_Tin_Ngay_Nghi_201801.$C$3:.$C$58])+SUMPRODUCT([Thong_Tin_Ngay_Nghi_201802.$B$3:.$B$60]=[.$B45];[Thong_Tin_Ngay_Nghi_201802.$C$3:.$C$60])+SUMPRODUCT([Thong_Tin_Ngay_Nghi_201803.$B$3:.$B$54]=[.$B45];[Thong_Tin_Ngay_Nghi_201803.$C$3:.$C$54])+SUMPRODUCT([Thong_Tin_Ngay_Nghi_201804.$B$3:.$B$53]=[.$B45];[Thong_Tin_Ngay_Nghi_201804.$C$3:.$C$53])+SUMPRODUCT([Thong_Tin_Ngay_Nghi_201805.$B$3:.$B$51]=[.$B45];[Thong_Tin_Ngay_Nghi_201805.$C$3:.$C$51])+SUMPRODUCT([Thong_Tin_Ngay_Nghi_201806.$B$3:.$B$55]=[.$B45];[Thong_Tin_Ngay_Nghi_201806.$C$3:.$C$55])+SUMPRODUCT([Thong_Tin_Ngay_Nghi_201807.$B$3:.$B$56]=[.$B45];[Thong_Tin_Ngay_Nghi_201807.$C$3:.$C$56])+SUMPRODUCT([Thong_Tin_Ngay_Nghi_201808.$B$3:.$B$57]=[.$B45];[Thong_Tin_Ngay_Nghi_201808.$C$3:.$C$57])+SUMPRODUCT([Thong_Tin_Ngay_Nghi_201809.$B$3:.$B$53]=[.$B45];[Thong_Tin_Ngay_Nghi_201809.$C$3:.$C$53])+SUMPRODUCT([Thong_Tin_Ngay_Nghi_201810.$B$3:.$B$51]=[.$B45];[Thong_Tin_Ngay_Nghi_201810.$C$3:.$C$51])+SUMPRODUCT([Thong_Tin_Ngay_Nghi_201811.$B$3:.$B$53]=[.$B45];[Thong_Tin_Ngay_Nghi_201811.$C$3:.$C$53])+ SUMPRODUCT([Thong_Tin_Ngay_Nghi_201812.$B$3:.$B$54]=[.$B45];[Thong_Tin_Ngay_Nghi_201812.$C$3:.$C$54])" office:value-type="float" office:value="1">
            <text:p>1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6]&lt;0;0;[.C4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07-02T13:22:35.28">
            <text:p>07/02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6">
            <text:p>6</text:p>
          </table:table-cell>
          <table:table-cell table:style-name="ce56" table:formula="of:=SUMPRODUCT([Thong_Tin_Ngay_Nghi_201801.$B$3:.$B$57]=[.$B46];[Thong_Tin_Ngay_Nghi_201801.$C$3:.$C$57]) +  SUMPRODUCT([Thong_Tin_Ngay_Nghi_201802.$B$3:.$B$59]=[.$B46];[Thong_Tin_Ngay_Nghi_201802.$C$3:.$C$59]) + SUMPRODUCT([Thong_Tin_Ngay_Nghi_201803.$B$3:.$B$53]=[.$B46];[Thong_Tin_Ngay_Nghi_201803.$C$3:.$C$53])" office:value-type="float" office:value="5">
            <text:p>5</text:p>
          </table:table-cell>
          <table:table-cell table:style-name="ce57" table:formula="of:=SUMPRODUCT([Thong_Tin_Ngay_Nghi_201801.$B$3:.$B$58]=[.$B46];[Thong_Tin_Ngay_Nghi_201801.$C$3:.$C$58])+SUMPRODUCT([Thong_Tin_Ngay_Nghi_201802.$B$3:.$B$60]=[.$B46];[Thong_Tin_Ngay_Nghi_201802.$C$3:.$C$60])+SUMPRODUCT([Thong_Tin_Ngay_Nghi_201803.$B$3:.$B$54]=[.$B46];[Thong_Tin_Ngay_Nghi_201803.$C$3:.$C$54])+SUMPRODUCT([Thong_Tin_Ngay_Nghi_201804.$B$3:.$B$53]=[.$B46];[Thong_Tin_Ngay_Nghi_201804.$C$3:.$C$53])+SUMPRODUCT([Thong_Tin_Ngay_Nghi_201805.$B$3:.$B$51]=[.$B46];[Thong_Tin_Ngay_Nghi_201805.$C$3:.$C$51])+SUMPRODUCT([Thong_Tin_Ngay_Nghi_201806.$B$3:.$B$55]=[.$B46];[Thong_Tin_Ngay_Nghi_201806.$C$3:.$C$55])+SUMPRODUCT([Thong_Tin_Ngay_Nghi_201807.$B$3:.$B$56]=[.$B46];[Thong_Tin_Ngay_Nghi_201807.$C$3:.$C$56])+SUMPRODUCT([Thong_Tin_Ngay_Nghi_201808.$B$3:.$B$57]=[.$B46];[Thong_Tin_Ngay_Nghi_201808.$C$3:.$C$57])+SUMPRODUCT([Thong_Tin_Ngay_Nghi_201809.$B$3:.$B$53]=[.$B46];[Thong_Tin_Ngay_Nghi_201809.$C$3:.$C$53])+SUMPRODUCT([Thong_Tin_Ngay_Nghi_201810.$B$3:.$B$51]=[.$B46];[Thong_Tin_Ngay_Nghi_201810.$C$3:.$C$51])+SUMPRODUCT([Thong_Tin_Ngay_Nghi_201811.$B$3:.$B$53]=[.$B46];[Thong_Tin_Ngay_Nghi_201811.$C$3:.$C$53])+ SUMPRODUCT([Thong_Tin_Ngay_Nghi_201812.$B$3:.$B$54]=[.$B46];[Thong_Tin_Ngay_Nghi_201812.$C$3:.$C$54])" office:value-type="float" office:value="7.5">
            <text:p>7.5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47]&lt;0;0;[.C4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7-02T13:22:35.28">
            <text:p>07/02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6">
            <text:p>6</text:p>
          </table:table-cell>
          <table:table-cell table:style-name="ce56" table:formula="of:=SUMPRODUCT([Thong_Tin_Ngay_Nghi_201801.$B$3:.$B$57]=[.$B47];[Thong_Tin_Ngay_Nghi_201801.$C$3:.$C$57]) +  SUMPRODUCT([Thong_Tin_Ngay_Nghi_201802.$B$3:.$B$59]=[.$B47];[Thong_Tin_Ngay_Nghi_201802.$C$3:.$C$59]) + SUMPRODUCT([Thong_Tin_Ngay_Nghi_201803.$B$3:.$B$53]=[.$B47];[Thong_Tin_Ngay_Nghi_201803.$C$3:.$C$53])" office:value-type="float" office:value="3">
            <text:p>3</text:p>
          </table:table-cell>
          <table:table-cell table:style-name="ce57" table:formula="of:=SUMPRODUCT([Thong_Tin_Ngay_Nghi_201801.$B$3:.$B$58]=[.$B47];[Thong_Tin_Ngay_Nghi_201801.$C$3:.$C$58])+SUMPRODUCT([Thong_Tin_Ngay_Nghi_201802.$B$3:.$B$60]=[.$B47];[Thong_Tin_Ngay_Nghi_201802.$C$3:.$C$60])+SUMPRODUCT([Thong_Tin_Ngay_Nghi_201803.$B$3:.$B$54]=[.$B47];[Thong_Tin_Ngay_Nghi_201803.$C$3:.$C$54])+SUMPRODUCT([Thong_Tin_Ngay_Nghi_201804.$B$3:.$B$53]=[.$B47];[Thong_Tin_Ngay_Nghi_201804.$C$3:.$C$53])+SUMPRODUCT([Thong_Tin_Ngay_Nghi_201805.$B$3:.$B$51]=[.$B47];[Thong_Tin_Ngay_Nghi_201805.$C$3:.$C$51])+SUMPRODUCT([Thong_Tin_Ngay_Nghi_201806.$B$3:.$B$55]=[.$B47];[Thong_Tin_Ngay_Nghi_201806.$C$3:.$C$55])+SUMPRODUCT([Thong_Tin_Ngay_Nghi_201807.$B$3:.$B$56]=[.$B47];[Thong_Tin_Ngay_Nghi_201807.$C$3:.$C$56])+SUMPRODUCT([Thong_Tin_Ngay_Nghi_201808.$B$3:.$B$57]=[.$B47];[Thong_Tin_Ngay_Nghi_201808.$C$3:.$C$57])+SUMPRODUCT([Thong_Tin_Ngay_Nghi_201809.$B$3:.$B$53]=[.$B47];[Thong_Tin_Ngay_Nghi_201809.$C$3:.$C$53])+SUMPRODUCT([Thong_Tin_Ngay_Nghi_201810.$B$3:.$B$51]=[.$B47];[Thong_Tin_Ngay_Nghi_201810.$C$3:.$C$51])+SUMPRODUCT([Thong_Tin_Ngay_Nghi_201811.$B$3:.$B$53]=[.$B47];[Thong_Tin_Ngay_Nghi_201811.$C$3:.$C$53])+ SUMPRODUCT([Thong_Tin_Ngay_Nghi_201812.$B$3:.$B$54]=[.$B47];[Thong_Tin_Ngay_Nghi_201812.$C$3:.$C$54])" office:value-type="float" office:value="8.5">
            <text:p>8.5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48]&lt;0;0;[.C48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8]);DATE(YEAR([.E48]);12;31);NOW())" office:value-type="date" office:date-value="2018-07-02T13:22:35.28">
            <text:p>07/02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6">
            <text:p>6</text:p>
          </table:table-cell>
          <table:table-cell table:style-name="ce56" table:formula="of:=SUMPRODUCT([Thong_Tin_Ngay_Nghi_201801.$B$3:.$B$57]=[.$B48];[Thong_Tin_Ngay_Nghi_201801.$C$3:.$C$57]) +  SUMPRODUCT([Thong_Tin_Ngay_Nghi_201802.$B$3:.$B$59]=[.$B48];[Thong_Tin_Ngay_Nghi_201802.$C$3:.$C$59]) + SUMPRODUCT([Thong_Tin_Ngay_Nghi_201803.$B$3:.$B$53]=[.$B48];[Thong_Tin_Ngay_Nghi_201803.$C$3:.$C$53])" office:value-type="float" office:value="1">
            <text:p>1</text:p>
          </table:table-cell>
          <table:table-cell table:style-name="ce57" table:formula="of:=SUMPRODUCT([Thong_Tin_Ngay_Nghi_201801.$B$3:.$B$58]=[.$B48];[Thong_Tin_Ngay_Nghi_201801.$C$3:.$C$58])+SUMPRODUCT([Thong_Tin_Ngay_Nghi_201802.$B$3:.$B$60]=[.$B48];[Thong_Tin_Ngay_Nghi_201802.$C$3:.$C$60])+SUMPRODUCT([Thong_Tin_Ngay_Nghi_201803.$B$3:.$B$54]=[.$B48];[Thong_Tin_Ngay_Nghi_201803.$C$3:.$C$54])+SUMPRODUCT([Thong_Tin_Ngay_Nghi_201804.$B$3:.$B$53]=[.$B48];[Thong_Tin_Ngay_Nghi_201804.$C$3:.$C$53])+SUMPRODUCT([Thong_Tin_Ngay_Nghi_201805.$B$3:.$B$51]=[.$B48];[Thong_Tin_Ngay_Nghi_201805.$C$3:.$C$51])+SUMPRODUCT([Thong_Tin_Ngay_Nghi_201806.$B$3:.$B$55]=[.$B48];[Thong_Tin_Ngay_Nghi_201806.$C$3:.$C$55])+SUMPRODUCT([Thong_Tin_Ngay_Nghi_201807.$B$3:.$B$56]=[.$B48];[Thong_Tin_Ngay_Nghi_201807.$C$3:.$C$56])+SUMPRODUCT([Thong_Tin_Ngay_Nghi_201808.$B$3:.$B$57]=[.$B48];[Thong_Tin_Ngay_Nghi_201808.$C$3:.$C$57])+SUMPRODUCT([Thong_Tin_Ngay_Nghi_201809.$B$3:.$B$53]=[.$B48];[Thong_Tin_Ngay_Nghi_201809.$C$3:.$C$53])+SUMPRODUCT([Thong_Tin_Ngay_Nghi_201810.$B$3:.$B$51]=[.$B48];[Thong_Tin_Ngay_Nghi_201810.$C$3:.$C$51])+SUMPRODUCT([Thong_Tin_Ngay_Nghi_201811.$B$3:.$B$53]=[.$B48];[Thong_Tin_Ngay_Nghi_201811.$C$3:.$C$53])+ SUMPRODUCT([Thong_Tin_Ngay_Nghi_201812.$B$3:.$B$54]=[.$B48];[Thong_Tin_Ngay_Nghi_201812.$C$3:.$C$54])" office:value-type="float" office:value="3">
            <text:p>3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9]&lt;0;0;[.C4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9]);DATE(YEAR([.E49]);12;31);NOW())" office:value-type="date" office:date-value="2018-07-02T13:22:35.28">
            <text:p>07/02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6">
            <text:p>6</text:p>
          </table:table-cell>
          <table:table-cell table:style-name="ce56" table:formula="of:=SUMPRODUCT([Thong_Tin_Ngay_Nghi_201801.$B$3:.$B$57]=[.$B49];[Thong_Tin_Ngay_Nghi_201801.$C$3:.$C$57]) +  SUMPRODUCT([Thong_Tin_Ngay_Nghi_201802.$B$3:.$B$59]=[.$B49];[Thong_Tin_Ngay_Nghi_201802.$C$3:.$C$59]) + SUMPRODUCT([Thong_Tin_Ngay_Nghi_201803.$B$3:.$B$53]=[.$B49];[Thong_Tin_Ngay_Nghi_201803.$C$3:.$C$53])" office:value-type="float" office:value="0">
            <text:p>0</text:p>
          </table:table-cell>
          <table:table-cell table:style-name="ce57" table:formula="of:=SUMPRODUCT([Thong_Tin_Ngay_Nghi_201801.$B$3:.$B$58]=[.$B49];[Thong_Tin_Ngay_Nghi_201801.$C$3:.$C$58])+SUMPRODUCT([Thong_Tin_Ngay_Nghi_201802.$B$3:.$B$60]=[.$B49];[Thong_Tin_Ngay_Nghi_201802.$C$3:.$C$60])+SUMPRODUCT([Thong_Tin_Ngay_Nghi_201803.$B$3:.$B$54]=[.$B49];[Thong_Tin_Ngay_Nghi_201803.$C$3:.$C$54])+SUMPRODUCT([Thong_Tin_Ngay_Nghi_201804.$B$3:.$B$53]=[.$B49];[Thong_Tin_Ngay_Nghi_201804.$C$3:.$C$53])+SUMPRODUCT([Thong_Tin_Ngay_Nghi_201805.$B$3:.$B$51]=[.$B49];[Thong_Tin_Ngay_Nghi_201805.$C$3:.$C$51])+SUMPRODUCT([Thong_Tin_Ngay_Nghi_201806.$B$3:.$B$55]=[.$B49];[Thong_Tin_Ngay_Nghi_201806.$C$3:.$C$55])+SUMPRODUCT([Thong_Tin_Ngay_Nghi_201807.$B$3:.$B$56]=[.$B49];[Thong_Tin_Ngay_Nghi_201807.$C$3:.$C$56])+SUMPRODUCT([Thong_Tin_Ngay_Nghi_201808.$B$3:.$B$57]=[.$B49];[Thong_Tin_Ngay_Nghi_201808.$C$3:.$C$57])+SUMPRODUCT([Thong_Tin_Ngay_Nghi_201809.$B$3:.$B$53]=[.$B49];[Thong_Tin_Ngay_Nghi_201809.$C$3:.$C$53])+SUMPRODUCT([Thong_Tin_Ngay_Nghi_201810.$B$3:.$B$51]=[.$B49];[Thong_Tin_Ngay_Nghi_201810.$C$3:.$C$51])+SUMPRODUCT([Thong_Tin_Ngay_Nghi_201811.$B$3:.$B$53]=[.$B49];[Thong_Tin_Ngay_Nghi_201811.$C$3:.$C$53])+ SUMPRODUCT([Thong_Tin_Ngay_Nghi_201812.$B$3:.$B$54]=[.$B49];[Thong_Tin_Ngay_Nghi_201812.$C$3:.$C$54])" office:value-type="float" office:value="1">
            <text:p>1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5">
            <text:p>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9]+[.L49] +[.K49]+[.M49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hanhC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6-01">
            <text:p>06/01/18</text:p>
          </table:table-cell>
          <table:table-cell table:style-name="ce50" table:formula="of:=IF(YEAR(NOW())&gt;YEAR([.E50]);DATE(YEAR([.E50]);12;31);NOW())" office:value-type="date" office:date-value="2018-07-02T13:22:35.29">
            <text:p>07/02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1">
            <text:p>1</text:p>
          </table:table-cell>
          <table:table-cell table:style-name="ce56" table:formula="of:=SUMPRODUCT([Thong_Tin_Ngay_Nghi_201801.$B$3:.$B$57]=[.$B50];[Thong_Tin_Ngay_Nghi_201801.$C$3:.$C$57]) +  SUMPRODUCT([Thong_Tin_Ngay_Nghi_201802.$B$3:.$B$59]=[.$B50];[Thong_Tin_Ngay_Nghi_201802.$C$3:.$C$59]) + SUMPRODUCT([Thong_Tin_Ngay_Nghi_201803.$B$3:.$B$53]=[.$B50];[Thong_Tin_Ngay_Nghi_201803.$C$3:.$C$53])" office:value-type="float" office:value="0">
            <text:p>0</text:p>
          </table:table-cell>
          <table:table-cell table:style-name="ce57" table:formula="of:=SUMPRODUCT([Thong_Tin_Ngay_Nghi_201801.$B$3:.$B$58]=[.$B50];[Thong_Tin_Ngay_Nghi_201801.$C$3:.$C$58])+SUMPRODUCT([Thong_Tin_Ngay_Nghi_201802.$B$3:.$B$60]=[.$B50];[Thong_Tin_Ngay_Nghi_201802.$C$3:.$C$60])+SUMPRODUCT([Thong_Tin_Ngay_Nghi_201803.$B$3:.$B$54]=[.$B50];[Thong_Tin_Ngay_Nghi_201803.$C$3:.$C$54])+SUMPRODUCT([Thong_Tin_Ngay_Nghi_201804.$B$3:.$B$53]=[.$B50];[Thong_Tin_Ngay_Nghi_201804.$C$3:.$C$53])+SUMPRODUCT([Thong_Tin_Ngay_Nghi_201805.$B$3:.$B$51]=[.$B50];[Thong_Tin_Ngay_Nghi_201805.$C$3:.$C$51])+SUMPRODUCT([Thong_Tin_Ngay_Nghi_201806.$B$3:.$B$55]=[.$B50];[Thong_Tin_Ngay_Nghi_201806.$C$3:.$C$55])+SUMPRODUCT([Thong_Tin_Ngay_Nghi_201807.$B$3:.$B$56]=[.$B50];[Thong_Tin_Ngay_Nghi_201807.$C$3:.$C$56])+SUMPRODUCT([Thong_Tin_Ngay_Nghi_201808.$B$3:.$B$57]=[.$B50];[Thong_Tin_Ngay_Nghi_201808.$C$3:.$C$57])+SUMPRODUCT([Thong_Tin_Ngay_Nghi_201809.$B$3:.$B$53]=[.$B50];[Thong_Tin_Ngay_Nghi_201809.$C$3:.$C$53])+SUMPRODUCT([Thong_Tin_Ngay_Nghi_201810.$B$3:.$B$51]=[.$B50];[Thong_Tin_Ngay_Nghi_201810.$C$3:.$C$51])+SUMPRODUCT([Thong_Tin_Ngay_Nghi_201811.$B$3:.$B$53]=[.$B50];[Thong_Tin_Ngay_Nghi_201811.$C$3:.$C$53])+ SUMPRODUCT([Thong_Tin_Ngay_Nghi_201812.$B$3:.$B$54]=[.$B50];[Thong_Tin_Ngay_Nghi_201812.$C$3:.$C$54])" office:value-type="float" office:value="0.5">
            <text:p>0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1]&lt;0;0;[.C51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7-02T13:22:35.29">
            <text:p>07/02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6">
            <text:p>6</text:p>
          </table:table-cell>
          <table:table-cell table:style-name="ce56" table:formula="of:=SUMPRODUCT([Thong_Tin_Ngay_Nghi_201801.$B$3:.$B$57]=[.$B51];[Thong_Tin_Ngay_Nghi_201801.$C$3:.$C$57]) +  SUMPRODUCT([Thong_Tin_Ngay_Nghi_201802.$B$3:.$B$59]=[.$B51];[Thong_Tin_Ngay_Nghi_201802.$C$3:.$C$59]) + SUMPRODUCT([Thong_Tin_Ngay_Nghi_201803.$B$3:.$B$53]=[.$B51];[Thong_Tin_Ngay_Nghi_201803.$C$3:.$C$53])" office:value-type="float" office:value="7.5">
            <text:p>7.5</text:p>
          </table:table-cell>
          <table:table-cell table:style-name="ce57" table:formula="of:=SUMPRODUCT([Thong_Tin_Ngay_Nghi_201801.$B$3:.$B$58]=[.$B51];[Thong_Tin_Ngay_Nghi_201801.$C$3:.$C$58])+SUMPRODUCT([Thong_Tin_Ngay_Nghi_201802.$B$3:.$B$60]=[.$B51];[Thong_Tin_Ngay_Nghi_201802.$C$3:.$C$60])+SUMPRODUCT([Thong_Tin_Ngay_Nghi_201803.$B$3:.$B$54]=[.$B51];[Thong_Tin_Ngay_Nghi_201803.$C$3:.$C$54])+SUMPRODUCT([Thong_Tin_Ngay_Nghi_201804.$B$3:.$B$53]=[.$B51];[Thong_Tin_Ngay_Nghi_201804.$C$3:.$C$53])+SUMPRODUCT([Thong_Tin_Ngay_Nghi_201805.$B$3:.$B$51]=[.$B51];[Thong_Tin_Ngay_Nghi_201805.$C$3:.$C$51])+SUMPRODUCT([Thong_Tin_Ngay_Nghi_201806.$B$3:.$B$55]=[.$B51];[Thong_Tin_Ngay_Nghi_201806.$C$3:.$C$55])+SUMPRODUCT([Thong_Tin_Ngay_Nghi_201807.$B$3:.$B$56]=[.$B51];[Thong_Tin_Ngay_Nghi_201807.$C$3:.$C$56])+SUMPRODUCT([Thong_Tin_Ngay_Nghi_201808.$B$3:.$B$57]=[.$B51];[Thong_Tin_Ngay_Nghi_201808.$C$3:.$C$57])+SUMPRODUCT([Thong_Tin_Ngay_Nghi_201809.$B$3:.$B$53]=[.$B51];[Thong_Tin_Ngay_Nghi_201809.$C$3:.$C$53])+SUMPRODUCT([Thong_Tin_Ngay_Nghi_201810.$B$3:.$B$51]=[.$B51];[Thong_Tin_Ngay_Nghi_201810.$C$3:.$C$51])+SUMPRODUCT([Thong_Tin_Ngay_Nghi_201811.$B$3:.$B$53]=[.$B51];[Thong_Tin_Ngay_Nghi_201811.$C$3:.$C$53])+ SUMPRODUCT([Thong_Tin_Ngay_Nghi_201812.$B$3:.$B$54]=[.$B51];[Thong_Tin_Ngay_Nghi_201812.$C$3:.$C$54])" office:value-type="float" office:value="10.5">
            <text:p>10.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7-02T13:22:35.29">
            <text:p>07/02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6">
            <text:p>6</text:p>
          </table:table-cell>
          <table:table-cell table:style-name="ce56" table:formula="of:=SUMPRODUCT([Thong_Tin_Ngay_Nghi_201801.$B$3:.$B$57]=[.$B52];[Thong_Tin_Ngay_Nghi_201801.$C$3:.$C$57]) +  SUMPRODUCT([Thong_Tin_Ngay_Nghi_201802.$B$3:.$B$59]=[.$B52];[Thong_Tin_Ngay_Nghi_201802.$C$3:.$C$59]) + SUMPRODUCT([Thong_Tin_Ngay_Nghi_201803.$B$3:.$B$53]=[.$B52];[Thong_Tin_Ngay_Nghi_201803.$C$3:.$C$53])" office:value-type="float" office:value="4">
            <text:p>4</text:p>
          </table:table-cell>
          <table:table-cell table:style-name="ce57" table:formula="of:=SUMPRODUCT([Thong_Tin_Ngay_Nghi_201801.$B$3:.$B$58]=[.$B52];[Thong_Tin_Ngay_Nghi_201801.$C$3:.$C$58])+SUMPRODUCT([Thong_Tin_Ngay_Nghi_201802.$B$3:.$B$60]=[.$B52];[Thong_Tin_Ngay_Nghi_201802.$C$3:.$C$60])+SUMPRODUCT([Thong_Tin_Ngay_Nghi_201803.$B$3:.$B$54]=[.$B52];[Thong_Tin_Ngay_Nghi_201803.$C$3:.$C$54])+SUMPRODUCT([Thong_Tin_Ngay_Nghi_201804.$B$3:.$B$53]=[.$B52];[Thong_Tin_Ngay_Nghi_201804.$C$3:.$C$53])+SUMPRODUCT([Thong_Tin_Ngay_Nghi_201805.$B$3:.$B$51]=[.$B52];[Thong_Tin_Ngay_Nghi_201805.$C$3:.$C$51])+SUMPRODUCT([Thong_Tin_Ngay_Nghi_201806.$B$3:.$B$55]=[.$B52];[Thong_Tin_Ngay_Nghi_201806.$C$3:.$C$55])+SUMPRODUCT([Thong_Tin_Ngay_Nghi_201807.$B$3:.$B$56]=[.$B52];[Thong_Tin_Ngay_Nghi_201807.$C$3:.$C$56])+SUMPRODUCT([Thong_Tin_Ngay_Nghi_201808.$B$3:.$B$57]=[.$B52];[Thong_Tin_Ngay_Nghi_201808.$C$3:.$C$57])+SUMPRODUCT([Thong_Tin_Ngay_Nghi_201809.$B$3:.$B$53]=[.$B52];[Thong_Tin_Ngay_Nghi_201809.$C$3:.$C$53])+SUMPRODUCT([Thong_Tin_Ngay_Nghi_201810.$B$3:.$B$51]=[.$B52];[Thong_Tin_Ngay_Nghi_201810.$C$3:.$C$51])+SUMPRODUCT([Thong_Tin_Ngay_Nghi_201811.$B$3:.$B$53]=[.$B52];[Thong_Tin_Ngay_Nghi_201811.$C$3:.$C$53])+ SUMPRODUCT([Thong_Tin_Ngay_Nghi_201812.$B$3:.$B$54]=[.$B52];[Thong_Tin_Ngay_Nghi_201812.$C$3:.$C$54])" office:value-type="float" office:value="18.5">
            <text:p>18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12.5">
            <text:p>-12.5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12.5">
            <text:p>-1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7-02T13:22:35.29">
            <text:p>07/02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6">
            <text:p>6</text:p>
          </table:table-cell>
          <table:table-cell table:style-name="ce56" table:formula="of:=SUMPRODUCT([Thong_Tin_Ngay_Nghi_201801.$B$3:.$B$57]=[.$B53];[Thong_Tin_Ngay_Nghi_201801.$C$3:.$C$57]) +  SUMPRODUCT([Thong_Tin_Ngay_Nghi_201802.$B$3:.$B$59]=[.$B53];[Thong_Tin_Ngay_Nghi_201802.$C$3:.$C$59]) + SUMPRODUCT([Thong_Tin_Ngay_Nghi_201803.$B$3:.$B$53]=[.$B53];[Thong_Tin_Ngay_Nghi_201803.$C$3:.$C$53])" office:value-type="float" office:value="7">
            <text:p>7</text:p>
          </table:table-cell>
          <table:table-cell table:style-name="ce57" table:formula="of:=SUMPRODUCT([Thong_Tin_Ngay_Nghi_201801.$B$3:.$B$58]=[.$B53];[Thong_Tin_Ngay_Nghi_201801.$C$3:.$C$58])+SUMPRODUCT([Thong_Tin_Ngay_Nghi_201802.$B$3:.$B$60]=[.$B53];[Thong_Tin_Ngay_Nghi_201802.$C$3:.$C$60])+SUMPRODUCT([Thong_Tin_Ngay_Nghi_201803.$B$3:.$B$54]=[.$B53];[Thong_Tin_Ngay_Nghi_201803.$C$3:.$C$54])+SUMPRODUCT([Thong_Tin_Ngay_Nghi_201804.$B$3:.$B$53]=[.$B53];[Thong_Tin_Ngay_Nghi_201804.$C$3:.$C$53])+SUMPRODUCT([Thong_Tin_Ngay_Nghi_201805.$B$3:.$B$51]=[.$B53];[Thong_Tin_Ngay_Nghi_201805.$C$3:.$C$51])+SUMPRODUCT([Thong_Tin_Ngay_Nghi_201806.$B$3:.$B$55]=[.$B53];[Thong_Tin_Ngay_Nghi_201806.$C$3:.$C$55])+SUMPRODUCT([Thong_Tin_Ngay_Nghi_201807.$B$3:.$B$56]=[.$B53];[Thong_Tin_Ngay_Nghi_201807.$C$3:.$C$56])+SUMPRODUCT([Thong_Tin_Ngay_Nghi_201808.$B$3:.$B$57]=[.$B53];[Thong_Tin_Ngay_Nghi_201808.$C$3:.$C$57])+SUMPRODUCT([Thong_Tin_Ngay_Nghi_201809.$B$3:.$B$53]=[.$B53];[Thong_Tin_Ngay_Nghi_201809.$C$3:.$C$53])+SUMPRODUCT([Thong_Tin_Ngay_Nghi_201810.$B$3:.$B$51]=[.$B53];[Thong_Tin_Ngay_Nghi_201810.$C$3:.$C$51])+SUMPRODUCT([Thong_Tin_Ngay_Nghi_201811.$B$3:.$B$53]=[.$B53];[Thong_Tin_Ngay_Nghi_201811.$C$3:.$C$53])+ SUMPRODUCT([Thong_Tin_Ngay_Nghi_201812.$B$3:.$B$54]=[.$B53];[Thong_Tin_Ngay_Nghi_201812.$C$3:.$C$54])" office:value-type="float" office:value="12.5">
            <text:p>12.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6.5">
            <text:p>-6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3]+[.L53] +[.K53]+[.M53]" office:value-type="float" office:value="-5.5">
            <text:p>-5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48">
            <text:p>48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4]);DATE(YEAR([.E54]);12;31);NOW())" office:value-type="date" office:date-value="2018-07-02T13:22:35.3">
            <text:p>07/02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5">
            <text:p>5</text:p>
          </table:table-cell>
          <table:table-cell table:style-name="ce56" table:formula="of:=SUMPRODUCT([Thong_Tin_Ngay_Nghi_201801.$B$3:.$B$57]=[.$B54];[Thong_Tin_Ngay_Nghi_201801.$C$3:.$C$57]) +  SUMPRODUCT([Thong_Tin_Ngay_Nghi_201802.$B$3:.$B$59]=[.$B54];[Thong_Tin_Ngay_Nghi_201802.$C$3:.$C$59]) + SUMPRODUCT([Thong_Tin_Ngay_Nghi_201803.$B$3:.$B$53]=[.$B54];[Thong_Tin_Ngay_Nghi_201803.$C$3:.$C$53])" office:value-type="float" office:value="2">
            <text:p>2</text:p>
          </table:table-cell>
          <table:table-cell table:style-name="ce57" table:formula="of:=SUMPRODUCT([Thong_Tin_Ngay_Nghi_201801.$B$3:.$B$58]=[.$B54];[Thong_Tin_Ngay_Nghi_201801.$C$3:.$C$58])+SUMPRODUCT([Thong_Tin_Ngay_Nghi_201802.$B$3:.$B$60]=[.$B54];[Thong_Tin_Ngay_Nghi_201802.$C$3:.$C$60])+SUMPRODUCT([Thong_Tin_Ngay_Nghi_201803.$B$3:.$B$54]=[.$B54];[Thong_Tin_Ngay_Nghi_201803.$C$3:.$C$54])+SUMPRODUCT([Thong_Tin_Ngay_Nghi_201804.$B$3:.$B$53]=[.$B54];[Thong_Tin_Ngay_Nghi_201804.$C$3:.$C$53])+SUMPRODUCT([Thong_Tin_Ngay_Nghi_201805.$B$3:.$B$51]=[.$B54];[Thong_Tin_Ngay_Nghi_201805.$C$3:.$C$51])+SUMPRODUCT([Thong_Tin_Ngay_Nghi_201806.$B$3:.$B$55]=[.$B54];[Thong_Tin_Ngay_Nghi_201806.$C$3:.$C$55])+SUMPRODUCT([Thong_Tin_Ngay_Nghi_201807.$B$3:.$B$56]=[.$B54];[Thong_Tin_Ngay_Nghi_201807.$C$3:.$C$56])+SUMPRODUCT([Thong_Tin_Ngay_Nghi_201808.$B$3:.$B$57]=[.$B54];[Thong_Tin_Ngay_Nghi_201808.$C$3:.$C$57])+SUMPRODUCT([Thong_Tin_Ngay_Nghi_201809.$B$3:.$B$53]=[.$B54];[Thong_Tin_Ngay_Nghi_201809.$C$3:.$C$53])+SUMPRODUCT([Thong_Tin_Ngay_Nghi_201810.$B$3:.$B$51]=[.$B54];[Thong_Tin_Ngay_Nghi_201810.$C$3:.$C$51])+SUMPRODUCT([Thong_Tin_Ngay_Nghi_201811.$B$3:.$B$53]=[.$B54];[Thong_Tin_Ngay_Nghi_201811.$C$3:.$C$53])+ SUMPRODUCT([Thong_Tin_Ngay_Nghi_201812.$B$3:.$B$54]=[.$B54];[Thong_Tin_Ngay_Nghi_201812.$C$3:.$C$54])" office:value-type="float" office:value="3">
            <text:p>3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4]+[.L54] +[.K54]+[.M54]" office:value-type="float" office:value="4">
            <text:p>4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55]&lt;0;0;[.C55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7-02T13:22:35.3">
            <text:p>07/02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6">
            <text:p>6</text:p>
          </table:table-cell>
          <table:table-cell table:style-name="ce56" table:formula="of:=SUMPRODUCT([Thong_Tin_Ngay_Nghi_201801.$B$3:.$B$57]=[.$B55];[Thong_Tin_Ngay_Nghi_201801.$C$3:.$C$57]) +  SUMPRODUCT([Thong_Tin_Ngay_Nghi_201802.$B$3:.$B$59]=[.$B55];[Thong_Tin_Ngay_Nghi_201802.$C$3:.$C$59]) + SUMPRODUCT([Thong_Tin_Ngay_Nghi_201803.$B$3:.$B$53]=[.$B55];[Thong_Tin_Ngay_Nghi_201803.$C$3:.$C$53])" office:value-type="float" office:value="3">
            <text:p>3</text:p>
          </table:table-cell>
          <table:table-cell table:style-name="ce57" table:formula="of:=SUMPRODUCT([Thong_Tin_Ngay_Nghi_201801.$B$3:.$B$58]=[.$B55];[Thong_Tin_Ngay_Nghi_201801.$C$3:.$C$58])+SUMPRODUCT([Thong_Tin_Ngay_Nghi_201802.$B$3:.$B$60]=[.$B55];[Thong_Tin_Ngay_Nghi_201802.$C$3:.$C$60])+SUMPRODUCT([Thong_Tin_Ngay_Nghi_201803.$B$3:.$B$54]=[.$B55];[Thong_Tin_Ngay_Nghi_201803.$C$3:.$C$54])+SUMPRODUCT([Thong_Tin_Ngay_Nghi_201804.$B$3:.$B$53]=[.$B55];[Thong_Tin_Ngay_Nghi_201804.$C$3:.$C$53])+SUMPRODUCT([Thong_Tin_Ngay_Nghi_201805.$B$3:.$B$51]=[.$B55];[Thong_Tin_Ngay_Nghi_201805.$C$3:.$C$51])+SUMPRODUCT([Thong_Tin_Ngay_Nghi_201806.$B$3:.$B$55]=[.$B55];[Thong_Tin_Ngay_Nghi_201806.$C$3:.$C$55])+SUMPRODUCT([Thong_Tin_Ngay_Nghi_201807.$B$3:.$B$56]=[.$B55];[Thong_Tin_Ngay_Nghi_201807.$C$3:.$C$56])+SUMPRODUCT([Thong_Tin_Ngay_Nghi_201808.$B$3:.$B$57]=[.$B55];[Thong_Tin_Ngay_Nghi_201808.$C$3:.$C$57])+SUMPRODUCT([Thong_Tin_Ngay_Nghi_201809.$B$3:.$B$53]=[.$B55];[Thong_Tin_Ngay_Nghi_201809.$C$3:.$C$53])+SUMPRODUCT([Thong_Tin_Ngay_Nghi_201810.$B$3:.$B$51]=[.$B55];[Thong_Tin_Ngay_Nghi_201810.$C$3:.$C$51])+SUMPRODUCT([Thong_Tin_Ngay_Nghi_201811.$B$3:.$B$53]=[.$B55];[Thong_Tin_Ngay_Nghi_201811.$C$3:.$C$53])+ SUMPRODUCT([Thong_Tin_Ngay_Nghi_201812.$B$3:.$B$54]=[.$B55];[Thong_Tin_Ngay_Nghi_201812.$C$3:.$C$54])" office:value-type="float" office:value="5.5">
            <text:p>5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56]&lt;0;0;[.C56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7-02T13:22:35.3">
            <text:p>07/02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6">
            <text:p>6</text:p>
          </table:table-cell>
          <table:table-cell table:style-name="ce56" table:formula="of:=SUMPRODUCT([Thong_Tin_Ngay_Nghi_201801.$B$3:.$B$57]=[.$B56];[Thong_Tin_Ngay_Nghi_201801.$C$3:.$C$57]) +  SUMPRODUCT([Thong_Tin_Ngay_Nghi_201802.$B$3:.$B$59]=[.$B56];[Thong_Tin_Ngay_Nghi_201802.$C$3:.$C$59]) + SUMPRODUCT([Thong_Tin_Ngay_Nghi_201803.$B$3:.$B$53]=[.$B56];[Thong_Tin_Ngay_Nghi_201803.$C$3:.$C$53])" office:value-type="float" office:value="2.5">
            <text:p>2.5</text:p>
          </table:table-cell>
          <table:table-cell table:style-name="ce57" table:formula="of:=SUMPRODUCT([Thong_Tin_Ngay_Nghi_201801.$B$3:.$B$58]=[.$B56];[Thong_Tin_Ngay_Nghi_201801.$C$3:.$C$58])+SUMPRODUCT([Thong_Tin_Ngay_Nghi_201802.$B$3:.$B$60]=[.$B56];[Thong_Tin_Ngay_Nghi_201802.$C$3:.$C$60])+SUMPRODUCT([Thong_Tin_Ngay_Nghi_201803.$B$3:.$B$54]=[.$B56];[Thong_Tin_Ngay_Nghi_201803.$C$3:.$C$54])+SUMPRODUCT([Thong_Tin_Ngay_Nghi_201804.$B$3:.$B$53]=[.$B56];[Thong_Tin_Ngay_Nghi_201804.$C$3:.$C$53])+SUMPRODUCT([Thong_Tin_Ngay_Nghi_201805.$B$3:.$B$51]=[.$B56];[Thong_Tin_Ngay_Nghi_201805.$C$3:.$C$51])+SUMPRODUCT([Thong_Tin_Ngay_Nghi_201806.$B$3:.$B$55]=[.$B56];[Thong_Tin_Ngay_Nghi_201806.$C$3:.$C$55])+SUMPRODUCT([Thong_Tin_Ngay_Nghi_201807.$B$3:.$B$56]=[.$B56];[Thong_Tin_Ngay_Nghi_201807.$C$3:.$C$56])+SUMPRODUCT([Thong_Tin_Ngay_Nghi_201808.$B$3:.$B$57]=[.$B56];[Thong_Tin_Ngay_Nghi_201808.$C$3:.$C$57])+SUMPRODUCT([Thong_Tin_Ngay_Nghi_201809.$B$3:.$B$53]=[.$B56];[Thong_Tin_Ngay_Nghi_201809.$C$3:.$C$53])+SUMPRODUCT([Thong_Tin_Ngay_Nghi_201810.$B$3:.$B$51]=[.$B56];[Thong_Tin_Ngay_Nghi_201810.$C$3:.$C$51])+SUMPRODUCT([Thong_Tin_Ngay_Nghi_201811.$B$3:.$B$53]=[.$B56];[Thong_Tin_Ngay_Nghi_201811.$C$3:.$C$53])+ SUMPRODUCT([Thong_Tin_Ngay_Nghi_201812.$B$3:.$B$54]=[.$B56];[Thong_Tin_Ngay_Nghi_201812.$C$3:.$C$54])" office:value-type="float" office:value="5">
            <text:p>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6]+[.L56] +[.K56]+[.M56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57]&lt;0;0;[.C57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07-02T13:22:35.3">
            <text:p>07/02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6">
            <text:p>6</text:p>
          </table:table-cell>
          <table:table-cell table:style-name="ce56" table:formula="of:=SUMPRODUCT([Thong_Tin_Ngay_Nghi_201801.$B$3:.$B$57]=[.$B57];[Thong_Tin_Ngay_Nghi_201801.$C$3:.$C$57]) +  SUMPRODUCT([Thong_Tin_Ngay_Nghi_201802.$B$3:.$B$59]=[.$B57];[Thong_Tin_Ngay_Nghi_201802.$C$3:.$C$59]) + SUMPRODUCT([Thong_Tin_Ngay_Nghi_201803.$B$3:.$B$53]=[.$B57];[Thong_Tin_Ngay_Nghi_201803.$C$3:.$C$53])" office:value-type="float" office:value="5">
            <text:p>5</text:p>
          </table:table-cell>
          <table:table-cell table:style-name="ce57" table:formula="of:=SUMPRODUCT([Thong_Tin_Ngay_Nghi_201801.$B$3:.$B$58]=[.$B57];[Thong_Tin_Ngay_Nghi_201801.$C$3:.$C$58])+SUMPRODUCT([Thong_Tin_Ngay_Nghi_201802.$B$3:.$B$60]=[.$B57];[Thong_Tin_Ngay_Nghi_201802.$C$3:.$C$60])+SUMPRODUCT([Thong_Tin_Ngay_Nghi_201803.$B$3:.$B$54]=[.$B57];[Thong_Tin_Ngay_Nghi_201803.$C$3:.$C$54])+SUMPRODUCT([Thong_Tin_Ngay_Nghi_201804.$B$3:.$B$53]=[.$B57];[Thong_Tin_Ngay_Nghi_201804.$C$3:.$C$53])+SUMPRODUCT([Thong_Tin_Ngay_Nghi_201805.$B$3:.$B$51]=[.$B57];[Thong_Tin_Ngay_Nghi_201805.$C$3:.$C$51])+SUMPRODUCT([Thong_Tin_Ngay_Nghi_201806.$B$3:.$B$55]=[.$B57];[Thong_Tin_Ngay_Nghi_201806.$C$3:.$C$55])+SUMPRODUCT([Thong_Tin_Ngay_Nghi_201807.$B$3:.$B$56]=[.$B57];[Thong_Tin_Ngay_Nghi_201807.$C$3:.$C$56])+SUMPRODUCT([Thong_Tin_Ngay_Nghi_201808.$B$3:.$B$57]=[.$B57];[Thong_Tin_Ngay_Nghi_201808.$C$3:.$C$57])+SUMPRODUCT([Thong_Tin_Ngay_Nghi_201809.$B$3:.$B$53]=[.$B57];[Thong_Tin_Ngay_Nghi_201809.$C$3:.$C$53])+SUMPRODUCT([Thong_Tin_Ngay_Nghi_201810.$B$3:.$B$51]=[.$B57];[Thong_Tin_Ngay_Nghi_201810.$C$3:.$C$51])+SUMPRODUCT([Thong_Tin_Ngay_Nghi_201811.$B$3:.$B$53]=[.$B57];[Thong_Tin_Ngay_Nghi_201811.$C$3:.$C$53])+ SUMPRODUCT([Thong_Tin_Ngay_Nghi_201812.$B$3:.$B$54]=[.$B57];[Thong_Tin_Ngay_Nghi_201812.$C$3:.$C$54])" office:value-type="float" office:value="6">
            <text:p>6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5in" draw:caption-point-x="-0.2402in" draw:caption-point-y="0.603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24in" draw:caption-point-x="-0.2402in" draw:caption-point-y="0.6157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28in" draw:caption-point-x="-0.2402in" draw:caption-point-y="0.6154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55in" draw:caption-point-x="-0.2402in" draw:caption-point-y="0.6126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63in" draw:caption-point-x="-0.2402in" draw:caption-point-y="0.6118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67in" draw:caption-point-x="-0.2402in" draw:caption-point-y="0.6114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63in" draw:caption-point-x="-0.2402in" draw:caption-point-y="0.6118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79in" draw:caption-point-x="-0.2402in" draw:caption-point-y="0.6102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06in" draw:caption-point-x="-0.2402in" draw:caption-point-y="0.6075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02in" draw:caption-point-x="-0.2402in" draw:caption-point-y="0.6079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06in" draw:caption-point-x="-0.2402in" draw:caption-point-y="0.6075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1in" draw:caption-point-x="-0.2402in" draw:caption-point-y="0.6071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14in" draw:caption-point-x="-0.2402in" draw:caption-point-y="0.6067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18in" draw:caption-point-x="-0.2402in" draw:caption-point-y="0.6063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26in" draw:caption-point-x="-0.2402in" draw:caption-point-y="0.6055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34in" draw:caption-point-x="-0.2402in" draw:caption-point-y="0.6047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46in" draw:caption-point-x="-0.2402in" draw:caption-point-y="0.6035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01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77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54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84in" draw:caption-point-x="-0.2402in" draw:caption-point-y="0.6126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08in" draw:caption-point-x="-0.2402in" draw:caption-point-y="0.6102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24in" draw:caption-point-x="-0.2402in" draw:caption-point-y="0.6087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43in" draw:caption-point-x="-0.2402in" draw:caption-point-y="0.6067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47in" draw:caption-point-x="-0.2402in" draw:caption-point-y="0.6063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63in" draw:caption-point-x="-0.2402in" draw:caption-point-y="0.6047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3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53in" draw:caption-point-x="-0.2402in" draw:caption-point-y="0.6134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61in" draw:caption-point-x="-0.2402in" draw:caption-point-y="0.6126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0992in" draw:caption-point-x="-0.2402in" draw:caption-point-y="0.6094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08in" draw:caption-point-x="-0.2402in" draw:caption-point-y="0.6079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12in" draw:caption-point-x="-0.2402in" draw:caption-point-y="0.6075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67in" draw:caption-point-x="-0.2402in" draw:caption-point-y="0.602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1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06in" draw:caption-point-x="-0.2402in" draw:caption-point-y="0.6161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87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9in" draw:caption-point-x="-0.2402in" draw:caption-point-y="0.6154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25in" draw:caption-point-x="-0.2402in" draw:caption-point-y="0.6118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57in" draw:caption-point-x="-0.2402in" draw:caption-point-y="0.6087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69in" draw:caption-point-x="-0.2402in" draw:caption-point-y="0.6075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08in" draw:caption-point-x="-0.2402in" draw:caption-point-y="0.6035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63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13in" draw:caption-point-x="-0.2402in" draw:caption-point-y="0.6106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57in" draw:caption-point-x="-0.2402in" draw:caption-point-y="0.6063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8in" draw:caption-point-x="-0.2402in" draw:caption-point-y="0.6039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39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43in" draw:caption-point-x="-0.2402in" draw:caption-point-y="0.6154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78in" draw:caption-point-x="-0.2402in" draw:caption-point-y="0.6118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86in" draw:caption-point-x="-0.2402in" draw:caption-point-y="0.611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894in" draw:caption-point-x="-0.2402in" draw:caption-point-y="0.6102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02in" draw:caption-point-x="-0.2402in" draw:caption-point-y="0.6094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09in" draw:caption-point-x="-0.2402in" draw:caption-point-y="0.6087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17in" draw:caption-point-x="-0.2402in" draw:caption-point-y="0.6079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21in" draw:caption-point-x="-0.2402in" draw:caption-point-y="0.6075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29in" draw:caption-point-x="-0.2402in" draw:caption-point-y="0.6067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33in" draw:caption-point-x="-0.2402in" draw:caption-point-y="0.6063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41in" draw:caption-point-x="-0.2402in" draw:caption-point-y="0.6055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16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19in" draw:caption-point-x="-0.2402in" draw:caption-point-y="0.6154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58in" draw:caption-point-x="-0.2402in" draw:caption-point-y="0.6114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66in" draw:caption-point-x="-0.2402in" draw:caption-point-y="0.6106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7in" draw:caption-point-x="-0.2402in" draw:caption-point-y="0.6102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78in" draw:caption-point-x="-0.2402in" draw:caption-point-y="0.6094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492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795in" draw:caption-point-x="-0.2402in" draw:caption-point-y="0.6154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23in" draw:caption-point-x="-0.2402in" draw:caption-point-y="0.6126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31in" draw:caption-point-x="-0.2402in" draw:caption-point-y="0.6118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43in" draw:caption-point-x="-0.2402in" draw:caption-point-y="0.6106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43in" draw:caption-point-x="-0.2402in" draw:caption-point-y="0.6106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62in" draw:caption-point-x="-0.2402in" draw:caption-point-y="0.6087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74in" draw:caption-point-x="-0.2402in" draw:caption-point-y="0.6075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894in" draw:caption-point-x="-0.2402in" draw:caption-point-y="0.6055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13in" draw:caption-point-x="-0.2402in" draw:caption-point-y="0.6035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69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43in" draw:caption-point-x="-0.2402in" draw:caption-point-y="0.6083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5in" draw:caption-point-x="-0.2402in" draw:caption-point-y="0.6075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78in" draw:caption-point-x="-0.2402in" draw:caption-point-y="0.6047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45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783in" draw:caption-point-x="-0.2402in" draw:caption-point-y="0.6118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27in" draw:caption-point-x="-0.2402in" draw:caption-point-y="0.6075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27in" draw:caption-point-x="-0.2402in" draw:caption-point-y="0.6075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35in" draw:caption-point-x="-0.2402in" draw:caption-point-y="0.6067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5in" draw:caption-point-x="-0.2402in" draw:caption-point-y="0.6051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25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2in" draw:caption-point-x="-0.2402in" draw:caption-point-y="0.6161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68in" draw:caption-point-x="-0.2402in" draw:caption-point-y="0.6114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287in" draw:caption-point-x="-0.2402in" draw:caption-point-y="0.6094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46in" draw:caption-point-x="-0.2402in" draw:caption-point-y="0.6035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02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78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54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36in" draw:caption-point-x="-0.2402in" draw:caption-point-y="0.6075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31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34in" draw:caption-point-x="-0.2402in" draw:caption-point-y="0.6154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76" table:formula="of:=SUM([.D22:.AH2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07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5638in" draw:caption-point-x="-0.2402in" draw:caption-point-y="0.6126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5654in" draw:caption-point-x="-0.2402in" draw:caption-point-y="0.611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5661in" draw:caption-point-x="-0.2402in" draw:caption-point-y="0.6102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5669in" draw:caption-point-x="-0.2402in" draw:caption-point-y="0.6094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677in" draw:caption-point-x="-0.2402in" draw:caption-point-y="0.6087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5685in" draw:caption-point-x="-0.2402in" draw:caption-point-y="0.6079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5689in" draw:caption-point-x="-0.2402in" draw:caption-point-y="0.6075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5717in" draw:caption-point-x="-0.2402in" draw:caption-point-y="0.6047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24in" draw:caption-point-x="-0.2402in" draw:caption-point-y="0.6039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5744in" draw:caption-point-x="-0.2402in" draw:caption-point-y="0.602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83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813in" draw:caption-point-x="-0.2402in" draw:caption-point-y="0.611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6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76" table:formula="of:=SUM([.D25:.AH25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36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311in" draw:caption-point-x="-0.2402in" draw:caption-point-y="0.6083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311in" draw:caption-point-x="-0.2402in" draw:caption-point-y="0.6083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311in" draw:caption-point-x="-0.2402in" draw:caption-point-y="0.6083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311in" draw:caption-point-x="-0.2402in" draw:caption-point-y="0.6083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311in" draw:caption-point-x="-0.2402in" draw:caption-point-y="0.6083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311in" draw:caption-point-x="-0.2402in" draw:caption-point-y="0.6083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3075in" draw:caption-point-x="-0.2402in" draw:caption-point-y="0.611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3075in" draw:caption-point-x="-0.2402in" draw:caption-point-y="0.611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3075in" draw:caption-point-x="-0.2402in" draw:caption-point-y="0.611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76" table:formula="of:=SUM([.D26:.AH2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17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76" table:formula="of:=SUM([.D27:.AH2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693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5.8087in" draw:caption-point-x="-0.2402in" draw:caption-point-y="0.6063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76" table:formula="of:=SUM([.D28:.AH28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46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2969in" draw:caption-point-x="-0.2402in" draw:caption-point-y="0.6134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2976in" draw:caption-point-x="-0.2402in" draw:caption-point-y="0.6126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2988in" draw:caption-point-x="-0.2402in" draw:caption-point-y="0.6114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2996in" draw:caption-point-x="-0.2402in" draw:caption-point-y="0.6106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3in" draw:caption-point-x="-0.2402in" draw:caption-point-y="0.6102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3008in" draw:caption-point-x="-0.2402in" draw:caption-point-y="0.6094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3016in" draw:caption-point-x="-0.2402in" draw:caption-point-y="0.6087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3028in" draw:caption-point-x="-0.2402in" draw:caption-point-y="0.6075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22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5465in" draw:caption-point-x="-0.2402in" draw:caption-point-y="0.6114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5516in" draw:caption-point-x="-0.2402in" draw:caption-point-y="0.6063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76" table:formula="of:=SUM([.D31:.AH31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598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6.7961in" draw:caption-point-x="-0.2402in" draw:caption-point-y="0.6094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6" table:formula="of:=SUM([.D32:.AH32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75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0382in" draw:caption-point-x="-0.2402in" draw:caption-point-y="0.615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0382in" draw:caption-point-x="-0.2402in" draw:caption-point-y="0.615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6" table:formula="of:=SUM([.D33:.AH3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51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2894in" draw:caption-point-x="-0.2402in" draw:caption-point-y="0.6114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2913in" draw:caption-point-x="-0.2402in" draw:caption-point-y="0.6094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28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7.5331in" draw:caption-point-x="-0.2402in" draw:caption-point-y="0.6154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5402in" draw:caption-point-x="-0.2402in" draw:caption-point-y="0.6083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7.5417in" draw:caption-point-x="-0.2402in" draw:caption-point-y="0.6067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5429in" draw:caption-point-x="-0.2402in" draw:caption-point-y="0.6055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76" table:formula="of:=SUM([.D35:.AH35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08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7.8453in" draw:caption-point-x="-0.2402in" draw:caption-point-y="0.5512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76" table:formula="of:=SUM([.D36:.AH36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84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0323in" draw:caption-point-x="-0.2402in" draw:caption-point-y="0.6118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0323in" draw:caption-point-x="-0.2402in" draw:caption-point-y="0.6118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0323in" draw:caption-point-x="-0.2402in" draw:caption-point-y="0.6118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0339in" draw:caption-point-x="-0.2402in" draw:caption-point-y="0.6102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0358in" draw:caption-point-x="-0.2402in" draw:caption-point-y="0.6083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0358in" draw:caption-point-x="-0.2402in" draw:caption-point-y="0.6083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0394in" draw:caption-point-x="-0.2402in" draw:caption-point-y="0.6047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0402in" draw:caption-point-x="-0.2402in" draw:caption-point-y="0.6039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76" table:formula="of:=SUM([.D37:.AH3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61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37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5319in" draw:caption-point-x="-0.2402in" draw:caption-point-y="0.6075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8.5346in" draw:caption-point-x="-0.2402in" draw:caption-point-y="0.6047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76" table:formula="of:=SUM([.D39:.AH39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13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8.7776in" draw:caption-point-x="-0.2402in" draw:caption-point-y="0.6094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8.7787in" draw:caption-point-x="-0.2402in" draw:caption-point-y="0.6083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7795in" draw:caption-point-x="-0.2402in" draw:caption-point-y="0.6075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8.7823in" draw:caption-point-x="-0.2402in" draw:caption-point-y="0.6047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8.785in" draw:caption-point-x="-0.2402in" draw:caption-point-y="0.602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TinNQ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89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022in" draw:caption-point-x="-0.2402in" draw:caption-point-y="0.6126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0244in" draw:caption-point-x="-0.2402in" draw:caption-point-y="0.6102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76" table:formula="of:=SUM([.D41:.AH4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66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48in" draw:caption-point-x="-0.2402in" draw:caption-point-y="0.6075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9.2756in" draw:caption-point-x="-0.2402in" draw:caption-point-y="0.6067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haiNHQ</text:p>
          </table:table-cell>
          <table:table-cell table:style-name="ce76" table:formula="of:=SUM([.D42:.AH4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43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9.5181in" draw:caption-point-x="-0.2402in" draw:caption-point-y="0.6118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75" office:value-type="string">
            <text:p>ThamDT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76" table:formula="of:=SUM([.D44:.AH44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799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0.0098in" draw:caption-point-x="-0.2402in" draw:caption-point-y="0.6157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015in" draw:caption-point-x="-0.2402in" draw:caption-point-y="0.6106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0.0185in" draw:caption-point-x="-0.2402in" draw:caption-point-y="0.6071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0236in" draw:caption-point-x="-0.2402in" draw:caption-point-y="0.602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76" table:formula="of:=SUM([.D45:.AH45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76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2606in" draw:caption-point-x="-0.2402in" draw:caption-point-y="0.6126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0.2638in" draw:caption-point-x="-0.2402in" draw:caption-point-y="0.6094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0.2638in" draw:caption-point-x="-0.2402in" draw:caption-point-y="0.6094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0.2669in" draw:caption-point-x="-0.2402in" draw:caption-point-y="0.6063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76" table:formula="of:=SUM([.D46:.AH46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52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0.5059in" draw:caption-point-x="-0.2402in" draw:caption-point-y="0.615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0.5075in" draw:caption-point-x="-0.2402in" draw:caption-point-y="0.6134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0.5094in" draw:caption-point-x="-0.2402in" draw:caption-point-y="0.6114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0.513in" draw:caption-point-x="-0.2402in" draw:caption-point-y="0.6079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0.5122in" draw:caption-point-x="-0.2402in" draw:caption-point-y="0.6087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5142in" draw:caption-point-x="-0.2402in" draw:caption-point-y="0.6067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0.5146in" draw:caption-point-x="-0.2402in" draw:caption-point-y="0.6063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0.5169in" draw:caption-point-x="-0.2402in" draw:caption-point-y="0.6039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uyNTX</text:p>
          </table:table-cell>
          <table:table-cell table:style-name="ce76" table:formula="of:=SUM([.D47:.AH47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enTTN</text:p>
          </table:table-cell>
          <table:table-cell table:style-name="ce76" table:formula="of:=SUM([.D48:.AH4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05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1.0091in" draw:caption-point-x="-0.2402in" draw:caption-point-y="0.6071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1.0098in" draw:caption-point-x="-0.2402in" draw:caption-point-y="0.6063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015in" draw:caption-point-x="-0.2402in" draw:caption-point-y="0.6012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76" table:formula="of:=SUM([.D49:.AH49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181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1.2488in" draw:caption-point-x="-0.2402in" draw:caption-point-y="0.615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2512in" draw:caption-point-x="-0.2402in" draw:caption-point-y="0.6126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2531in" draw:caption-point-x="-0.2402in" draw:caption-point-y="0.6106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1.2543in" draw:caption-point-x="-0.2402in" draw:caption-point-y="0.6094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1.2563in" draw:caption-point-x="-0.2402in" draw:caption-point-y="0.6075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1.2567in" draw:caption-point-x="-0.2402in" draw:caption-point-y="0.6071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1.2618in" draw:caption-point-x="-0.2402in" draw:caption-point-y="0.602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76" table:formula="of:=SUM([.D50:.AH5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5657in" draw:caption-point-x="-0.2402in" draw:caption-point-y="0.545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1.4996in" draw:caption-point-x="-0.2402in" draw:caption-point-y="0.6118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18in" draw:caption-point-x="-0.2402in" draw:caption-point-y="0.6063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26in" draw:caption-point-x="-0.2402in" draw:caption-point-y="0.6055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3in" draw:caption-point-x="-0.2402in" draw:caption-point-y="0.6051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42in" draw:caption-point-x="-0.2402in" draw:caption-point-y="0.6039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54in" draw:caption-point-x="-0.2402in" draw:caption-point-y="0.6028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3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3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34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71in" draw:caption-point-x="-0.2402in" draw:caption-point-y="0.6039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87in" draw:caption-point-x="-0.2402in" draw:caption-point-y="0.6024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602in" draw:caption-point-x="-0.2402in" draw:caption-point-y="0.6008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2in" draw:caption-point-x="-0.2402in" draw:caption-point-y="0.6067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24in" draw:caption-point-x="-0.2402in" draw:caption-point-y="0.6063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63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63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67in" draw:caption-point-x="-0.2402in" draw:caption-point-y="0.602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2in" draw:caption-point-x="-0.2402in" draw:caption-point-y="0.6047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43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43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2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2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2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39in" draw:caption-point-x="-0.2402in" draw:caption-point-y="0.6004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496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496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5in" draw:caption-point-x="-0.2402in" draw:caption-point-y="0.602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29in" draw:caption-point-x="-0.2402in" draw:caption-point-y="0.6067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33in" draw:caption-point-x="-0.2402in" draw:caption-point-y="0.6063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57in" draw:caption-point-x="-0.2402in" draw:caption-point-y="0.6039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69in" draw:caption-point-x="-0.2402in" draw:caption-point-y="0.6028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7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7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72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72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72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88" table:formula="of:=SUM([.D13:.AH13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31in" draw:caption-point-x="-0.2402in" draw:caption-point-y="0.6142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331in" draw:caption-point-x="-0.2402in" draw:caption-point-y="0.6142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33in" draw:caption-point-x="-0.2402in" draw:caption-point-y="0.6039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49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49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49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49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49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3469in" draw:caption-point-x="-0.2402in" draw:caption-point-y="0.6004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88" table:formula="of:=SUM([.D14:.AH14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82in" draw:caption-point-x="-0.2402in" draw:caption-point-y="0.6067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5902in" draw:caption-point-x="-0.2402in" draw:caption-point-y="0.6047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5921in" draw:caption-point-x="-0.2402in" draw:caption-point-y="0.6028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25in" draw:caption-point-x="-0.2402in" draw:caption-point-y="0.6024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25in" draw:caption-point-x="-0.2402in" draw:caption-point-y="0.6024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25in" draw:caption-point-x="-0.2402in" draw:caption-point-y="0.6024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88" table:formula="of:=SUM([.D15:.AH15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8362in" draw:caption-point-x="-0.2402in" draw:caption-point-y="0.6063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840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840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0846in" draw:caption-point-x="-0.2402in" draw:caption-point-y="0.6055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087in" draw:caption-point-x="-0.2402in" draw:caption-point-y="0.6031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88" table:formula="of:=SUM([.D17:.AH17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3354in" draw:caption-point-x="-0.2402in" draw:caption-point-y="0.6028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3354in" draw:caption-point-x="-0.2402in" draw:caption-point-y="0.602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3354in" draw:caption-point-x="-0.2402in" draw:caption-point-y="0.602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3354in" draw:caption-point-x="-0.2402in" draw:caption-point-y="0.602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3354in" draw:caption-point-x="-0.2402in" draw:caption-point-y="0.602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3354in" draw:caption-point-x="-0.2402in" draw:caption-point-y="0.602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3358in" draw:caption-point-x="-0.2402in" draw:caption-point-y="0.6024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3358in" draw:caption-point-x="-0.2402in" draw:caption-point-y="0.6024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3358in" draw:caption-point-x="-0.2402in" draw:caption-point-y="0.6024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88" table:formula="of:=SUM([.D18:.AH18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5795in" draw:caption-point-x="-0.2402in" draw:caption-point-y="0.6063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88" table:formula="of:=SUM([.D19:.AH1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831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831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88" table:formula="of:=SUM([.D20:.AH2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0783in" draw:caption-point-x="-0.2402in" draw:caption-point-y="0.6028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0787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87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88" table:formula="of:=SUM([.D21:.AH21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326in" draw:caption-point-x="-0.2402in" draw:caption-point-y="0.6028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6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6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3264in" draw:caption-point-x="-0.2402in" draw:caption-point-y="0.6024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3264in" draw:caption-point-x="-0.2402in" draw:caption-point-y="0.6024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3264in" draw:caption-point-x="-0.2402in" draw:caption-point-y="0.6024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328in" draw:caption-point-x="-0.2402in" draw:caption-point-y="0.6008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328in" draw:caption-point-x="-0.2402in" draw:caption-point-y="0.6008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328in" draw:caption-point-x="-0.2402in" draw:caption-point-y="0.6008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88" table:formula="of:=SUM([.D22:.AH22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4.5701in" draw:caption-point-x="-0.2402in" draw:caption-point-y="0.6063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4.5717in" draw:caption-point-x="-0.2402in" draw:caption-point-y="0.6047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4.5744in" draw:caption-point-x="-0.2402in" draw:caption-point-y="0.602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4.5748in" draw:caption-point-x="-0.2402in" draw:caption-point-y="0.6016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5752in" draw:caption-point-x="-0.2402in" draw:caption-point-y="0.6012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4.576in" draw:caption-point-x="-0.2402in" draw:caption-point-y="0.6004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88" table:formula="of:=SUM([.D23:.AH23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17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17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88" table:formula="of:=SUM([.D24:.AH24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0689in" draw:caption-point-x="-0.2402in" draw:caption-point-y="0.6028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8" table:formula="of:=SUM([.D25:.AH25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5.3063in" draw:caption-point-x="-0.2402in" draw:caption-point-y="0.613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5.3063in" draw:caption-point-x="-0.2402in" draw:caption-point-y="0.613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5.3138in" draw:caption-point-x="-0.2402in" draw:caption-point-y="0.6055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3169in" draw:caption-point-x="-0.2402in" draw:caption-point-y="0.6024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3169in" draw:caption-point-x="-0.2402in" draw:caption-point-y="0.6024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3169in" draw:caption-point-x="-0.2402in" draw:caption-point-y="0.6024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8" table:formula="of:=SUM([.D26:.AH2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65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65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5.565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8" table:formula="of:=SUM([.D27:.AH2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88" table:formula="of:=SUM([.D28:.AH28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8" table:formula="of:=SUM([.D29:.AH29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6.3051in" draw:caption-point-x="-0.2402in" draw:caption-point-y="0.6051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6.3063in" draw:caption-point-x="-0.2402in" draw:caption-point-y="0.6039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6.3075in" draw:caption-point-x="-0.2402in" draw:caption-point-y="0.6028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3079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3079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3079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3079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3079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6.3098in" draw:caption-point-x="-0.2402in" draw:caption-point-y="0.6004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8" table:formula="of:=SUM([.D30:.AH3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5555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5555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8" table:formula="of:=SUM([.D31:.AH31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8in" draw:caption-point-x="-0.2402in" draw:caption-point-y="0.6055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6.8004in" draw:caption-point-x="-0.2402in" draw:caption-point-y="0.6051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803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803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88" table:formula="of:=SUM([.D32:.AH32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0508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0508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0508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88" table:formula="of:=SUM([.D33:.AH33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7.298in" draw:caption-point-x="-0.2402in" draw:caption-point-y="0.6028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298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298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2984in" draw:caption-point-x="-0.2402in" draw:caption-point-y="0.6024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2984in" draw:caption-point-x="-0.2402in" draw:caption-point-y="0.6024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2984in" draw:caption-point-x="-0.2402in" draw:caption-point-y="0.6024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7.2996in" draw:caption-point-x="-0.2402in" draw:caption-point-y="0.6012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88" table:formula="of:=SUM([.D34:.AH3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5461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5461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5461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88" table:formula="of:=SUM([.D35:.AH35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88" table:formula="of:=SUM([.D36:.AH36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8.0374in" draw:caption-point-x="-0.2402in" draw:caption-point-y="0.6067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0386in" draw:caption-point-x="-0.2402in" draw:caption-point-y="0.6055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0425in" draw:caption-point-x="-0.2402in" draw:caption-point-y="0.6016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88" table:formula="of:=SUM([.D37:.AH3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289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289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5378in" draw:caption-point-x="-0.2402in" draw:caption-point-y="0.6016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88" table:formula="of:=SUM([.D39:.AH3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7846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7846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88" table:formula="of:=SUM([.D40:.AH40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9.0319in" draw:caption-point-x="-0.2402in" draw:caption-point-y="0.6028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0323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0323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0323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88" table:formula="of:=SUM([.D41:.AH41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9.2795in" draw:caption-point-x="-0.2402in" draw:caption-point-y="0.6028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88" table:formula="of:=SUM([.D42:.AH42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9.5244in" draw:caption-point-x="-0.2402in" draw:caption-point-y="0.6055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9.5272in" draw:caption-point-x="-0.2402in" draw:caption-point-y="0.6028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88" table:formula="of:=SUM([.D43:.AH4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775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752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9.7772in" draw:caption-point-x="-0.2402in" draw:caption-point-y="0.6004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88" table:formula="of:=SUM([.D44:.AH44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0.0232in" draw:caption-point-x="-0.2402in" draw:caption-point-y="0.6024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88" table:formula="of:=SUM([.D46:.AH46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0.5142in" draw:caption-point-x="-0.2402in" draw:caption-point-y="0.6067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0.5161in" draw:caption-point-x="-0.2402in" draw:caption-point-y="0.6047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5185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5185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5185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0.5185in" draw:caption-point-x="-0.2402in" draw:caption-point-y="0.602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88" table:formula="of:=SUM([.D47:.AH47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766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766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0.7661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0.7665in" draw:caption-point-x="-0.2402in" draw:caption-point-y="0.602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88" table:formula="of:=SUM([.D48:.AH4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1.0122in" draw:caption-point-x="-0.2402in" draw:caption-point-y="0.6039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38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38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1.0142in" draw:caption-point-x="-0.2402in" draw:caption-point-y="0.602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1.015in" draw:caption-point-x="-0.2402in" draw:caption-point-y="0.6012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88" table:formula="of:=SUM([.D49:.AH4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261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2614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88" table:formula="of:=SUM([.D50:.AH5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1.5067in" draw:caption-point-x="-0.2402in" draw:caption-point-y="0.6047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509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5091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88" table:formula="of:=SUM([.D51:.AH51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1.7524in" draw:caption-point-x="-0.2402in" draw:caption-point-y="0.6067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1.7575in" draw:caption-point-x="-0.2402in" draw:caption-point-y="0.6016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1.7587in" draw:caption-point-x="-0.2402in" draw:caption-point-y="0.6004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88" table:formula="of:=SUM([.D52:.AH52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0043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0043in" draw:caption-point-x="-0.2402in" draw:caption-point-y="0.602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0043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2.0043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2.0043in" draw:caption-point-x="-0.2402in" draw:caption-point-y="0.602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43in" draw:caption-point-x="-0.2402in" draw:caption-point-y="0.6138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51in" draw:caption-point-x="-0.2402in" draw:caption-point-y="0.613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59in" draw:caption-point-x="-0.2402in" draw:caption-point-y="0.6122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67in" draw:caption-point-x="-0.2402in" draw:caption-point-y="0.6114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79in" draw:caption-point-x="-0.2402in" draw:caption-point-y="0.6102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091in" draw:caption-point-x="-0.2402in" draw:caption-point-y="0.6091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114in" draw:caption-point-x="-0.2402in" draw:caption-point-y="0.6067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122in" draw:caption-point-x="-0.2402in" draw:caption-point-y="0.6059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38in" draw:caption-point-x="-0.2402in" draw:caption-point-y="0.6043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69in" draw:caption-point-x="-0.2402in" draw:caption-point-y="0.616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69in" draw:caption-point-x="-0.2402in" draw:caption-point-y="0.616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53in" draw:caption-point-x="-0.2402in" draw:caption-point-y="0.6157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72in" draw:caption-point-x="-0.2402in" draw:caption-point-y="0.6138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496in" draw:caption-point-x="-0.2402in" draw:caption-point-y="0.6114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496in" draw:caption-point-x="-0.2402in" draw:caption-point-y="0.6114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31in" draw:caption-point-x="-0.2402in" draw:caption-point-y="0.6079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43in" draw:caption-point-x="-0.2402in" draw:caption-point-y="0.6067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75in" draw:caption-point-x="-0.2402in" draw:caption-point-y="0.6035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594in" draw:caption-point-x="-0.2402in" draw:caption-point-y="0.6016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61in" draw:caption-point-x="-0.2402in" draw:caption-point-y="0.6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626in" draw:caption-point-x="-0.2402in" draw:caption-point-y="0.5984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65in" draw:caption-point-x="-0.2402in" draw:caption-point-y="0.6122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.0984in" draw:caption-point-x="-0.2402in" draw:caption-point-y="0.610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.0984in" draw:caption-point-x="-0.2402in" draw:caption-point-y="0.610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0984in" draw:caption-point-x="-0.2402in" draw:caption-point-y="0.610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.0984in" draw:caption-point-x="-0.2402in" draw:caption-point-y="0.610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.0984in" draw:caption-point-x="-0.2402in" draw:caption-point-y="0.610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0996in" draw:caption-point-x="-0.2402in" draw:caption-point-y="0.6091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0996in" draw:caption-point-x="-0.2402in" draw:caption-point-y="0.6091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51in" draw:caption-point-x="-0.2402in" draw:caption-point-y="0.6035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11in" draw:caption-point-x="-0.2402in" draw:caption-point-y="0.5976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402in" draw:caption-point-x="-0.2402in" draw:caption-point-y="0.6165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84in" draw:caption-point-x="-0.2402in" draw:caption-point-y="0.6059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39in" draw:caption-point-x="-0.2402in" draw:caption-point-y="0.613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53in" draw:caption-point-x="-0.2402in" draw:caption-point-y="0.6067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72in" draw:caption-point-x="-0.2402in" draw:caption-point-y="0.6047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516in" draw:caption-point-x="-0.2402in" draw:caption-point-y="0.6004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35in" draw:caption-point-x="-0.2402in" draw:caption-point-y="0.5984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43in" draw:caption-point-x="-0.2402in" draw:caption-point-y="0.5976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46in" draw:caption-point-x="-0.2402in" draw:caption-point-y="0.615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58in" draw:caption-point-x="-0.2402in" draw:caption-point-y="0.6138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66in" draw:caption-point-x="-0.2402in" draw:caption-point-y="0.613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74in" draw:caption-point-x="-0.2402in" draw:caption-point-y="0.6122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82in" draw:caption-point-x="-0.2402in" draw:caption-point-y="0.6114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894in" draw:caption-point-x="-0.2402in" draw:caption-point-y="0.6102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906in" draw:caption-point-x="-0.2402in" draw:caption-point-y="0.6091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37in" draw:caption-point-x="-0.2402in" draw:caption-point-y="0.6059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41in" draw:caption-point-x="-0.2402in" draw:caption-point-y="0.6055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49in" draw:caption-point-x="-0.2402in" draw:caption-point-y="0.6047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53in" draw:caption-point-x="-0.2402in" draw:caption-point-y="0.6043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0992in" draw:caption-point-x="-0.2402in" draw:caption-point-y="0.6004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0996in" draw:caption-point-x="-0.2402in" draw:caption-point-y="0.6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00" table:formula="of:=SUM([.D13:.AH13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3307in" draw:caption-point-x="-0.2402in" draw:caption-point-y="0.616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3315in" draw:caption-point-x="-0.2402in" draw:caption-point-y="0.6157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323in" draw:caption-point-x="-0.2402in" draw:caption-point-y="0.615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335in" draw:caption-point-x="-0.2402in" draw:caption-point-y="0.6138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35in" draw:caption-point-x="-0.2402in" draw:caption-point-y="0.6122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3358in" draw:caption-point-x="-0.2402in" draw:caption-point-y="0.6114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37in" draw:caption-point-x="-0.2402in" draw:caption-point-y="0.610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382in" draw:caption-point-x="-0.2402in" draw:caption-point-y="0.6091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2.3425in" draw:caption-point-x="-0.2402in" draw:caption-point-y="0.6047in">
              <dc:date>2018-03-19T00:00:00</dc:date>
              <text:p text:style-name="P1"><text:span text:style-name="T1">Bận việc đột xuất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2.3437in" draw:caption-point-x="-0.2402in" draw:caption-point-y="0.6035in">
              <dc:date>2018-03-22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2.3457in" draw:caption-point-x="-0.2402in" draw:caption-point-y="0.6016in">
              <dc:date>2018-03-23T00:00:00</dc:date>
              <text:p text:style-name="P1"><text:span text:style-name="T1">Kẹt xe, 8h35 đễn 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3472in" draw:caption-point-x="-0.2402in" draw:caption-point-y="0.6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3488in" draw:caption-point-x="-0.2402in" draw:caption-point-y="0.5984in">
              <dc:date>2018-03-29T00:00:00</dc:date>
              <text:p text:style-name="P1"><text:span text:style-name="T1">Đi khám phụ khoa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3469in" draw:caption-point-x="-0.2402in" draw:caption-point-y="0.6004in">
              <dc:date>2018-03-27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00" table:formula="of:=SUM([.D14:.AH1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585in" draw:caption-point-x="-0.2402in" draw:caption-point-y="0.6098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589in" draw:caption-point-x="-0.2402in" draw:caption-point-y="0.6059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5894in" draw:caption-point-x="-0.2402in" draw:caption-point-y="0.6055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5902in" draw:caption-point-x="-0.2402in" draw:caption-point-y="0.6047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5902in" draw:caption-point-x="-0.2402in" draw:caption-point-y="0.6047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00" table:formula="of:=SUM([.D15:.AH15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8323in" draw:caption-point-x="-0.2402in" draw:caption-point-y="0.6102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8366in" draw:caption-point-x="-0.2402in" draw:caption-point-y="0.6059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8421in" draw:caption-point-x="-0.2402in" draw:caption-point-y="0.6004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8441in" draw:caption-point-x="-0.2402in" draw:caption-point-y="0.5984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00" table:formula="of:=SUM([.D16:.AH16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3.0882in" draw:caption-point-x="-0.2402in" draw:caption-point-y="0.602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00" table:formula="of:=SUM([.D17:.AH17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3193in" draw:caption-point-x="-0.2402in" draw:caption-point-y="0.6189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3193in" draw:caption-point-x="-0.2402in" draw:caption-point-y="0.6189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3252in" draw:caption-point-x="-0.2402in" draw:caption-point-y="0.613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3323in" draw:caption-point-x="-0.2402in" draw:caption-point-y="0.6059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3346in" draw:caption-point-x="-0.2402in" draw:caption-point-y="0.6035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00" table:formula="of:=SUM([.D18:.AH18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5846in" draw:caption-point-x="-0.2402in" draw:caption-point-y="0.6012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5846in" draw:caption-point-x="-0.2402in" draw:caption-point-y="0.6012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5846in" draw:caption-point-x="-0.2402in" draw:caption-point-y="0.6012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00" table:formula="of:=SUM([.D19:.AH1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3.8268in" draw:caption-point-x="-0.2402in" draw:caption-point-y="0.6067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00" table:formula="of:=SUM([.D20:.AH20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0776in" draw:caption-point-x="-0.2402in" draw:caption-point-y="0.6035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0717in" draw:caption-point-x="-0.2402in" draw:caption-point-y="0.6094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0717in" draw:caption-point-x="-0.2402in" draw:caption-point-y="0.6094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00" table:formula="of:=SUM([.D21:.AH21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3114in" draw:caption-point-x="-0.2402in" draw:caption-point-y="0.6173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3114in" draw:caption-point-x="-0.2402in" draw:caption-point-y="0.6173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3138in" draw:caption-point-x="-0.2402in" draw:caption-point-y="0.615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3185in" draw:caption-point-x="-0.2402in" draw:caption-point-y="0.6102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4.3209in" draw:caption-point-x="-0.2402in" draw:caption-point-y="0.6079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4.3323in" draw:caption-point-x="-0.2402in" draw:caption-point-y="0.5965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00" table:formula="of:=SUM([.D22:.AH22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4.5602in" draw:caption-point-x="-0.2402in" draw:caption-point-y="0.6161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4.5606in" draw:caption-point-x="-0.2402in" draw:caption-point-y="0.6157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4.5626in" draw:caption-point-x="-0.2402in" draw:caption-point-y="0.6138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4.5634in" draw:caption-point-x="-0.2402in" draw:caption-point-y="0.613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4.565in" draw:caption-point-x="-0.2402in" draw:caption-point-y="0.6114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4.5661in" draw:caption-point-x="-0.2402in" draw:caption-point-y="0.610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5673in" draw:caption-point-x="-0.2402in" draw:caption-point-y="0.6091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4.5752in" draw:caption-point-x="-0.2402in" draw:caption-point-y="0.6012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4.5764in" draw:caption-point-x="-0.2402in" draw:caption-point-y="0.6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5764in" draw:caption-point-x="-0.2402in" draw:caption-point-y="0.6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4.578in" draw:caption-point-x="-0.2402in" draw:caption-point-y="0.5984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00" table:formula="of:=SUM([.D23:.AH23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4.8118in" draw:caption-point-x="-0.2402in" draw:caption-point-y="0.6122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4.8213in" draw:caption-point-x="-0.2402in" draw:caption-point-y="0.6028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4.8213in" draw:caption-point-x="-0.2402in" draw:caption-point-y="0.6028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4.8213in" draw:caption-point-x="-0.2402in" draw:caption-point-y="0.6028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8213in" draw:caption-point-x="-0.2402in" draw:caption-point-y="0.6028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8213in" draw:caption-point-x="-0.2402in" draw:caption-point-y="0.6028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00" table:formula="of:=SUM([.D24:.AH24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0606in" draw:caption-point-x="-0.2402in" draw:caption-point-y="0.611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5.0689in" draw:caption-point-x="-0.2402in" draw:caption-point-y="0.6028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5.0732in" draw:caption-point-x="-0.2402in" draw:caption-point-y="0.5984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5.0732in" draw:caption-point-x="-0.2402in" draw:caption-point-y="0.5984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0" table:formula="of:=SUM([.D25:.AH2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0" table:formula="of:=SUM([.D26:.AH26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5563in" draw:caption-point-x="-0.2402in" draw:caption-point-y="0.611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5.5657in" draw:caption-point-x="-0.2402in" draw:caption-point-y="0.6016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0" table:formula="of:=SUM([.D27:.AH2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5.8126in" draw:caption-point-x="-0.2402in" draw:caption-point-y="0.6024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00" table:formula="of:=SUM([.D28:.AH2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0" table:formula="of:=SUM([.D29:.AH29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6.2937in" draw:caption-point-x="-0.2402in" draw:caption-point-y="0.616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6.2945in" draw:caption-point-x="-0.2402in" draw:caption-point-y="0.6157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6.2953in" draw:caption-point-x="-0.2402in" draw:caption-point-y="0.615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2965in" draw:caption-point-x="-0.2402in" draw:caption-point-y="0.6138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6.298in" draw:caption-point-x="-0.2402in" draw:caption-point-y="0.6122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2988in" draw:caption-point-x="-0.2402in" draw:caption-point-y="0.6114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6.3in" draw:caption-point-x="-0.2402in" draw:caption-point-y="0.610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6.3043in" draw:caption-point-x="-0.2402in" draw:caption-point-y="0.6059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6.3067in" draw:caption-point-x="-0.2402in" draw:caption-point-y="0.6035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6.3102in" draw:caption-point-x="-0.2402in" draw:caption-point-y="0.6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6.3118in" draw:caption-point-x="-0.2402in" draw:caption-point-y="0.5984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0" table:formula="of:=SUM([.D30:.AH30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6.5421in" draw:caption-point-x="-0.2402in" draw:caption-point-y="0.6157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6.5563in" draw:caption-point-x="-0.2402in" draw:caption-point-y="0.6016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6.5602in" draw:caption-point-x="-0.2402in" draw:caption-point-y="0.5976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0" table:formula="of:=SUM([.D31:.AH31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6.7906in" draw:caption-point-x="-0.2402in" draw:caption-point-y="0.615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6.7996in" draw:caption-point-x="-0.2402in" draw:caption-point-y="0.6059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6.8004in" draw:caption-point-x="-0.2402in" draw:caption-point-y="0.6051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802in" draw:caption-point-x="-0.2402in" draw:caption-point-y="0.6035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00" table:formula="of:=SUM([.D32:.AH3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7.0551in" draw:caption-point-x="-0.2402in" draw:caption-point-y="0.598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00" table:formula="of:=SUM([.D33:.AH33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7.2846in" draw:caption-point-x="-0.2402in" draw:caption-point-y="0.6161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2866in" draw:caption-point-x="-0.2402in" draw:caption-point-y="0.6142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7.287in" draw:caption-point-x="-0.2402in" draw:caption-point-y="0.6138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7.2996in" draw:caption-point-x="-0.2402in" draw:caption-point-y="0.6012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7.3008in" draw:caption-point-x="-0.2402in" draw:caption-point-y="0.6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00" table:formula="of:=SUM([.D34:.AH34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7.5327in" draw:caption-point-x="-0.2402in" draw:caption-point-y="0.6157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7.5335in" draw:caption-point-x="-0.2402in" draw:caption-point-y="0.615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5346in" draw:caption-point-x="-0.2402in" draw:caption-point-y="0.6138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7.5429in" draw:caption-point-x="-0.2402in" draw:caption-point-y="0.6055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7.5472in" draw:caption-point-x="-0.2402in" draw:caption-point-y="0.6012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00" table:formula="of:=SUM([.D35:.AH35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7.7803in" draw:caption-point-x="-0.2402in" draw:caption-point-y="0.6161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7.7843in" draw:caption-point-x="-0.2402in" draw:caption-point-y="0.6122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00" table:formula="of:=SUM([.D36:.AH36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0268in" draw:caption-point-x="-0.2402in" draw:caption-point-y="0.617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0311in" draw:caption-point-x="-0.2402in" draw:caption-point-y="0.613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8.0268in" draw:caption-point-x="-0.2402in" draw:caption-point-y="0.617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8.0268in" draw:caption-point-x="-0.2402in" draw:caption-point-y="0.617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8.0268in" draw:caption-point-x="-0.2402in" draw:caption-point-y="0.617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8.0441in" draw:caption-point-x="-0.2402in" draw:caption-point-y="0.6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0457in" draw:caption-point-x="-0.2402in" draw:caption-point-y="0.5984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8.0465in" draw:caption-point-x="-0.2402in" draw:caption-point-y="0.5976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00" table:formula="of:=SUM([.D37:.AH3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8.276in" draw:caption-point-x="-0.2402in" draw:caption-point-y="0.6157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00" table:formula="of:=SUM([.D38:.AH3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5256in" draw:caption-point-x="-0.2402in" draw:caption-point-y="0.6138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8.5272in" draw:caption-point-x="-0.2402in" draw:caption-point-y="0.6122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00" table:formula="of:=SUM([.D39:.AH39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8.772in" draw:caption-point-x="-0.2402in" draw:caption-point-y="0.615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8.7768in" draw:caption-point-x="-0.2402in" draw:caption-point-y="0.6102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8.7811in" draw:caption-point-x="-0.2402in" draw:caption-point-y="0.6059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7827in" draw:caption-point-x="-0.2402in" draw:caption-point-y="0.604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8.7827in" draw:caption-point-x="-0.2402in" draw:caption-point-y="0.604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8.7827in" draw:caption-point-x="-0.2402in" draw:caption-point-y="0.604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8.7882in" draw:caption-point-x="-0.2402in" draw:caption-point-y="0.5988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00" table:formula="of:=SUM([.D40:.AH40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9.0248in" draw:caption-point-x="-0.2402in" draw:caption-point-y="0.609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0248in" draw:caption-point-x="-0.2402in" draw:caption-point-y="0.6098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9.0248in" draw:caption-point-x="-0.2402in" draw:caption-point-y="0.609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iPA</text:p>
          </table:table-cell>
          <table:table-cell table:style-name="ce100" table:formula="of:=SUM([.D41:.AH41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9.2673in" draw:caption-point-x="-0.2402in" draw:caption-point-y="0.615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2685in" draw:caption-point-x="-0.2402in" draw:caption-point-y="0.6138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9.2693in" draw:caption-point-x="-0.2402in" draw:caption-point-y="0.613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9.2732in" draw:caption-point-x="-0.2402in" draw:caption-point-y="0.6091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9.2752in" draw:caption-point-x="-0.2402in" draw:caption-point-y="0.6071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9.2764in" draw:caption-point-x="-0.2402in" draw:caption-point-y="0.6059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9.2768in" draw:caption-point-x="-0.2402in" draw:caption-point-y="0.6055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9.278in" draw:caption-point-x="-0.2402in" draw:caption-point-y="0.6043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9.2807in" draw:caption-point-x="-0.2402in" draw:caption-point-y="0.6016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00" table:formula="of:=SUM([.D42:.AH42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9.5138in" draw:caption-point-x="-0.2402in" draw:caption-point-y="0.6161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9.5169in" draw:caption-point-x="-0.2402in" draw:caption-point-y="0.613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9.5197in" draw:caption-point-x="-0.2402in" draw:caption-point-y="0.6102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9.5197in" draw:caption-point-x="-0.2402in" draw:caption-point-y="0.6102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9.5209in" draw:caption-point-x="-0.2402in" draw:caption-point-y="0.6091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9.522in" draw:caption-point-x="-0.2402in" draw:caption-point-y="0.6079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9.5244in" draw:caption-point-x="-0.2402in" draw:caption-point-y="0.6055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9.5244in" draw:caption-point-x="-0.2402in" draw:caption-point-y="0.6055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00" table:formula="of:=SUM([.D43:.AH4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00" table:formula="of:=SUM([.D44:.AH4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00" table:formula="of:=SUM([.D45:.AH4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00" table:formula="of:=SUM([.D46:.AH46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0.5051in" draw:caption-point-x="-0.2402in" draw:caption-point-y="0.6157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10.5173in" draw:caption-point-x="-0.2402in" draw:caption-point-y="0.6035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5197in" draw:caption-point-x="-0.2402in" draw:caption-point-y="0.6012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00" table:formula="of:=SUM([.D47:.AH4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0.765in" draw:caption-point-x="-0.2402in" draw:caption-point-y="0.6035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00" table:formula="of:=SUM([.D48:.AH48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1in" draw:caption-point-x="-0.2402in" draw:caption-point-y="0.6161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1.0024in" draw:caption-point-x="-0.2402in" draw:caption-point-y="0.6138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1.0071in" draw:caption-point-x="-0.2402in" draw:caption-point-y="0.6091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1.0083in" draw:caption-point-x="-0.2402in" draw:caption-point-y="0.6079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1.0098in" draw:caption-point-x="-0.2402in" draw:caption-point-y="0.6063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1.0102in" draw:caption-point-x="-0.2402in" draw:caption-point-y="0.6059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1.0114in" draw:caption-point-x="-0.2402in" draw:caption-point-y="0.6047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1.0118in" draw:caption-point-x="-0.2402in" draw:caption-point-y="0.6043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1.0161in" draw:caption-point-x="-0.2402in" draw:caption-point-y="0.6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00" table:formula="of:=SUM([.D50:.AH50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1.4949in" draw:caption-point-x="-0.2402in" draw:caption-point-y="0.6165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1.5043in" draw:caption-point-x="-0.2402in" draw:caption-point-y="0.6071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1.5083in" draw:caption-point-x="-0.2402in" draw:caption-point-y="0.6031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00" table:formula="of:=SUM([.D51:.AH51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1.7445in" draw:caption-point-x="-0.2402in" draw:caption-point-y="0.6146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1.7453in" draw:caption-point-x="-0.2402in" draw:caption-point-y="0.6138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1.7461in" draw:caption-point-x="-0.2402in" draw:caption-point-y="0.613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1.748in" draw:caption-point-x="-0.2402in" draw:caption-point-y="0.611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1.7488in" draw:caption-point-x="-0.2402in" draw:caption-point-y="0.610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1.75in" draw:caption-point-x="-0.2402in" draw:caption-point-y="0.6091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1.752in" draw:caption-point-x="-0.2402in" draw:caption-point-y="0.6071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1.7531in" draw:caption-point-x="-0.2402in" draw:caption-point-y="0.6059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1.7535in" draw:caption-point-x="-0.2402in" draw:caption-point-y="0.6055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1.7543in" draw:caption-point-x="-0.2402in" draw:caption-point-y="0.6047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1.7547in" draw:caption-point-x="-0.2402in" draw:caption-point-y="0.6043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1.7563in" draw:caption-point-x="-0.2402in" draw:caption-point-y="0.6028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7579in" draw:caption-point-x="-0.2402in" draw:caption-point-y="0.6012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1.7591in" draw:caption-point-x="-0.2402in" draw:caption-point-y="0.6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1.7563in" draw:caption-point-x="-0.2402in" draw:caption-point-y="0.6028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00" table:formula="of:=SUM([.D52:.AH5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122in" draw:caption-point-x="-0.2402in" draw:caption-point-y="0.6059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134in" draw:caption-point-x="-0.2402in" draw:caption-point-y="0.6047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138in" draw:caption-point-x="-0.2402in" draw:caption-point-y="0.6043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142in" draw:caption-point-x="-0.2402in" draw:caption-point-y="0.6039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46in" draw:caption-point-x="-0.2402in" draw:caption-point-y="0.6035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65in" draw:caption-point-x="-0.2402in" draw:caption-point-y="0.6016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185in" draw:caption-point-x="-0.2402in" draw:caption-point-y="0.5996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193in" draw:caption-point-x="-0.2402in" draw:caption-point-y="0.5988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197in" draw:caption-point-x="-0.2402in" draw:caption-point-y="0.5984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201in" draw:caption-point-x="-0.2402in" draw:caption-point-y="0.598in">
              <dc:date>2018-04-24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677in" draw:caption-point-x="-0.2402in" draw:caption-point-y="0.598in">
              <dc:date>2018-04-24T00:00:00</dc:date>
              <text:p text:style-name="P1"><text:span text:style-name="T1">Tối qua đi làm về trễ, 8h37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134in" draw:caption-point-x="-0.2402in" draw:caption-point-y="0.6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0.6134in" draw:caption-point-x="-0.2402in" draw:caption-point-y="0.6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583in" draw:caption-point-x="-0.2402in" draw:caption-point-y="0.6028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587in" draw:caption-point-x="-0.2402in" draw:caption-point-y="0.6024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575in" draw:caption-point-x="-0.2402in" draw:caption-point-y="0.6035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575in" draw:caption-point-x="-0.2402in" draw:caption-point-y="0.6035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622in" draw:caption-point-x="-0.2402in" draw:caption-point-y="0.5988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039in" draw:caption-point-x="-0.2402in" draw:caption-point-y="0.6047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087in" draw:caption-point-x="-0.2402in" draw:caption-point-y="0.6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539in" draw:caption-point-x="-0.2402in" draw:caption-point-y="0.6028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1.3598in" draw:caption-point-x="-0.2402in" draw:caption-point-y="0.5969in">
              <dc:date>2018-04-27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6004in" draw:caption-point-x="-0.2402in" draw:caption-point-y="0.6039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063in" draw:caption-point-x="-0.2402in" draw:caption-point-y="0.598in">
              <dc:date>2018-04-24T00:00:00</dc:date>
              <text:p text:style-name="P1"><text:span text:style-name="T1">Xin qua ngân hàng làm giấy tờ, từ 9h đến 11h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8492in" draw:caption-point-x="-0.2402in" draw:caption-point-y="0.6028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0937in" draw:caption-point-x="-0.2402in" draw:caption-point-y="0.6059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0941in" draw:caption-point-x="-0.2402in" draw:caption-point-y="0.6055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0953in" draw:caption-point-x="-0.2402in" draw:caption-point-y="0.6043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0957in" draw:caption-point-x="-0.2402in" draw:caption-point-y="0.6039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0969in" draw:caption-point-x="-0.2402in" draw:caption-point-y="0.6028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098in" draw:caption-point-x="-0.2402in" draw:caption-point-y="0.6016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0988in" draw:caption-point-x="-0.2402in" draw:caption-point-y="0.6008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0996in" draw:caption-point-x="-0.2402in" draw:caption-point-y="0.6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0992in" draw:caption-point-x="-0.2402in" draw:caption-point-y="0.6004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0992in" draw:caption-point-x="-0.2402in" draw:caption-point-y="0.6004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1012in" draw:caption-point-x="-0.2402in" draw:caption-point-y="0.5984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2.1024in" draw:caption-point-x="-0.2402in" draw:caption-point-y="0.5972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2.1024in" draw:caption-point-x="-0.2402in" draw:caption-point-y="0.5972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3">
            <text:p>3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2.3409in" draw:caption-point-x="-0.2402in" draw:caption-point-y="0.6063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3413in" draw:caption-point-x="-0.2402in" draw:caption-point-y="0.605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3433in" draw:caption-point-x="-0.2402in" draw:caption-point-y="0.6039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2.3449in" draw:caption-point-x="-0.2402in" draw:caption-point-y="0.6024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6" draw:text-style-name="P1" svg:width="1.1413in" svg:height="0.2634in" svg:x="9.7228in" svg:y="2.3457in" draw:caption-point-x="-0.2402in" draw:caption-point-y="0.6016in">
              <dc:date>2018-04-1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2.3465in" draw:caption-point-x="-0.2402in" draw:caption-point-y="0.6008in">
              <dc:date>2018-04-17T00:00:00</dc:date>
              <text:p text:style-name="P1"><text:span text:style-name="T1">Có lịch phỏng vấn bên trường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3461in" draw:caption-point-x="-0.2402in" draw:caption-point-y="0.6012in">
              <dc:date>2018-04-16T00:00:00</dc:date>
              <text:p text:style-name="P1"><text:span text:style-name="T1">Bận việc gia đình cần về Hà Nội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3461in" draw:caption-point-x="-0.2402in" draw:caption-point-y="0.6012in">
              <dc:date>2018-04-16T00:00:00</dc:date>
              <text:p text:style-name="P1"><text:span text:style-name="T1">Bận việc gia đình cần về Hà Nộ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5902in" draw:caption-point-x="-0.2402in" draw:caption-point-y="0.6047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5906in" draw:caption-point-x="-0.2402in" draw:caption-point-y="0.6043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5933in" draw:caption-point-x="-0.2402in" draw:caption-point-y="0.6016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8366in" draw:caption-point-x="-0.2402in" draw:caption-point-y="0.6059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8437in" draw:caption-point-x="-0.2402in" draw:caption-point-y="0.5988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8437in" draw:caption-point-x="-0.2402in" draw:caption-point-y="0.5988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7">
            <text:p>7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3.085in" draw:caption-point-x="-0.2402in" draw:caption-point-y="0.605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3.085in" draw:caption-point-x="-0.2402in" draw:caption-point-y="0.605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3.085in" draw:caption-point-x="-0.2402in" draw:caption-point-y="0.605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3.085in" draw:caption-point-x="-0.2402in" draw:caption-point-y="0.605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3.085in" draw:caption-point-x="-0.2402in" draw:caption-point-y="0.605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3.0909in" draw:caption-point-x="-0.2402in" draw:caption-point-y="0.5992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3.0937in" draw:caption-point-x="-0.2402in" draw:caption-point-y="0.5965in">
              <dc:date>2018-04-27T00:00:00</dc:date>
              <text:p text:style-name="P1"><text:span text:style-name="T1">Off sáng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11" table:formula="of:=SUM([.D17:.AH17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3339in" draw:caption-point-x="-0.2402in" draw:caption-point-y="0.6043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11" table:formula="of:=SUM([.D18:.AH18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5815in" draw:caption-point-x="-0.2402in" draw:caption-point-y="0.6043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5862in" draw:caption-point-x="-0.2402in" draw:caption-point-y="0.5996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11" table:formula="of:=SUM([.D19:.AH1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3.8291in" draw:caption-point-x="-0.2402in" draw:caption-point-y="0.6043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4.0815in" draw:caption-point-x="-0.2402in" draw:caption-point-y="0.5996in">
              <dc:date>2018-04-1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4.0823in" draw:caption-point-x="-0.2402in" draw:caption-point-y="0.5988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0827in" draw:caption-point-x="-0.2402in" draw:caption-point-y="0.5984in">
              <dc:date>2018-04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4.0843in" draw:caption-point-x="-0.2402in" draw:caption-point-y="0.5969in">
              <dc:date>2018-04-27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326in" draw:caption-point-x="-0.2402in" draw:caption-point-y="0.6028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4.3291in" draw:caption-point-x="-0.2402in" draw:caption-point-y="0.5996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4.3307in" draw:caption-point-x="-0.2402in" draw:caption-point-y="0.598in">
              <dc:date>2018-04-24T00:00:00</dc:date>
              <text:p text:style-name="P1"><text:span text:style-name="T1">Ra ngân hàng, xin đi trễ, 8h33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11" table:formula="of:=SUM([.D22:.AH22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5705in" draw:caption-point-x="-0.2402in" draw:caption-point-y="0.6059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5724in" draw:caption-point-x="-0.2402in" draw:caption-point-y="0.6039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5728in" draw:caption-point-x="-0.2402in" draw:caption-point-y="0.6035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5736in" draw:caption-point-x="-0.2402in" draw:caption-point-y="0.6028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574in" draw:caption-point-x="-0.2402in" draw:caption-point-y="0.6024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5748in" draw:caption-point-x="-0.2402in" draw:caption-point-y="0.6016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5756in" draw:caption-point-x="-0.2402in" draw:caption-point-y="0.6008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5756in" draw:caption-point-x="-0.2402in" draw:caption-point-y="0.6008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5752in" draw:caption-point-x="-0.2402in" draw:caption-point-y="0.6012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5756in" draw:caption-point-x="-0.2402in" draw:caption-point-y="0.6008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578in" draw:caption-point-x="-0.2402in" draw:caption-point-y="0.5984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14.289in" svg:y="4.5791in" draw:caption-point-x="-0.2402in" draw:caption-point-y="0.5972in">
              <dc:date>2018-04-26T00:00:00</dc:date>
              <text:p text:style-name="P1"><text:span text:style-name="T1">Gửi đồ cho mẹ, xin đi trễ, 8h5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11" table:formula="of:=SUM([.D24:.AH24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5.0728in" draw:caption-point-x="-0.2402in" draw:caption-point-y="0.5988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1" table:formula="of:=SUM([.D25:.AH25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5.3213in" draw:caption-point-x="-0.2402in" draw:caption-point-y="0.598in">
              <dc:date>2018-04-24T00:00:00</dc:date>
              <text:p text:style-name="P1"><text:span text:style-name="T1">có việc cần gairi quyết trong giờ hành chính, xin off chiều</text:span></text:p>
            </office:annotation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1" table:formula="of:=SUM([.D27:.AH27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5.8102in" draw:caption-point-x="-0.2402in" draw:caption-point-y="0.6047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1" table:formula="of:=SUM([.D29:.AH29])" office:value-type="float" office:value="2">
            <text:p>2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6.3039in" draw:caption-point-x="-0.2402in" draw:caption-point-y="0.6063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6.3043in" draw:caption-point-x="-0.2402in" draw:caption-point-y="0.605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6.3043in" draw:caption-point-x="-0.2402in" draw:caption-point-y="0.605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3059in" draw:caption-point-x="-0.2402in" draw:caption-point-y="0.6043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6.3063in" draw:caption-point-x="-0.2402in" draw:caption-point-y="0.6039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6.3079in" draw:caption-point-x="-0.2402in" draw:caption-point-y="0.6024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6.313in" draw:caption-point-x="-0.2402in" draw:caption-point-y="0.5972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6.313in" draw:caption-point-x="-0.2402in" draw:caption-point-y="0.5972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6.5543in" draw:caption-point-x="-0.2402in" draw:caption-point-y="0.6035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1" table:formula="of:=SUM([.D31:.AH31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6.8016in" draw:caption-point-x="-0.2402in" draw:caption-point-y="0.6039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11" table:formula="of:=SUM([.D32:.AH32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7.0488in" draw:caption-point-x="-0.2402in" draw:caption-point-y="0.6043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11" table:formula="of:=SUM([.D33:.AH33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7.2949in" draw:caption-point-x="-0.2402in" draw:caption-point-y="0.605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7.2949in" draw:caption-point-x="-0.2402in" draw:caption-point-y="0.605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7.2992in" draw:caption-point-x="-0.2402in" draw:caption-point-y="0.6016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111" table:formula="of:=SUM([.D34:.AH34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5421in" draw:caption-point-x="-0.2402in" draw:caption-point-y="0.6063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5425in" draw:caption-point-x="-0.2402in" draw:caption-point-y="0.6059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7.5437in" draw:caption-point-x="-0.2402in" draw:caption-point-y="0.6047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7.5441in" draw:caption-point-x="-0.2402in" draw:caption-point-y="0.6043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111" table:formula="of:=SUM([.D35:.AH35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7.7906in" draw:caption-point-x="-0.2402in" draw:caption-point-y="0.605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7.7965in" draw:caption-point-x="-0.2402in" draw:caption-point-y="0.6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7.7969in" draw:caption-point-x="-0.2402in" draw:caption-point-y="0.5996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7.7925in" draw:caption-point-x="-0.2402in" draw:caption-point-y="0.6039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7.7996in" draw:caption-point-x="-0.2402in" draw:caption-point-y="0.5969in">
              <dc:date>2018-04-2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VNQ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73" office:value-type="string">
            <text:p>PhatHDT</text:p>
          </table:table-cell>
          <table:table-cell table:style-name="ce111" table:formula="of:=SUM([.D37:.AH37])" office:value-type="float" office:value="2">
            <text:p>2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8.265in" draw:caption-point-x="-0.2402in" draw:caption-point-y="0.6268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8.265in" draw:caption-point-x="-0.2402in" draw:caption-point-y="0.6268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8.2894in" draw:caption-point-x="-0.2402in" draw:caption-point-y="0.6024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8.265in" draw:caption-point-x="-0.2402in" draw:caption-point-y="0.6268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8.265in" draw:caption-point-x="-0.2402in" draw:caption-point-y="0.6268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8.2937in" draw:caption-point-x="-0.2402in" draw:caption-point-y="0.598in">
              <dc:date>2018-04-24T00:00:00</dc:date>
              <text:p text:style-name="P1"><text:span text:style-name="T1">Mệt trong người, 8h42 đến cty</text:span></text:p>
            </office:annotation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2945in" draw:caption-point-x="-0.2402in" draw:caption-point-y="0.597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PhuongPVH</text:p>
          </table:table-cell>
          <table:table-cell table:style-name="ce111" table:formula="of:=SUM([.D38:.AH38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8.537in" draw:caption-point-x="-0.2402in" draw:caption-point-y="0.6024in">
              <dc:date>2018-04-13T00:00:00</dc:date>
              <text:p text:style-name="P1"><text:span text:style-name="T1">Đau bụng, nghỉ ốm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8.5425in" draw:caption-point-x="-0.2402in" draw:caption-point-y="0.5969in">
              <dc:date>2018-04-27T00:00:00</dc:date>
              <text:p text:style-name="P1"><text:span text:style-name="T1">Về quê, o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8.787in" draw:caption-point-x="-0.2402in" draw:caption-point-y="0.6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7898in" draw:caption-point-x="-0.2402in" draw:caption-point-y="0.597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11" table:formula="of:=SUM([.D40:.AH40])" office:value-type="float" office:value="7">
            <text:p>7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9.0339in" draw:caption-point-x="-0.2402in" draw:caption-point-y="0.6008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9.035in" draw:caption-point-x="-0.2402in" draw:caption-point-y="0.5996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9.0244in" draw:caption-point-x="-0.2402in" draw:caption-point-y="0.6102in">
              <dc:date>2018-03-21T00:00:00</dc:date>
              <text:p text:style-name="P1"><text:span text:style-name="T1">Lên trường làm luận văn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uTV</text:p>
          </table:table-cell>
          <table:table-cell table:style-name="ce111" table:formula="of:=SUM([.D41:.AH41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9.2748in" draw:caption-point-x="-0.2402in" draw:caption-point-y="0.607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9.2748in" draw:caption-point-x="-0.2402in" draw:caption-point-y="0.607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9.2748in" draw:caption-point-x="-0.2402in" draw:caption-point-y="0.607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9.2748in" draw:caption-point-x="-0.2402in" draw:caption-point-y="0.607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11" table:formula="of:=SUM([.D42:.AH42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9.5283in" draw:caption-point-x="-0.2402in" draw:caption-point-y="0.6016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9.5315in" draw:caption-point-x="-0.2402in" draw:caption-point-y="0.5984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11" table:formula="of:=SUM([.D43:.AH4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9.778in" draw:caption-point-x="-0.2402in" draw:caption-point-y="0.5996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14.289in" svg:y="9.7803in" draw:caption-point-x="-0.2402in" draw:caption-point-y="0.5972in">
              <dc:date>2018-04-26T00:00:00</dc:date>
              <text:p text:style-name="P1"><text:span text:style-name="T1">Lên trường dự lế tuyên dương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11" table:formula="of:=SUM([.D44:.AH44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10.0213in" draw:caption-point-x="-0.2402in" draw:caption-point-y="0.6043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10.024in" draw:caption-point-x="-0.2402in" draw:caption-point-y="0.6016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10.0272in" draw:caption-point-x="-0.2402in" draw:caption-point-y="0.5984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11" table:formula="of:=SUM([.D45:.AH45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10.2689in" draw:caption-point-x="-0.2402in" draw:caption-point-y="0.6043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11" table:formula="of:=SUM([.D47:.AH47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10.763in" draw:caption-point-x="-0.2402in" draw:caption-point-y="0.6055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10.7638in" draw:caption-point-x="-0.2402in" draw:caption-point-y="0.6047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7697in" draw:caption-point-x="-0.2402in" draw:caption-point-y="0.5988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10.7701in" draw:caption-point-x="-0.2402in" draw:caption-point-y="0.5984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10.7713in" draw:caption-point-x="-0.2402in" draw:caption-point-y="0.597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11" table:formula="of:=SUM([.D48:.AH48])" office:value-type="float" office:value="2.5">
            <text:p>2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1.0165in" draw:caption-point-x="-0.2402in" draw:caption-point-y="0.5996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1.0173in" draw:caption-point-x="-0.2402in" draw:caption-point-y="0.5988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1.0201in" draw:caption-point-x="-0.2402in" draw:caption-point-y="0.5961in">
              <dc:date>2018-04-27T00:00:00</dc:date>
              <text:p text:style-name="P1"><text:span text:style-name="T1">Đi khám bệnh</text:span></text:p>
            </office:annotation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11.0122in" draw:caption-point-x="-0.2402in" draw:caption-point-y="0.6039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11" table:formula="of:=SUM([.D49:.AH49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1.2575in" draw:caption-point-x="-0.2402in" draw:caption-point-y="0.6063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1.2591in" draw:caption-point-x="-0.2402in" draw:caption-point-y="0.6047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1.2579in" draw:caption-point-x="-0.2402in" draw:caption-point-y="0.605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1.2579in" draw:caption-point-x="-0.2402in" draw:caption-point-y="0.605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1.2622in" draw:caption-point-x="-0.2402in" draw:caption-point-y="0.6016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1.265in" draw:caption-point-x="-0.2402in" draw:caption-point-y="0.5988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1.2654in" draw:caption-point-x="-0.2402in" draw:caption-point-y="0.5984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1.2657in" draw:caption-point-x="-0.2402in" draw:caption-point-y="0.598in">
              <dc:date>2018-04-24T00:00:00</dc:date>
              <text:p text:style-name="P1"><text:span text:style-name="T1">Đi đưa đám tang, xin đi trễ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1.5098in" draw:caption-point-x="-0.2402in" draw:caption-point-y="0.6016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11" table:formula="of:=SUM([.D51:.AH51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1.7547in" draw:caption-point-x="-0.2402in" draw:caption-point-y="0.6043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11" table:formula="of:=SUM([.D52:.AH52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2.0024in" draw:caption-point-x="-0.2402in" draw:caption-point-y="0.6043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2.0079in" draw:caption-point-x="-0.2402in" draw:caption-point-y="0.5988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2.0079in" draw:caption-point-x="-0.2402in" draw:caption-point-y="0.5988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11" table:formula="of:=SUM([.D53:.AH5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12.2591in" draw:caption-point-x="-0.2402in" draw:caption-point-y="0.5957in">
              <dc:date>2018-05-02T00:00:00</dc:date>
              <text:p text:style-name="P1"><text:span text:style-name="T1">Bị đau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4">
            <text:p>4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3.5591in" svg:y="0.1083in" draw:caption-point-x="-0.2402in" draw:caption-point-y="0.6098in">
              <dc:date>2018-05-03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1114in" draw:caption-point-x="-0.2402in" draw:caption-point-y="0.6067in">
              <dc:date>2018-05-09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7.3094in" svg:y="0.113in" draw:caption-point-x="-0.2402in" draw:caption-point-y="0.6051in">
              <dc:date>2018-05-11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0.115in" draw:caption-point-x="-0.2402in" draw:caption-point-y="0.6031in">
              <dc:date>2018-05-15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0.1154in" draw:caption-point-x="-0.2402in" draw:caption-point-y="0.6028in">
              <dc:date>2018-05-16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0.1157in" draw:caption-point-x="-0.2402in" draw:caption-point-y="0.6024in">
              <dc:date>2018-05-17T00:00:00</dc:date>
              <text:p text:style-name="P1"><text:span text:style-name="T1">Ngủ quên, 8h55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1169in" draw:caption-point-x="-0.2402in" draw:caption-point-y="0.6012in">
              <dc:date>2018-05-18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0059in" svg:y="0.1193in" draw:caption-point-x="-0.2402in" draw:caption-point-y="0.5988in">
              <dc:date>2018-05-21T00:00:00</dc:date>
              <text:p text:style-name="P1"><text:span text:style-name="T1">Đau đầu, xin đi trễ, 11h đến cty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0.1185in" draw:caption-point-x="-0.2402in" draw:caption-point-y="0.5996in">
              <dc:date>2018-05-22T00:00:00</dc:date>
              <text:p text:style-name="P1"><text:span text:style-name="T1">Bận việc nhà, 8h35 đễ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5.6587in" svg:y="0.1209in" draw:caption-point-x="-0.2402in" draw:caption-point-y="0.5972in">
              <dc:date>2018-05-29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3" draw:text-style-name="P1" svg:width="1.1413in" svg:height="0.7012in" svg:x="16.572in" svg:y="0.1217in" draw:caption-point-x="-0.2402in" draw:caption-point-y="0.5965in">
              <dc:date>2018-05-31T00:00:00</dc:date>
              <text:p text:style-name="P1"><text:span text:style-name="T1">Đi lấy thuốc, off sáng</text:span></text:p>
              <text:p text:style-name="P1"><text:span text:style-name="T1">Ngủ quên, off chiề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6161in" draw:caption-point-x="-0.2402in" draw:caption-point-y="0.5972in">
              <dc:date>2018-05-29T00:00:00</dc:date>
              <text:p text:style-name="P1"><text:span text:style-name="T1">Đau bụng, 8h4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0.85in" draw:caption-point-x="-0.2402in" draw:caption-point-y="0.611in">
              <dc:date>2018-05-02T00:00:00</dc:date>
              <text:p text:style-name="P1"><text:span text:style-name="T1">Xe từ quê lên trễ, xin đi trễ, 9h1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0.8567in" draw:caption-point-x="-0.2402in" draw:caption-point-y="0.604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0.8583in" draw:caption-point-x="-0.2402in" draw:caption-point-y="0.6028in">
              <dc:date>2018-05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8598in" draw:caption-point-x="-0.2402in" draw:caption-point-y="0.6012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8638in" draw:caption-point-x="-0.2402in" draw:caption-point-y="0.5972in">
              <dc:date>2018-05-30T00:00:00</dc:date>
              <text:p text:style-name="P1"><text:span text:style-name="T1">Đau bụng, 9h38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1.0988in" draw:caption-point-x="-0.2402in" draw:caption-point-y="0.6098in">
              <dc:date>2018-05-03T00:00:00</dc:date>
              <text:p text:style-name="P1"><text:span text:style-name="T1">Ngủ dậy muộn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1.1035in" draw:caption-point-x="-0.2402in" draw:caption-point-y="0.6051in">
              <dc:date>2018-05-1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9.2661in" svg:y="1.1055in" draw:caption-point-x="-0.2402in" draw:caption-point-y="0.6031in">
              <dc:date>2018-05-15T00:00:00</dc:date>
              <text:p text:style-name="P1"><text:span text:style-name="T1">Để quên đồ, chạy về lấy, xin đi trễ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1.1059in" draw:caption-point-x="-0.2402in" draw:caption-point-y="0.6028in">
              <dc:date>2018-05-16T00:00:00</dc:date>
              <text:p text:style-name="P1"><text:span text:style-name="T1">Ngủ quên, xin đi trễ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1075in" draw:caption-point-x="-0.2402in" draw:caption-point-y="0.6012in">
              <dc:date>2018-05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2.9189in" svg:y="1.1094in" draw:caption-point-x="-0.2402in" draw:caption-point-y="0.5992in">
              <dc:date>2018-05-23T00:00:00</dc:date>
              <text:p text:style-name="P1"><text:span text:style-name="T1">Ngủ quên, xin đi trễ, 9h001 đến ctyu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.1106in" draw:caption-point-x="-0.2402in" draw:caption-point-y="0.598in">
              <dc:date>2018-05-25T00:00:00</dc:date>
              <text:p text:style-name="P1"><text:span text:style-name="T1">Làm kính mới, xin đi trễ, 9h30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572in" svg:y="1.1122in" draw:caption-point-x="-0.2402in" draw:caption-point-y="0.5965in">
              <dc:date>2018-05-31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1.3539in" draw:caption-point-x="-0.2402in" draw:caption-point-y="0.6028in">
              <dc:date>2018-05-16T00:00:00</dc:date>
              <text:p text:style-name="P1"><text:span text:style-name="T1">Bận việc nhà, xin đi trễ, 8h35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1791in" svg:y="1.3528in" draw:caption-point-x="-0.2402in" draw:caption-point-y="0.6039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1.3528in" draw:caption-point-x="-0.2402in" draw:caption-point-y="0.6039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.3579in" draw:caption-point-x="-0.2402in" draw:caption-point-y="0.5988in">
              <dc:date>2018-05-24T00:00:00</dc:date>
              <text:p text:style-name="P1"><text:span text:style-name="T1">Bận việc riêng, xin đi trễ, 8h5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3">
            <text:p>3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2.9189in" svg:y="1.5976in" draw:caption-point-x="-0.2402in" draw:caption-point-y="0.6067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.5976in" draw:caption-point-x="-0.2402in" draw:caption-point-y="0.6067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5976in" draw:caption-point-x="-0.2402in" draw:caption-point-y="0.6067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.8409in" draw:caption-point-x="-0.2402in" draw:caption-point-y="0.611in">
              <dc:date>2018-05-02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5.3854in" svg:y="1.8437in" draw:caption-point-x="-0.2402in" draw:caption-point-y="0.6083in">
              <dc:date>2018-05-0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.8445in" draw:caption-point-x="-0.2402in" draw:caption-point-y="0.6075in">
              <dc:date>2018-05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1.8461in" draw:caption-point-x="-0.2402in" draw:caption-point-y="0.6059in">
              <dc:date>2018-05-10T00:00:00</dc:date>
              <text:p text:style-name="P1"><text:span text:style-name="T1">Hqua releas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1.8492in" draw:caption-point-x="-0.2402in" draw:caption-point-y="0.6028in">
              <dc:date>2018-05-16T00:00:00</dc:date>
              <text:p text:style-name="P1"><text:span text:style-name="T1">Làm giấy tờ cá nhân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1.8496in" draw:caption-point-x="-0.2402in" draw:caption-point-y="0.6024in">
              <dc:date>2018-05-17T00:00:00</dc:date>
              <text:p text:style-name="P1"><text:span text:style-name="T1">Ngủ quên, 8h3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.8524in" draw:caption-point-x="-0.2402in" draw:caption-point-y="0.5996in">
              <dc:date>2018-05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1.8528in" draw:caption-point-x="-0.2402in" draw:caption-point-y="0.5992in">
              <dc:date>2018-05-23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1.8531in" draw:caption-point-x="-0.2402in" draw:caption-point-y="0.5988in">
              <dc:date>2018-05-24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572in" svg:y="1.8555in" draw:caption-point-x="-0.2402in" draw:caption-point-y="0.5965in">
              <dc:date>2018-06-05T00:00:00</dc:date>
              <text:p text:style-name="P1"><text:span text:style-name="T1">Chuyển nhà cho bạn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2.0886in" draw:caption-point-x="-0.2402in" draw:caption-point-y="0.611in">
              <dc:date>2018-05-02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0906in" draw:caption-point-x="-0.2402in" draw:caption-point-y="0.6091in">
              <dc:date>2018-05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2.0917in" draw:caption-point-x="-0.2402in" draw:caption-point-y="0.6079in">
              <dc:date>2018-05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2.0929in" draw:caption-point-x="-0.2402in" draw:caption-point-y="0.6067in">
              <dc:date>2018-05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0937in" draw:caption-point-x="-0.2402in" draw:caption-point-y="0.6059in">
              <dc:date>2018-05-10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2.0949in" draw:caption-point-x="-0.2402in" draw:caption-point-y="0.6047in">
              <dc:date>2018-05-11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0953in" draw:caption-point-x="-0.2402in" draw:caption-point-y="0.6043in">
              <dc:date>2018-05-14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8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2.0969in" draw:caption-point-x="-0.2402in" draw:caption-point-y="0.6028in">
              <dc:date>2018-05-16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2.0972in" draw:caption-point-x="-0.2402in" draw:caption-point-y="0.6024in">
              <dc:date>2018-05-17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0984in" draw:caption-point-x="-0.2402in" draw:caption-point-y="0.6012in">
              <dc:date>2018-05-18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2.0992in" draw:caption-point-x="-0.2402in" draw:caption-point-y="0.6004in">
              <dc:date>2018-05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1004in" draw:caption-point-x="-0.2402in" draw:caption-point-y="0.5992in">
              <dc:date>2018-05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1008in" draw:caption-point-x="-0.2402in" draw:caption-point-y="0.5988in">
              <dc:date>2018-05-24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2.102in" draw:caption-point-x="-0.2402in" draw:caption-point-y="0.5976in">
              <dc:date>2018-05-28T00:00:00</dc:date>
              <text:p text:style-name="P1"><text:span text:style-name="T1">Kẹt se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1154in" svg:y="2.1028in" draw:caption-point-x="-0.2402in" draw:caption-point-y="0.5969in">
              <dc:date>2018-05-3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16.572in" svg:y="2.1031in" draw:caption-point-x="-0.2402in" draw:caption-point-y="0.5965in">
              <dc:date>2018-05-31T00:00:00</dc:date>
              <text:p text:style-name="P1"><text:span text:style-name="T1">Bị sốt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3413in" draw:caption-point-x="-0.2402in" draw:caption-point-y="0.6059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3429in" draw:caption-point-x="-0.2402in" draw:caption-point-y="0.604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2.3476in" draw:caption-point-x="-0.2402in" draw:caption-point-y="0.5996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348in" draw:caption-point-x="-0.2402in" draw:caption-point-y="0.5992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2.3504in" draw:caption-point-x="-0.2402in" draw:caption-point-y="0.5969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3508in" draw:caption-point-x="-0.2402in" draw:caption-point-y="0.5965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5866in" draw:caption-point-x="-0.2402in" draw:caption-point-y="0.6083in">
              <dc:date>2018-05-04T00:00:00</dc:date>
              <text:p text:style-name="P1"><text:span text:style-name="T1">Có lịch họp ở trường, off chiều 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6358in" svg:y="2.5937in" draw:caption-point-x="-0.2402in" draw:caption-point-y="0.6012in">
              <dc:date>2018-05-18T00:00:00</dc:date>
              <text:p text:style-name="P1"><text:span text:style-name="T1">Kẹt xe, 8h32 đến cty</text:span></text:p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2.5961in" draw:caption-point-x="-0.2402in" draw:caption-point-y="0.5988in">
              <dc:date>2018-05-24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5.202in" svg:y="2.5972in" draw:caption-point-x="-0.2402in" draw:caption-point-y="0.5976in">
              <dc:date>2018-05-28T00:00:00</dc:date>
              <text:p text:style-name="P1"><text:span text:style-name="T1">Đi họp, xin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5984in" draw:caption-point-x="-0.2402in" draw:caption-point-y="0.5965in">
              <dc:date>2018-05-31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8413in" draw:caption-point-x="-0.2402in" draw:caption-point-y="0.6012in">
              <dc:date>2018-05-18T00:00:00</dc:date>
              <text:p text:style-name="P1"><text:span text:style-name="T1">Ngủ quên, 8h22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2.8445in" draw:caption-point-x="-0.2402in" draw:caption-point-y="0.598in">
              <dc:date>2018-05-25T00:00:00</dc:date>
              <text:p text:style-name="P1"><text:span text:style-name="T1">Nộp báo cáo lao động, xin đi trễ, 8h57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8-05-31T00:00:00</dc:date>
              <text:p text:style-name="P1"><text:span text:style-name="T1">Qua bên bhxh lấy tiền, xin đi trễ, 8h2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9.5">
            <text:p>9.5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3.5591in" svg:y="3.0807in" draw:caption-point-x="-0.2402in" draw:caption-point-y="0.6094in">
              <dc:date>2018-05-03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4.0157in" svg:y="3.0819in" draw:caption-point-x="-0.2402in" draw:caption-point-y="0.6083in">
              <dc:date>2018-05-04T00:00:00</dc:date>
              <text:p text:style-name="P1"><text:span text:style-name="T1">Off sáng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6.3311in" svg:y="3.0843in" draw:caption-point-x="-0.2402in" draw:caption-point-y="0.6059in">
              <dc:date>2018-05-09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10.1791in" svg:y="3.089in" draw:caption-point-x="-0.2402in" draw:caption-point-y="0.6012in">
              <dc:date>2018-05-17T00:00:00</dc:date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10.6358in" svg:y="3.0898in" draw:caption-point-x="-0.2402in" draw:caption-point-y="0.6004in">
              <dc:date>2018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3.3756in" svg:y="3.0921in" draw:caption-point-x="-0.2402in" draw:caption-point-y="0.598in">
              <dc:date>2018-05-24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style-name="ce126" office:value-type="float" office:value="1"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572in" svg:y="3.0949in" draw:caption-point-x="-0.2402in" draw:caption-point-y="0.5953in">
              <dc:date>2018-05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22" table:formula="of:=SUM([.D17:.AH17])" office:value-type="float" office:value="0.5">
            <text:p>0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3.3409in" draw:caption-point-x="-0.2402in" draw:caption-point-y="0.5972in">
              <dc:date>2018-05-29T00:00:00</dc:date>
              <text:p text:style-name="P1"><text:span text:style-name="T1">Bị sốt, xin đi trễ, 9h30 đến cty</text:span></text:p>
            </office:annotation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1154in" svg:y="3.3413in" draw:caption-point-x="-0.2402in" draw:caption-point-y="0.5969in">
              <dc:date>2018-05-30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22" table:formula="of:=SUM([.D19:.AH19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9.2661in" svg:y="3.8303in" draw:caption-point-x="-0.2402in" draw:caption-point-y="0.6031in">
              <dc:date>2018-05-15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3.8339in" draw:caption-point-x="-0.2402in" draw:caption-point-y="0.5996in">
              <dc:date>2018-05-22T00:00:00</dc:date>
              <text:p text:style-name="P1"><text:span text:style-name="T1">Thi thử bằng lái xe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22" table:formula="of:=SUM([.D20:.AH20])" office:value-type="float" office:value="3">
            <text:p>3</text:p>
          </table:table-cell>
          <table:table-cell table:style-name="ce126"/>
          <table:table-cell table:style-name="ce126" office:value-type="float" office:value="1">
            <office:annotation draw:style-name="gr6" draw:text-style-name="P1" svg:width="1.1413in" svg:height="0.2634in" svg:x="3.1024in" svg:y="4.0677in" draw:caption-point-x="-0.2402in" draw:caption-point-y="0.6134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3.5591in" svg:y="4.0677in" draw:caption-point-x="-0.2402in" draw:caption-point-y="0.6134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0768in" draw:caption-point-x="-0.2402in" draw:caption-point-y="0.6043in">
              <dc:date>2018-05-14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4.0831in" draw:caption-point-x="-0.2402in" draw:caption-point-y="0.598in">
              <dc:date>2018-05-2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4.0839in" draw:caption-point-x="-0.2402in" draw:caption-point-y="0.5972in">
              <dc:date>2018-05-29T00:00:00</dc:date>
              <text:p text:style-name="P1"><text:span text:style-name="T1">Đi công tác xã hội</text:span></text:p>
            </office:annotation>
            <text:p>1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4.0843in" draw:caption-point-x="-0.2402in" draw:caption-point-y="0.5969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0846in" draw:caption-point-x="-0.2402in" draw:caption-point-y="0.5965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22" table:formula="of:=SUM([.D21:.AH21])" office:value-type="float" office:value="0.5">
            <text:p>0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4.3181in" draw:caption-point-x="-0.2402in" draw:caption-point-y="0.6106in">
              <dc:date>2018-05-02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4.5665in" draw:caption-point-x="-0.2402in" draw:caption-point-y="0.6098in">
              <dc:date>2018-05-03T00:00:00</dc:date>
              <text:p text:style-name="P1"><text:span text:style-name="T1">Đau bao tử, xin đi trễ, 8h5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4.5677in" draw:caption-point-x="-0.2402in" draw:caption-point-y="0.6087in">
              <dc:date>2018-05-04T00:00:00</dc:date>
              <text:p text:style-name="P1"><text:span text:style-name="T1">Ngủ quên, 8h59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2" draw:text-style-name="P1" svg:width="1.1413in" svg:height="0.5457in" svg:x="5.3854in" svg:y="4.5681in" draw:caption-point-x="-0.2402in" draw:caption-point-y="0.6083in">
              <dc:date>2018-05-07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4.5685in" draw:caption-point-x="-0.2402in" draw:caption-point-y="0.6079in">
              <dc:date>2018-05-0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4.5705in" draw:caption-point-x="-0.2402in" draw:caption-point-y="0.6059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4.5713in" draw:caption-point-x="-0.2402in" draw:caption-point-y="0.6051in">
              <dc:date>2018-05-11T00:00:00</dc:date>
              <text:p text:style-name="P1"><text:span text:style-name="T1">Chở anh ra sân bay, xin đi trễ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572in" draw:caption-point-x="-0.2402in" draw:caption-point-y="0.6043in">
              <dc:date>2018-05-14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4.5736in" draw:caption-point-x="-0.2402in" draw:caption-point-y="0.6028in">
              <dc:date>2018-05-16T00:00:00</dc:date>
              <text:p text:style-name="P1"><text:span text:style-name="T1">Bị bệnh, xin đi trễ, 8h4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4.5752in" draw:caption-point-x="-0.2402in" draw:caption-point-y="0.6012in">
              <dc:date>2018-05-18T00:00:00</dc:date>
              <text:p text:style-name="P1"><text:span text:style-name="T1">Gửi đồ, xin đi trễ, 8h56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4.576in" draw:caption-point-x="-0.2402in" draw:caption-point-y="0.6004in">
              <dc:date>2018-05-21T00:00:00</dc:date>
              <text:p text:style-name="P1"><text:span text:style-name="T1">Ngủ quên, xin đi trễ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4.5768in" draw:caption-point-x="-0.2402in" draw:caption-point-y="0.5996in">
              <dc:date>2018-05-22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4.5772in" draw:caption-point-x="-0.2402in" draw:caption-point-y="0.5992in">
              <dc:date>2018-05-23T00:00:00</dc:date>
              <text:p text:style-name="P1"><text:span text:style-name="T1">Bị bắt xe, 8h50 đễ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5.6587in" svg:y="4.5791in" draw:caption-point-x="-0.2402in" draw:caption-point-y="0.5972in">
              <dc:date>2018-05-29T00:00:00</dc:date>
              <text:p text:style-name="P1"><text:span text:style-name="T1">Gửi đồ về cho má, xin đi trễ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5799in" draw:caption-point-x="-0.2402in" draw:caption-point-y="0.5965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22" table:formula="of:=SUM([.D23:.AH23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4.8181in" draw:caption-point-x="-0.2402in" draw:caption-point-y="0.6059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7.3094in" svg:y="4.8181in" draw:caption-point-x="-0.2402in" draw:caption-point-y="0.6059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22" table:formula="of:=SUM([.D24:.AH24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15.202in" svg:y="5.074in" draw:caption-point-x="-0.2402in" draw:caption-point-y="0.5976in">
              <dc:date>2018-05-28T00:00:00</dc:date>
              <text:p text:style-name="P1"><text:span text:style-name="T1">Về quê giải quyết việc <text:s/>gia đình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22" table:formula="of:=SUM([.D26:.AH26])" office:value-type="float" office:value="1.5">
            <text:p>1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5.5575in" draw:caption-point-x="-0.2402in" draw:caption-point-y="0.6098in">
              <dc:date>2018-05-03T00:00:00</dc:date>
              <text:p text:style-name="P1"><text:span text:style-name="T1">Cậu mất, chở mẹ qua nhà cậu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5.5661in" draw:caption-point-x="-0.2402in" draw:caption-point-y="0.6012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5.5689in" draw:caption-point-x="-0.2402in" draw:caption-point-y="0.5984in">
              <dc:date>2018-05-24T00:00:00</dc:date>
              <text:p text:style-name="P1"><text:span text:style-name="T1">Bảo hành cục sạc laptop, xin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6.0567in" draw:caption-point-x="-0.2402in" draw:caption-point-y="0.6059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6.0583in" draw:caption-point-x="-0.2402in" draw:caption-point-y="0.6043in">
              <dc:date>2018-05-1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6.063in" draw:caption-point-x="-0.2402in" draw:caption-point-y="0.5996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6.0634in" draw:caption-point-x="-0.2402in" draw:caption-point-y="0.5992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6.0657in" draw:caption-point-x="-0.2402in" draw:caption-point-y="0.5969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6.0661in" draw:caption-point-x="-0.2402in" draw:caption-point-y="0.5965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22" table:formula="of:=SUM([.D29:.AH29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3.5591in" svg:y="6.3004in" draw:caption-point-x="-0.2402in" draw:caption-point-y="0.6098in">
              <dc:date>2018-05-03T00:00:00</dc:date>
              <text:p text:style-name="P1"><text:span text:style-name="T1">Mất xe, xin đi trễ, 9h31 đến cty</text:span></text:p>
              <text:p text:style-name="P1"><text:span text:style-name="T1">Off chiều lên công an làm việc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6.3071in" draw:caption-point-x="-0.2402in" draw:caption-point-y="0.6031in">
              <dc:date>2018-05-15T00:00:00</dc:date>
              <text:p text:style-name="P1"><text:span text:style-name="T1">Dậy trễ, 8h36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22" table:formula="of:=SUM([.D30:.AH30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6.5472in" draw:caption-point-x="-0.2402in" draw:caption-point-y="0.6106in">
              <dc:date>2018-05-03T00:00:00</dc:date>
              <text:p text:style-name="P1"><text:span text:style-name="T1">Không khỏe, off chiều, lđã làm bù đủ số giờ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6.5551in" draw:caption-point-x="-0.2402in" draw:caption-point-y="0.6028in">
              <dc:date>2018-05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6.5591in" draw:caption-point-x="-0.2402in" draw:caption-point-y="0.5988in">
              <dc:date>2018-05-24T00:00:00</dc:date>
              <text:p text:style-name="P1"><text:span text:style-name="T1">Em bé bị ốm ngủ không được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22" table:formula="of:=SUM([.D31:.AH31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6.8028in" draw:caption-point-x="-0.2402in" draw:caption-point-y="0.6028in">
              <dc:date>2018-05-16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6.8067in" draw:caption-point-x="-0.2402in" draw:caption-point-y="0.5988in">
              <dc:date>2018-05-24T00:00:00</dc:date>
              <text:p text:style-name="P1"><text:span text:style-name="T1">Ra ngân hàng, xin đi trễ, 10h09 đến cty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22" table:formula="of:=SUM([.D32:.AH32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7.0472in" draw:caption-point-x="-0.2402in" draw:caption-point-y="0.6059in">
              <dc:date>2018-05-10T00:00:00</dc:date>
              <text:p text:style-name="P1"><text:span text:style-name="T1">Đi nhổ răng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22" table:formula="of:=SUM([.D33:.AH33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2898in" draw:caption-point-x="-0.2402in" draw:caption-point-y="0.611in">
              <dc:date>2018-05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2909in" draw:caption-point-x="-0.2402in" draw:caption-point-y="0.6098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2941in" draw:caption-point-x="-0.2402in" draw:caption-point-y="0.6067in">
              <dc:date>2018-05-09T00:00:00</dc:date>
              <text:p text:style-name="P1"><text:span text:style-name="T1">Sửa xe, xin đi trễ, 9h22 đến cty</text:span></text:p>
            </office:annotation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7.2949in" draw:caption-point-x="-0.2402in" draw:caption-point-y="0.6059in">
              <dc:date>2018-05-10T00:00:00</dc:date>
              <text:p text:style-name="P1"><text:span text:style-name="T1">Hqua release, xin đi trễ, 9h4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2965in" draw:caption-point-x="-0.2402in" draw:caption-point-y="0.6043in">
              <dc:date>2018-05-1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6358in" svg:y="7.2996in" draw:caption-point-x="-0.2402in" draw:caption-point-y="0.6012in">
              <dc:date>2018-05-18T00:00:00</dc:date>
              <text:p text:style-name="P1"><text:span text:style-name="T1">Chở mẹ đi khám bệnh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7.3008in" draw:caption-point-x="-0.2402in" draw:caption-point-y="0.6in">
              <dc:date>2018-05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3016in" draw:caption-point-x="-0.2402in" draw:caption-point-y="0.5992in">
              <dc:date>2018-05-23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7.3031in" draw:caption-point-x="-0.2402in" draw:caption-point-y="0.597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7.3031in" draw:caption-point-x="-0.2402in" draw:caption-point-y="0.597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7.3043in" draw:caption-point-x="-0.2402in" draw:caption-point-y="0.5965in">
              <dc:date>2018-05-31T00:00:00</dc:date>
              <text:p text:style-name="P1"><text:span text:style-name="T1">Ngủ quên, 9h43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7854in" draw:caption-point-x="-0.2402in" draw:caption-point-y="0.611in">
              <dc:date>2018-05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7866in" draw:caption-point-x="-0.2402in" draw:caption-point-y="0.6098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7898in" draw:caption-point-x="-0.2402in" draw:caption-point-y="0.6067in">
              <dc:date>2018-05-09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7.7906in" draw:caption-point-x="-0.2402in" draw:caption-point-y="0.6059in">
              <dc:date>2018-05-1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7921in" draw:caption-point-x="-0.2402in" draw:caption-point-y="0.604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7972in" draw:caption-point-x="-0.2402in" draw:caption-point-y="0.5992in">
              <dc:date>2018-05-23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22" table:formula="of:=SUM([.D36:.AH36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5.8421in" svg:y="8.037in" draw:caption-point-x="-0.2402in" draw:caption-point-y="0.6071in">
              <dc:date>2018-05-08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0398in" draw:caption-point-x="-0.2402in" draw:caption-point-y="0.6043in">
              <dc:date>2018-05-1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12.0059in" svg:y="8.0398in" draw:caption-point-x="-0.2402in" draw:caption-point-y="0.6043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22" table:formula="of:=SUM([.D37:.AH37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8.7768in" svg:y="8.2874in" draw:caption-point-x="-0.2402in" draw:caption-point-y="0.6043in">
              <dc:date>2018-05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22" table:formula="of:=SUM([.D38:.AH38])" office:value-type="float" office:value="8">
            <text:p>8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8.5295in" draw:caption-point-x="-0.2402in" draw:caption-point-y="0.6098in">
              <dc:date>2018-05-03T00:00:00</dc:date>
              <text:p text:style-name="P1"><text:span text:style-name="T1">Lên trường nộp giấy tờ, xin đi trễ, 10h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5.3854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5327in" draw:caption-point-x="-0.2402in" draw:caption-point-y="0.6067in">
              <dc:date>2018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8.7768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8.5366in" draw:caption-point-x="-0.2402in" draw:caption-point-y="0.6028in">
              <dc:date>2018-05-16T00:00:00</dc:date>
              <text:p text:style-name="P1"><text:span text:style-name="T1">Bị bệ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8.5382in" draw:caption-point-x="-0.2402in" draw:caption-point-y="0.6012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2.0059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1154in" svg:y="8.5197in" draw:caption-point-x="-0.2402in" draw:caption-point-y="0.619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22" table:formula="of:=SUM([.D39:.AH39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8.7701in" draw:caption-point-x="-0.2402in" draw:caption-point-y="0.6169in">
              <dc:date>2018-03-12T00:00:00</dc:date>
              <text:p text:style-name="P1"><text:span text:style-name="T1">Làm khóa luận tốt nghiệp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6.8205in" svg:y="8.7807in" draw:caption-point-x="-0.2402in" draw:caption-point-y="0.6063in">
              <dc:date>2018-05-09T00:00:00</dc:date>
              <text:p text:style-name="P1"><text:span text:style-name="T1">Lên trường báo cáo tiến độ đồ án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8.7701in" draw:caption-point-x="-0.2402in" draw:caption-point-y="0.61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8.7874in" draw:caption-point-x="-0.2402in" draw:caption-point-y="0.5996in">
              <dc:date>2018-05-22T00:00:00</dc:date>
              <text:p text:style-name="P1"><text:span text:style-name="T1">Chở ông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22" table:formula="of:=SUM([.D40:.AH40])" office:value-type="float" office:value="1">
            <text:p>1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9.0248in" draw:caption-point-x="-0.2402in" draw:caption-point-y="0.6098in">
              <dc:date>2018-05-03T00:00:00</dc:date>
              <text:p text:style-name="P1"><text:span text:style-name="T1">Sửa xe, 8h5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9.028in" draw:caption-point-x="-0.2402in" draw:caption-point-y="0.6067in">
              <dc:date>2018-05-09T00:00:00</dc:date>
              <text:p text:style-name="P1"><text:span text:style-name="T1">Bận việc nhà, 8h38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9.0287in" draw:caption-point-x="-0.2402in" draw:caption-point-y="0.6059in">
              <dc:date>2018-05-1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9.0315in" draw:caption-point-x="-0.2402in" draw:caption-point-y="0.6031in">
              <dc:date>2018-05-14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1791in" svg:y="9.0323in" draw:caption-point-x="-0.2402in" draw:caption-point-y="0.6024in">
              <dc:date>2018-05-17T00:00:00</dc:date>
              <text:p text:style-name="P1"><text:span text:style-name="T1">Kẹt xe, 8h37 vào cty</text:span></text:p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9.0343in" draw:caption-point-x="-0.2402in" draw:caption-point-y="0.6004in">
              <dc:date>2018-05-21T00:00:00</dc:date>
              <text:p text:style-name="P1"><text:span text:style-name="T1">Hư xe, 8h4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9.0358in" draw:caption-point-x="-0.2402in" draw:caption-point-y="0.5988in">
              <dc:date>2018-05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9.037in" draw:caption-point-x="-0.2402in" draw:caption-point-y="0.5976in">
              <dc:date>2018-05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9.0374in" draw:caption-point-x="-0.2402in" draw:caption-point-y="0.5972in">
              <dc:date>2018-05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9.0378in" draw:caption-point-x="-0.2402in" draw:caption-point-y="0.5969in">
              <dc:date>2018-05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1791in" svg:y="9.2799in" draw:caption-point-x="-0.2402in" draw:caption-point-y="0.6024in">
              <dc:date>2018-05-17T00:00:00</dc:date>
              <text:p text:style-name="P1"><text:span text:style-name="T1">Bận việc đột xuất, 8h5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22" table:formula="of:=SUM([.D42:.AH42])" office:value-type="float" office:value="2">
            <text:p>2</text:p>
          </table:table-cell>
          <table:table-cell table:style-name="ce126"/>
          <table:table-cell table:style-name="ce126" office:value-type="float" office:value="0.5">
            <office:annotation draw:style-name="gr2" draw:text-style-name="P1" svg:width="1.1413in" svg:height="0.5457in" svg:x="3.1024in" svg:y="9.5181in" draw:caption-point-x="-0.2402in" draw:caption-point-y="0.6118in">
              <dc:date>2018-04-27T00:00:00</dc:date>
              <text:p text:style-name="P1"><text:span text:style-name="T1">Tập dợt lễ tốt nghiệp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9.5185in" draw:caption-point-x="-0.2402in" draw:caption-point-y="0.6114in">
              <dc:date>2018-04-27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9.526in" draw:caption-point-x="-0.2402in" draw:caption-point-y="0.6039in">
              <dc:date>2018-05-14T00:00:00</dc:date>
              <text:p text:style-name="P1"><text:span text:style-name="T1">Lên trường lấy bằng tốt nghiệp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9.5272in" draw:caption-point-x="-0.2402in" draw:caption-point-y="0.6028in">
              <dc:date>2018-05-16T00:00:00</dc:date>
              <text:p text:style-name="P1"><text:span text:style-name="T1">Bện việc nhà, xin đi trễ, 8h5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22" table:formula="of:=SUM([.D43:.AH43])" office:value-type="float" office:value="3.5">
            <text:p>3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9.7638in" draw:caption-point-x="-0.2402in" draw:caption-point-y="0.6138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9.7638in" draw:caption-point-x="-0.2402in" draw:caption-point-y="0.6138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9.7638in" draw:caption-point-x="-0.2402in" draw:caption-point-y="0.6138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9.7787in" draw:caption-point-x="-0.2402in" draw:caption-point-y="0.5988in">
              <dc:date>2018-05-24T00:00:00</dc:date>
              <text:p text:style-name="P1"><text:span text:style-name="T1">Ra ngân hàng, 8h3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1154in" svg:y="9.7807in" draw:caption-point-x="-0.2402in" draw:caption-point-y="0.5969in">
              <dc:date>2018-05-30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0.0276in" draw:caption-point-x="-0.2402in" draw:caption-point-y="0.598in">
              <dc:date>2018-05-25T00:00:00</dc:date>
              <text:p text:style-name="P1"><text:span text:style-name="T1">Để quên lap, quay về lấy, 8h40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22" table:formula="of:=SUM([.D46:.AH46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0.5094in" draw:caption-point-x="-0.2402in" draw:caption-point-y="0.6114in">
              <dc:date>2018-05-02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10.515in" draw:caption-point-x="-0.2402in" draw:caption-point-y="0.6059in">
              <dc:date>2018-05-10T00:00:00</dc:date>
              <text:p text:style-name="P1"><text:span text:style-name="T1">Bận việc cá nhân, off sáng</text:span></text:p>
            </office:annotation>
            <text:p>1</text:p>
          </table:table-cell>
          <table:table-cell table:style-name="ce126" office:value-type="float" office:value="0">
            <office:annotation draw:style-name="gr2" draw:text-style-name="P1" svg:width="1.1413in" svg:height="0.5457in" svg:x="7.3094in" svg:y="10.5161in" draw:caption-point-x="-0.2402in" draw:caption-point-y="0.6047in">
              <dc:date>2018-05-11T00:00:00</dc:date>
              <text:p text:style-name="P1"><text:span text:style-name="T1">Ra ngân hàng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5165in" draw:caption-point-x="-0.2402in" draw:caption-point-y="0.604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10.5228in" draw:caption-point-x="-0.2402in" draw:caption-point-y="0.598in">
              <dc:date>2018-05-2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10.5236in" draw:caption-point-x="-0.2402in" draw:caption-point-y="0.5972in">
              <dc:date>2018-05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5244in" draw:caption-point-x="-0.2402in" draw:caption-point-y="0.5965in">
              <dc:date>2018-05-31T00:00:00</dc:date>
              <text:p text:style-name="P1"><text:span text:style-name="T1">Chở mẹ đi công việc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772in" draw:caption-point-x="-0.2402in" draw:caption-point-y="0.5965in">
              <dc:date>2018-05-3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22" table:formula="of:=SUM([.D48:.AH48])" office:value-type="float" office:value="1.5">
            <text:p>1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11.0051in" draw:caption-point-x="-0.2402in" draw:caption-point-y="0.611in">
              <dc:date>2018-05-02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3" draw:text-style-name="P1" svg:width="1.1413in" svg:height="0.7012in" svg:x="5.3854in" svg:y="11.0083in" draw:caption-point-x="-0.2402in" draw:caption-point-y="0.6079in">
              <dc:date>2018-05-07T00:00:00</dc:date>
              <text:p text:style-name="P1"><text:span text:style-name="T1">Ra ngân hàng làm giấy tờ cho cty, xin đi trễ, 9h5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11.0102in" draw:caption-point-x="-0.2402in" draw:caption-point-y="0.6059in">
              <dc:date>2018-05-10T00:00:00</dc:date>
              <text:p text:style-name="P1"><text:span text:style-name="T1">Để quên đồ, về nhà lấy, xin đi trễ, 8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1.0118in" draw:caption-point-x="-0.2402in" draw:caption-point-y="0.6043in">
              <dc:date>2018-05-14T00:00:00</dc:date>
              <text:p text:style-name="P1"><text:span text:style-name="T1">Ra ngân hàng, xin đi trễ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0.6358in" svg:y="11.015in" draw:caption-point-x="-0.2402in" draw:caption-point-y="0.6012in">
              <dc:date>2018-06-05T00:00:00</dc:date>
              <text:p text:style-name="P1"><text:span text:style-name="T1">Mệt trong người, xin đi trễ, 10h08 đến cty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2.9189in" svg:y="11.0169in" draw:caption-point-x="-0.2402in" draw:caption-point-y="0.5992in">
              <dc:date>2018-05-23T00:00:00</dc:date>
              <text:p text:style-name="P1"><text:span text:style-name="T1">Hôm qua làm khuya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1.0173in" draw:caption-point-x="-0.2402in" draw:caption-point-y="0.5988in">
              <dc:date>2018-05-24T00:00:00</dc:date>
              <text:p text:style-name="P1"><text:span text:style-name="T1">Chóng mặt, xin đi trễ, 9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6.1154in" svg:y="11.0197in" draw:caption-point-x="-0.2402in" draw:caption-point-y="0.5965in">
              <dc:date>2018-05-30T00:00:00</dc:date>
              <text:p text:style-name="P1"><text:span text:style-name="T1">Ra ngân hàng rút tiền, xin đi trễ, 10h2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NTX</text:p>
          </table:table-cell>
          <table:table-cell table:style-name="ce122" table:formula="of:=SUM([.D49:.AH49])" office:value-type="float" office:value="1">
            <text:p>1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4.0157in" svg:y="11.2547in" draw:caption-point-x="-0.2402in" draw:caption-point-y="0.6091in">
              <dc:date>2018-05-04T00:00:00</dc:date>
              <text:p text:style-name="P1"><text:span text:style-name="T1">Đi khám bệnh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122" table:formula="of:=SUM([.D50:.AH50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1.5004in" draw:caption-point-x="-0.2402in" draw:caption-point-y="0.611in">
              <dc:date>2018-05-02T00:00:00</dc:date>
              <text:p text:style-name="P1"><text:span text:style-name="T1">Bận việc nhà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3311in" svg:y="11.5047in" draw:caption-point-x="-0.2402in" draw:caption-point-y="0.6067in">
              <dc:date>2018-05-09T00:00:00</dc:date>
              <text:p text:style-name="P1"><text:span text:style-name="T1">Lủng bánh xe, xin đi trễ, 9h0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0.1791in" svg:y="11.5094in" draw:caption-point-x="-0.2402in" draw:caption-point-y="0.602in">
              <dc:date>2018-05-17T00:00:00</dc:date>
              <text:p text:style-name="P1"><text:span text:style-name="T1">Bị mệt, off sáng</text:span></text:p>
              <text:p text:style-name="P1"><text:span text:style-name="T1"/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1.5118in" draw:caption-point-x="-0.2402in" draw:caption-point-y="0.5996in">
              <dc:date>2018-05-22T00:00:00</dc:date>
              <text:p text:style-name="P1"><text:span text:style-name="T1">Ngủ quên, 8h28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1.515in" draw:caption-point-x="-0.2402in" draw:caption-point-y="0.5965in">
              <dc:date>2018-05-30T00:00:00</dc:date>
              <text:p text:style-name="P1"><text:span text:style-name="T1">Mỏi mình, xin đi trễ, 8h3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22" table:formula="of:=SUM([.D51:.AH51])" office:value-type="float" office:value="0.5">
            <text:p>0.5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0157in" svg:y="11.75in" draw:caption-point-x="-0.2402in" draw:caption-point-y="0.6091in">
              <dc:date>2018-05-0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1.7626in" draw:caption-point-x="-0.2402in" draw:caption-point-y="0.5965in">
              <dc:date>2018-05-31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22" table:formula="of:=SUM([.D52:.AH52])" office:value-type="float" office:value="2.5">
            <text:p>2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1.9988in" draw:caption-point-x="-0.2402in" draw:caption-point-y="0.6079in">
              <dc:date>2018-05-08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2.0071in" draw:caption-point-x="-0.2402in" draw:caption-point-y="0.5996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2.0071in" draw:caption-point-x="-0.2402in" draw:caption-point-y="0.5996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4.0157in" svg:y="0.1122in" draw:caption-point-x="-0.2402in" draw:caption-point-y="0.6055in">
              <dc:date>2018-06-04T00:00:00</dc:date>
              <text:p text:style-name="P1"><text:span text:style-name="T1">Hôm qua ngủ trễ, xin đi trễ, 10h57 đến cty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0.115in" draw:caption-point-x="-0.2402in" draw:caption-point-y="0.6028in">
              <dc:date>2018-06-11T00:00:00</dc:date>
              <text:p text:style-name="P1"><text:span text:style-name="T1">Ngủ dậy trễ, 8h58 đến cty</text:span></text:p>
            </office:annotation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7.7988in" svg:y="0.1154in" draw:caption-point-x="-0.2402in" draw:caption-point-y="0.6024in">
              <dc:date>2018-06-12T00:00:00</dc:date>
              <text:p text:style-name="P1"><text:span text:style-name="T1">Đau bụng, xin đi trễ, 10h05 đến cty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0.1157in" draw:caption-point-x="-0.2402in" draw:caption-point-y="0.602in">
              <dc:date>2018-06-14T00:00:00</dc:date>
              <text:p text:style-name="P1"><text:span text:style-name="T1">Kẹt xe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5492in" svg:y="0.1181in" draw:caption-point-x="-0.2402in" draw:caption-point-y="0.5996in">
              <dc:date>2018-06-20T00:00:00</dc:date>
              <text:p text:style-name="P1"><text:span text:style-name="T1">Bận việc gia đình, xin đi trễ, 8h4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0.1189in" draw:caption-point-x="-0.2402in" draw:caption-point-y="0.5988in">
              <dc:date>2018-06-22T00:00:00</dc:date>
              <text:p text:style-name="P1"><text:span text:style-name="T1">Mệt trong người, xin đi trễ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0.1197in" draw:caption-point-x="-0.2402in" draw:caption-point-y="0.598in">
              <dc:date>2018-06-25T00:00:00</dc:date>
              <text:p text:style-name="P1"><text:span text:style-name="T1">Bận việc gia đình, xin đi trễ, 10h34 đến cty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202in" svg:y="0.122in" draw:caption-point-x="-0.2402in" draw:caption-point-y="0.5957in">
              <dc:date>2018-06-28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4.9287in" svg:y="0.3598in" draw:caption-point-x="-0.2402in" draw:caption-point-y="0.6055in">
              <dc:date>2018-06-06T00:00:00</dc:date>
              <text:p text:style-name="P1"><text:span text:style-name="T1">Thi tốt nghiệp lái xe (lý thuyết)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9.2661in" svg:y="0.3598in" draw:caption-point-x="-0.2402in" draw:caption-point-y="0.6055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0.3598in" draw:caption-point-x="-0.2402in" draw:caption-point-y="0.6055in">
              <dc:date>2018-06-04T00:00:00</dc:date>
              <text:p text:style-name="P1"><text:span text:style-name="T1">Thi bằng lái xe (chính thức)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0.3598in" draw:caption-point-x="-0.2402in" draw:caption-point-y="0.6055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0.6071in" draw:caption-point-x="-0.2402in" draw:caption-point-y="0.6059in">
              <dc:date>2018-06-01T00:00:00</dc:date>
              <text:p text:style-name="P1"><text:span text:style-name="T1">Bể bánh xe, 8h14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0.6083in" draw:caption-point-x="-0.2402in" draw:caption-point-y="0.6047in">
              <dc:date>2018-06-06T00:00:00</dc:date>
              <text:p text:style-name="P1"><text:span text:style-name="T1">Lầy đồ ở bến xe, 8h20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2.4622in" svg:y="0.6142in" draw:caption-point-x="-0.2402in" draw:caption-point-y="0.5988in">
              <dc:date>2018-06-22T00:00:00</dc:date>
              <text:p text:style-name="P1"><text:span text:style-name="T1">Chở người thân đi khám bệnh, xin đi trễ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0.8563in" draw:caption-point-x="-0.2402in" draw:caption-point-y="0.6043in">
              <dc:date>2018-06-07T00:00:00</dc:date>
              <text:p text:style-name="P1"><text:span text:style-name="T1">Lủng bánh xe, xin đi trễ, 9h1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8.2878in" svg:y="0.8587in" draw:caption-point-x="-0.2402in" draw:caption-point-y="0.602in">
              <dc:date>2018-06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654in" draw:caption-point-x="-0.2402in" draw:caption-point-y="0.5953in">
              <dc:date>2018-06-29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1"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1.8457in" draw:caption-point-x="-0.2402in" draw:caption-point-y="0.6059in">
              <dc:date>2018-06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.8465in" draw:caption-point-x="-0.2402in" draw:caption-point-y="0.6051in">
              <dc:date>2018-06-0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1.8469in" draw:caption-point-x="-0.2402in" draw:caption-point-y="0.6047in">
              <dc:date>2018-06-06T00:00:00</dc:date>
              <text:p text:style-name="P1"><text:span text:style-name="T1">Ngủ dậy trễ, 8h35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7.3094in" svg:y="1.8488in" draw:caption-point-x="-0.2402in" draw:caption-point-y="0.6028in">
              <dc:date>2018-06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1.8516in" draw:caption-point-x="-0.2402in" draw:caption-point-y="0.6in">
              <dc:date>2018-06-19T00:00:00</dc:date>
              <text:p text:style-name="P1"><text:span text:style-name="T1">Ngủ quên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0937in" draw:caption-point-x="-0.2402in" draw:caption-point-y="0.6055in">
              <dc:date>2018-06-04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2.0941in" draw:caption-point-x="-0.2402in" draw:caption-point-y="0.6051in">
              <dc:date>2018-06-0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0945in" draw:caption-point-x="-0.2402in" draw:caption-point-y="0.6047in">
              <dc:date>2018-06-06T00:00:00</dc:date>
              <text:p text:style-name="P1"><text:span text:style-name="T1">Bận việc gia đình, 8h56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2.0949in" draw:caption-point-x="-0.2402in" draw:caption-point-y="0.6043in">
              <dc:date>2018-06-07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0957in" draw:caption-point-x="-0.2402in" draw:caption-point-y="0.6035in">
              <dc:date>2018-06-0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2.0965in" draw:caption-point-x="-0.2402in" draw:caption-point-y="0.6028in">
              <dc:date>2018-06-11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7.7988in" svg:y="2.0969in" draw:caption-point-x="-0.2402in" draw:caption-point-y="0.6024in">
              <dc:date>2018-06-1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0969in" draw:caption-point-x="-0.2402in" draw:caption-point-y="0.6024in">
              <dc:date>2018-06-1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0969in" draw:caption-point-x="-0.2402in" draw:caption-point-y="0.6024in">
              <dc:date>2018-06-14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2.0988in" draw:caption-point-x="-0.2402in" draw:caption-point-y="0.6004in">
              <dc:date>2018-06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0992in" draw:caption-point-x="-0.2402in" draw:caption-point-y="0.6in">
              <dc:date>2018-06-19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0996in" draw:caption-point-x="-0.2402in" draw:caption-point-y="0.5996in">
              <dc:date>2018-06-20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289in" svg:y="2.102in" draw:caption-point-x="-0.2402in" draw:caption-point-y="0.5972in">
              <dc:date>2018-06-26T00:00:00</dc:date>
              <text:p text:style-name="P1"><text:span text:style-name="T1">Bận việc gia đình, 8h48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7457in" svg:y="2.102in" draw:caption-point-x="-0.2402in" draw:caption-point-y="0.5972in">
              <dc:date>2018-06-27T00:00:00</dc:date>
              <text:p text:style-name="P1"><text:span text:style-name="T1">Kẹt xe, 8h45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202in" svg:y="2.102in" draw:caption-point-x="-0.2402in" draw:caption-point-y="0.5972in">
              <dc:date>2018-06-28T00:00:00</dc:date>
              <text:p text:style-name="P1"><text:span text:style-name="T1">Bận việc gia đình, 8h47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6587in" svg:y="2.102in" draw:caption-point-x="-0.2402in" draw:caption-point-y="0.5972in">
              <dc:date>2018-06-29T00:00:00</dc:date>
              <text:p text:style-name="P1"><text:span text:style-name="T1">Kẹt xe, 8h47 đến cty</text:span></text:p>
              <text:p text:style-name="P1"><text:span text:style-name="T1"/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3433in" draw:caption-point-x="-0.2402in" draw:caption-point-y="0.6035in">
              <dc:date>2018-06-08T00:00:00</dc:date>
              <text:p text:style-name="P1"><text:span text:style-name="T1">Ghé ngân hàng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3449in" draw:caption-point-x="-0.2402in" draw:caption-point-y="0.602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3449in" draw:caption-point-x="-0.2402in" draw:caption-point-y="0.602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3469in" draw:caption-point-x="-0.2402in" draw:caption-point-y="0.6in">
              <dc:date>2018-06-19T00:00:00</dc:date>
              <text:p text:style-name="P1"><text:span text:style-name="T1">Làm giấy tờ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3472in" draw:caption-point-x="-0.2402in" draw:caption-point-y="0.5996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3476in" draw:caption-point-x="-0.2402in" draw:caption-point-y="0.5992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4.5">
            <text:p>4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2.5894in" draw:caption-point-x="-0.2402in" draw:caption-point-y="0.6051in">
              <dc:date>2018-06-05T00:00:00</dc:date>
              <text:p text:style-name="P1"><text:span text:style-name="T1">Làm giấy tờ cho co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5898in" draw:caption-point-x="-0.2402in" draw:caption-point-y="0.6047in">
              <dc:date>2018-06-06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2.5925in" draw:caption-point-x="-0.2402in" draw:caption-point-y="0.602in">
              <dc:date>2018-06-14T00:00:00</dc:date>
              <text:p text:style-name="P1"><text:span text:style-name="T1">Bận việc gia đình, xin đi trễ, 8h5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0059in" svg:y="2.5949in" draw:caption-point-x="-0.2402in" draw:caption-point-y="0.5996in">
              <dc:date>2018-06-20T00:00:00</dc:date>
              <text:p text:style-name="P1"><text:span text:style-name="T1">Coi thi học kỳ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2.5949in" draw:caption-point-x="-0.2402in" draw:caption-point-y="0.5996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2.5949in" draw:caption-point-x="-0.2402in" draw:caption-point-y="0.5996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7457in" svg:y="2.5949in" draw:caption-point-x="-0.2402in" draw:caption-point-y="0.5996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2.5992in" draw:caption-point-x="-0.2402in" draw:caption-point-y="0.5953in">
              <dc:date>2018-06-29T00:00:00</dc:date>
              <text:p text:style-name="P1"><text:span text:style-name="T1">Xin phép lên trường họp 2 tiếng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2.5992in" draw:caption-point-x="-0.2402in" draw:caption-point-y="0.5953in">
              <dc:date>2018-06-29T00:00:00</dc:date>
              <text:p text:style-name="P1"><text:span text:style-name="T1">Bận việc riêng, xin đi trễ, 9h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8366in" draw:caption-point-x="-0.2402in" draw:caption-point-y="0.6055in">
              <dc:date>2018-06-04T00:00:00</dc:date>
              <text:p text:style-name="P1"><text:span text:style-name="T1">Ra bến xe lấy đồ, 8h1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2.8413in" draw:caption-point-x="-0.2402in" draw:caption-point-y="0.6008in">
              <dc:date>2018-06-14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8429in" draw:caption-point-x="-0.2402in" draw:caption-point-y="0.5992in">
              <dc:date>2018-06-21T00:00:00</dc:date>
              <text:p text:style-name="P1"><text:span text:style-name="T1">Ngủ quên, xin đi trễ, 8h2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7.5">
            <text:p>7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9287in" svg:y="3.0858in" draw:caption-point-x="-0.2402in" draw:caption-point-y="0.6039in">
              <dc:date>2018-06-07T00:00:00</dc:date>
              <text:p text:style-name="P1"><text:span text:style-name="T1">Off chiều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5.3854in" svg:y="3.0862in" draw:caption-point-x="-0.2402in" draw:caption-point-y="0.6035in">
              <dc:date>2018-06-07T00:00:00</dc:date>
              <text:p text:style-name="P1"><text:span text:style-name="T1">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.5">
            <office:annotation draw:style-name="gr6" draw:text-style-name="P1" svg:width="1.1413in" svg:height="0.2634in" svg:x="9.2661in" svg:y="3.0894in" draw:caption-point-x="-0.2402in" draw:caption-point-y="0.6004in">
              <dc:date>2018-06-18T00:00:00</dc:date>
              <text:p text:style-name="P1"><text:span text:style-name="T1">Off sáng</text:span></text:p>
            </office:annotation>
            <text:p>0.5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1.5492in" svg:y="3.0906in" draw:caption-point-x="-0.2402in" draw:caption-point-y="0.5992in">
              <dc:date>2018-06-20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4.7457in" svg:y="3.0941in" draw:caption-point-x="-0.2402in" draw:caption-point-y="0.5957in">
              <dc:date>2018-06-27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33" table:formula="of:=SUM([.D17:.AH17])" office:value-type="float" office:value="4.5">
            <text:p>4.5</text:p>
          </table:table-cell>
          <table:table-cell table:style-name="ce137" office:value-type="float" office:value="0.5">
            <office:annotation draw:style-name="gr2" draw:text-style-name="P1" svg:width="1.1413in" svg:height="0.5457in" svg:x="2.6457in" svg:y="3.3319in" draw:caption-point-x="-0.2402in" draw:caption-point-y="0.6059in">
              <dc:date>2018-06-01T00:00:00</dc:date>
              <text:p text:style-name="P1"><text:span text:style-name="T1">Có việc riêng gia đình. Xin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3.3323in" draw:caption-point-x="-0.2402in" draw:caption-point-y="0.6055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10.6358in" svg:y="3.3374in" draw:caption-point-x="-0.2402in" draw:caption-point-y="0.6004in">
              <dc:date>2018-06-18T00:00:00</dc:date>
              <text:p text:style-name="P1"><text:span text:style-name="T1">Đi nhổ răng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3382in" draw:caption-point-x="-0.2402in" draw:caption-point-y="0.5996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3.3382in" draw:caption-point-x="-0.2402in" draw:caption-point-y="0.5996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3.3413in" draw:caption-point-x="-0.2402in" draw:caption-point-y="0.5965in">
              <dc:date>2018-06-27T00:00:00</dc:date>
              <text:p text:style-name="P1"><text:span text:style-name="T1">Bận việc riêng, xin đi trễ, 9h1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3.3425in" draw:caption-point-x="-0.2402in" draw:caption-point-y="0.5953in">
              <dc:date>2018-06-29T00:00:00</dc:date>
              <text:p text:style-name="P1"><text:span text:style-name="T1">Ngủ quên, 9h5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33" table:formula="of:=SUM([.D18:.AH18])" office:value-type="float" office:value="0.5"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2.6457in" svg:y="3.5795in" draw:caption-point-x="-0.2402in" draw:caption-point-y="0.6059in">
              <dc:date>2018-06-01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33" table:formula="of:=SUM([.D19:.AH19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472in" svg:y="3.828in" draw:caption-point-x="-0.2402in" draw:caption-point-y="0.6051in">
              <dc:date>2018-06-05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3.8331in" draw:caption-point-x="-0.2402in" draw:caption-point-y="0.6in">
              <dc:date>2018-06-19T00:00:00</dc:date>
              <text:p text:style-name="P1"><text:span text:style-name="T1">Ôn thực hành lái xe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8335in" draw:caption-point-x="-0.2402in" draw:caption-point-y="0.5996in">
              <dc:date>2018-06-20T00:00:00</dc:date>
              <text:p text:style-name="P1"><text:span text:style-name="T1">Thi khảo sát lái xe B2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4.0764in" draw:caption-point-x="-0.2402in" draw:caption-point-y="0.6043in">
              <dc:date>2018-06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4.0787in" draw:caption-point-x="-0.2402in" draw:caption-point-y="0.602in">
              <dc:date>2018-06-14T00:00:00</dc:date>
              <text:p text:style-name="P1"><text:span text:style-name="T1">Đau bụng, 8h4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4.0803in" draw:caption-point-x="-0.2402in" draw:caption-point-y="0.6004in">
              <dc:date>2018-06-1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33" table:formula="of:=SUM([.D21:.AH2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1.5492in" svg:y="4.3287in" draw:caption-point-x="-0.2402in" draw:caption-point-y="0.5996in">
              <dc:date>2018-06-20T00:00:00</dc:date>
              <text:p text:style-name="P1"><text:span text:style-name="T1">Chụp ảnh cưới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4.5701in" draw:caption-point-x="-0.2402in" draw:caption-point-y="0.6059in">
              <dc:date>2018-06-01T00:00:00</dc:date>
              <text:p text:style-name="P1"><text:span text:style-name="T1">Đau bụng, xin đi trễ, 8h47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4.5709in" draw:caption-point-x="-0.2402in" draw:caption-point-y="0.6051in">
              <dc:date>2018-06-05T00:00:00</dc:date>
              <text:p text:style-name="P1"><text:span text:style-name="T1">Để quên ví, 8h5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4.5736in" draw:caption-point-x="-0.2402in" draw:caption-point-y="0.6024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4.574in" draw:caption-point-x="-0.2402in" draw:caption-point-y="0.602in">
              <dc:date>2018-06-14T00:00:00</dc:date>
              <text:p text:style-name="P1"><text:span text:style-name="T1">Đau đầu, 9h57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2" draw:text-style-name="P1" svg:width="1.1413in" svg:height="0.5457in" svg:x="10.6358in" svg:y="4.5756in" draw:caption-point-x="-0.2402in" draw:caption-point-y="0.6004in">
              <dc:date>2018-06-18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4.5772in" draw:caption-point-x="-0.2402in" draw:caption-point-y="0.5988in">
              <dc:date>2018-06-22T00:00:00</dc:date>
              <text:p text:style-name="P1"><text:span text:style-name="T1">Ngủ quên, 9h48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289in" svg:y="4.5787in" draw:caption-point-x="-0.2402in" draw:caption-point-y="0.5972in">
              <dc:date>2018-06-26T00:00:00</dc:date>
              <text:p text:style-name="P1"><text:span text:style-name="T1">Gửi đồ về cho mẹ, xin đi trễ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4.5807in" draw:caption-point-x="-0.2402in" draw:caption-point-y="0.5953in">
              <dc:date>2018-06-29T00:00:00</dc:date>
              <text:p text:style-name="P1"><text:span text:style-name="T1">Đau đầu, xin đi trễ, 8h48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3" table:formula="of:=SUM([.D23:.AH23])" office:value-type="float" office:value="3.5">
            <text:p>3.5</text:p>
          </table:table-cell>
          <table:table-cell table:style-name="ce137" office:value-type="float" office:value="0.5">
            <office:annotation draw:style-name="gr4" draw:text-style-name="P1" svg:width="1.1413in" svg:height="0.3902in" svg:x="2.6457in" svg:y="4.8177in" draw:caption-point-x="-0.2402in" draw:caption-point-y="0.6059in">
              <dc:date>2018-06-01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4.8217in" draw:caption-point-x="-0.2402in" draw:caption-point-y="0.602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0059in" svg:y="4.8244in" draw:caption-point-x="-0.2402in" draw:caption-point-y="0.5992in">
              <dc:date>2018-06-21T00:00:00</dc:date>
              <text:p text:style-name="P1"><text:span text:style-name="T1">Chờ người thân đi khám bệnh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4.8264in" draw:caption-point-x="-0.2402in" draw:caption-point-y="0.5972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4.8213in" draw:caption-point-x="-0.2402in" draw:caption-point-y="0.6024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6587in" svg:y="4.8283in" draw:caption-point-x="-0.2402in" draw:caption-point-y="0.5953in">
              <dc:date>2018-06-2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33" table:formula="of:=SUM([.D26:.AH26])" office:value-type="float" office:value="1.5">
            <text:p>1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5.561in" draw:caption-point-x="-0.2402in" draw:caption-point-y="0.6059in">
              <dc:date>2018-06-01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5.5681in" draw:caption-point-x="-0.2402in" draw:caption-point-y="0.5988in">
              <dc:date>2018-06-22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202in" svg:y="5.5713in" draw:caption-point-x="-0.2402in" draw:caption-point-y="0.5957in">
              <dc:date>2018-06-28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6.0602in" draw:caption-point-x="-0.2402in" draw:caption-point-y="0.602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6.0602in" draw:caption-point-x="-0.2402in" draw:caption-point-y="0.602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0925in" svg:y="6.0622in" draw:caption-point-x="-0.2402in" draw:caption-point-y="0.6in">
              <dc:date>2018-06-19T00:00:00</dc:date>
              <text:p text:style-name="P1"><text:span text:style-name="T1">Chờ chở chị Hà đi làm, 8h49 đê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6.0626in" draw:caption-point-x="-0.2402in" draw:caption-point-y="0.5996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6.063in" draw:caption-point-x="-0.2402in" draw:caption-point-y="0.5992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1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33" table:formula="of:=SUM([.D29:.AH2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6587in" svg:y="6.3154in" draw:caption-point-x="-0.2402in" draw:caption-point-y="0.5949in">
              <dc:date>2018-07-02T00:00:00</dc:date>
              <text:p text:style-name="P1">Đi du lịch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33" table:formula="of:=SUM([.D30:.AH30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6.5661in" draw:caption-point-x="-0.2402in" draw:caption-point-y="0.6051in">
              <dc:date>2018-06-0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6.5693in" draw:caption-point-x="-0.2402in" draw:caption-point-y="0.602in">
              <dc:date>2018-06-18T00:00:00</dc:date>
              <text:p text:style-name="P1"><text:span text:style-name="T1">Có việc cần về quê, off sáng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33" table:formula="of:=SUM([.D31:.AH31])" office:value-type="float" office:value="2">
            <text:p>2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4.0157in" svg:y="6.8134in" draw:caption-point-x="-0.2402in" draw:caption-point-y="0.6055in">
              <dc:date>2018-06-04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6.8217in" draw:caption-point-x="-0.2402in" draw:caption-point-y="0.5972in">
              <dc:date>2018-06-26T00:00:00</dc:date>
              <text:p text:style-name="P1"><text:span text:style-name="T1">Đưa em gái đi nhập việ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2.6457in" svg:y="7.0606in" draw:caption-point-x="-0.2402in" draw:caption-point-y="0.6059in">
              <dc:date>2018-06-01T00:00:00</dc:date>
              <text:p text:style-name="P1"><text:span text:style-name="T1">Làm giấy tờ, xin đi trễ, 8h43 đến cty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7.063in" draw:caption-point-x="-0.2402in" draw:caption-point-y="0.6035in">
              <dc:date>2018-06-08T00:00:00</dc:date>
              <text:p text:style-name="P1"><text:span text:style-name="T1">Bận việc gia đình, xin đi trễ, 9h3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7.0642in" draw:caption-point-x="-0.2402in" draw:caption-point-y="0.6024in">
              <dc:date>2018-06-12T00:00:00</dc:date>
              <text:p text:style-name="P1"><text:span text:style-name="T1">Chở chị Thúy đi bệnh viện, xin đi trễ, 8h4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7.0646in" draw:caption-point-x="-0.2402in" draw:caption-point-y="0.602in">
              <dc:date>2018-06-14T00:00:00</dc:date>
              <text:p text:style-name="P1"><text:span text:style-name="T1">Chờ chở chị Thúy đi làm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7.0673in" draw:caption-point-x="-0.2402in" draw:caption-point-y="0.5992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7.0701in" draw:caption-point-x="-0.2402in" draw:caption-point-y="0.5965in">
              <dc:date>2018-06-27T00:00:00</dc:date>
              <text:p text:style-name="P1"><text:span text:style-name="T1">Bận việc riêng, xin đi trễ, 8h50</text:span></text:p>
              <text:p text:style-name="P1"><text:span text:style-name="T1"><text:s/></text:span><text:span text:style-name="T1">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33" table:formula="of:=SUM([.D33:.AH33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3087in" draw:caption-point-x="-0.2402in" draw:caption-point-y="0.6055in">
              <dc:date>2018-06-04T00:00:00</dc:date>
              <text:p text:style-name="P1"><text:span text:style-name="T1">Kẹt xe, 8h35 đé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7.3091in" draw:caption-point-x="-0.2402in" draw:caption-point-y="0.6051in">
              <dc:date>2018-06-05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7.3114in" draw:caption-point-x="-0.2402in" draw:caption-point-y="0.6028in">
              <dc:date>2018-06-1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7.3138in" draw:caption-point-x="-0.2402in" draw:caption-point-y="0.6004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7.3142in" draw:caption-point-x="-0.2402in" draw:caption-point-y="0.6in">
              <dc:date>2018-06-19T00:00:00</dc:date>
              <text:p text:style-name="P1"><text:span text:style-name="T1">Đau bụng tháng, 8h4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315in" draw:caption-point-x="-0.2402in" draw:caption-point-y="0.5992in">
              <dc:date>2018-06-2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7.3161in" draw:caption-point-x="-0.2402in" draw:caption-point-y="0.598in">
              <dc:date>2018-06-25T00:00:00</dc:date>
              <text:p text:style-name="P1"><text:span text:style-name="T1">Chóng mặt, 10h41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7.3169in" draw:caption-point-x="-0.2402in" draw:caption-point-y="0.5972in">
              <dc:date>2018-06-26T00:00:00</dc:date>
              <text:p text:style-name="P1"><text:span text:style-name="T1">Mệt trong người, off sáng</text:span></text:p>
              <text:p text:style-name="P1"><text:span text:style-name="T1">Sốt, off chiều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33" table:formula="of:=SUM([.D34:.AH34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7.5602in" draw:caption-point-x="-0.2402in" draw:caption-point-y="0.602in">
              <dc:date>2018-06-14T00:00:00</dc:date>
              <text:p text:style-name="P1"><text:span text:style-name="T1">Lên trường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5492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33" table:formula="of:=SUM([.D35:.AH35])" office:value-type="float" office:value="4">
            <text:p>4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8043in" draw:caption-point-x="-0.2402in" draw:caption-point-y="0.6055in">
              <dc:date>2018-06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8.7768in" svg:y="7.8079in" draw:caption-point-x="-0.2402in" draw:caption-point-y="0.602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8079in" draw:caption-point-x="-0.2402in" draw:caption-point-y="0.602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7.8079in" draw:caption-point-x="-0.2402in" draw:caption-point-y="0.602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8106in" draw:caption-point-x="-0.2402in" draw:caption-point-y="0.5992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8079in" draw:caption-point-x="-0.2402in" draw:caption-point-y="0.602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33" table:formula="of:=SUM([.D36:.AH36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8.0602in" draw:caption-point-x="-0.2402in" draw:caption-point-y="0.5972in">
              <dc:date>2018-06-26T00:00:00</dc:date>
              <text:p text:style-name="P1"><text:span text:style-name="T1">Sắp xếp công việc cá nhâ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33" table:formula="of:=SUM([.D37:.AH37])" office:value-type="float" office:value="2">
            <text:p>2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8.2992in" draw:caption-point-x="-0.2402in" draw:caption-point-y="0.6059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8.2992in" draw:caption-point-x="-0.2402in" draw:caption-point-y="0.6059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3" table:formula="of:=SUM([.D38:.AH38])" office:value-type="float" office:value="7.5">
            <text:p>7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5469in" draw:caption-point-x="-0.2402in" draw:caption-point-y="0.6059in">
              <dc:date>2018-06-01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5.3854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8.5492in" draw:caption-point-x="-0.2402in" draw:caption-point-y="0.6035in">
              <dc:date>2018-06-08T00:00:00</dc:date>
              <text:p text:style-name="P1"><text:span text:style-name="T1">Hôm qua làm bài khuya, xin đi trễ, 9h4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7.3094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3" draw:text-style-name="P1" svg:width="1.1413in" svg:height="0.7012in" svg:x="7.7988in" svg:y="8.5504in" draw:caption-point-x="-0.2402in" draw:caption-point-y="0.6024in">
              <dc:date>2018-06-12T00:00:00</dc:date>
              <text:p text:style-name="P1"><text:span text:style-name="T1">Chuyển sang nhà mới, chạy lạc đường, 8h43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8.5508in" draw:caption-point-x="-0.2402in" draw:caption-point-y="0.602in">
              <dc:date>2018-06-14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1.5492in" svg:y="8.5531in" draw:caption-point-x="-0.2402in" draw:caption-point-y="0.5996in">
              <dc:date>2018-06-20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5535in" draw:caption-point-x="-0.2402in" draw:caption-point-y="0.5992in">
              <dc:date>2018-06-2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8.5398in" draw:caption-point-x="-0.2402in" draw:caption-point-y="0.61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33" table:formula="of:=SUM([.D39:.AH39])" office:value-type="float" office:value="8">
            <text:p>8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8.7902in" draw:caption-point-x="-0.2402in" draw:caption-point-y="0.610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5.3854in" svg:y="8.7902in" draw:caption-point-x="-0.2402in" draw:caption-point-y="0.6102in">
              <dc:date>2018-06-07T00:00:00</dc:date>
              <text:p text:style-name="P1"><text:span text:style-name="T1">Lên trường tham gia seminar báo cáo khóa luậ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8.7996in" draw:caption-point-x="-0.2402in" draw:caption-point-y="0.6008in">
              <dc:date>2018-06-15T00:00:00</dc:date>
              <text:p text:style-name="P1"><text:span text:style-name="T1">Đi làm do bên dự án release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8.7902in" draw:caption-point-x="-0.2402in" draw:caption-point-y="0.610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3.8323in" svg:y="8.8024in" draw:caption-point-x="-0.2402in" draw:caption-point-y="0.59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8.8024in" draw:caption-point-x="-0.2402in" draw:caption-point-y="0.59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7457in" svg:y="8.8024in" draw:caption-point-x="-0.2402in" draw:caption-point-y="0.59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202in" svg:y="8.8024in" draw:caption-point-x="-0.2402in" draw:caption-point-y="0.59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6587in" svg:y="8.8024in" draw:caption-point-x="-0.2402in" draw:caption-point-y="0.59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33" table:formula="of:=SUM([.D40:.AH40])" office:value-type="float" office:value="0.5"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9.0421in" draw:caption-point-x="-0.2402in" draw:caption-point-y="0.6059in">
              <dc:date>2018-06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9.0429in" draw:caption-point-x="-0.2402in" draw:caption-point-y="0.6051in">
              <dc:date>2018-06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7" draw:text-style-name="P1" svg:width="1.1413in" svg:height="0.8567in" svg:x="5.8421in" svg:y="9.0445in" draw:caption-point-x="-0.2402in" draw:caption-point-y="0.6035in">
              <dc:date>2018-06-08T00:00:00</dc:date>
              <text:p text:style-name="P1"><text:span text:style-name="T1">Bị cảm mệt trong người, xin đi trễ, 8h38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9.0453in" draw:caption-point-x="-0.2402in" draw:caption-point-y="0.6028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9.0476in" draw:caption-point-x="-0.2402in" draw:caption-point-y="0.6004in">
              <dc:date>2018-06-18T00:00:00</dc:date>
              <text:p text:style-name="P1"><text:span text:style-name="T1">Kẹt xe, 8h36 đến <text:s/>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9.0488in" draw:caption-point-x="-0.2402in" draw:caption-point-y="0.5992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33" table:formula="of:=SUM([.D41:.AH4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9.2913in" draw:caption-point-x="-0.2402in" draw:caption-point-y="0.6043in">
              <dc:date>2018-06-06T00:00:00</dc:date>
              <text:p text:style-name="P1"><text:span text:style-name="T1">Bận việc cá nhân đột xuất, 9h4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9.2976in" draw:caption-point-x="-0.2402in" draw:caption-point-y="0.598in">
              <dc:date>2018-06-25T00:00:00</dc:date>
              <text:p text:style-name="P1"><text:span text:style-name="T1">Bị bệnh, đi khám bệ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33" table:formula="of:=SUM([.D42:.AH42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9.539in" draw:caption-point-x="-0.2402in" draw:caption-point-y="0.6043in">
              <dc:date>2018-06-06T00:00:00</dc:date>
              <text:p text:style-name="P1"><text:span text:style-name="T1">Bận việc gia đình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33" table:formula="of:=SUM([.D43:.AH43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8.2878in" svg:y="9.7894in" draw:caption-point-x="-0.2402in" draw:caption-point-y="0.602in">
              <dc:date>2018-06-14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9.7909in" draw:caption-point-x="-0.2402in" draw:caption-point-y="0.6004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9.7941in" draw:caption-point-x="-0.2402in" draw:caption-point-y="0.5972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33" table:formula="of:=SUM([.D44:.AH44])" office:value-type="float" office:value="1">
            <text:p>1</text:p>
          </table:table-cell>
          <table:table-cell table:style-name="ce137" office:value-type="float" office:value="1">
            <office:annotation draw:style-name="gr6" draw:text-style-name="P1" svg:width="1.1413in" svg:height="0.2634in" svg:x="2.6457in" svg:y="10.0331in" draw:caption-point-x="-0.2402in" draw:caption-point-y="0.6059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10.0441in" draw:caption-point-x="-0.2402in" draw:caption-point-y="0.5949in">
              <dc:date>2018-06-29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33" table:formula="of:=SUM([.D45:.AH45])" office:value-type="float" office:value="1">
            <text:p>1</text:p>
          </table:table-cell>
          <table:table-cell table:style-name="ce137" table:number-columns-repeated="10"/>
          <table:table-cell table:style-name="ce137" office:value-type="float" office:value="0">
            <office:annotation draw:style-name="gr6" draw:text-style-name="P1" svg:width="1.1413in" svg:height="0.2634in" svg:x="7.3094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7.7988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2878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9.2661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634in" svg:x="10.6358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11.0925in" svg:y="10.2843in" draw:caption-point-x="-0.2402in" draw:caption-point-y="0.6024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10.2894in" draw:caption-point-x="-0.2402in" draw:caption-point-y="0.5972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33" table:formula="of:=SUM([.D46:.AH46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10.5366in" draw:caption-point-x="-0.2402in" draw:caption-point-y="0.5976in">
              <dc:date>2018-06-2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33" table:formula="of:=SUM([.D47:.AH4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4" draw:text-style-name="P1" svg:width="1.1413in" svg:height="0.3902in" svg:x="4.0157in" svg:y="10.7764in" draw:caption-point-x="-0.2402in" draw:caption-point-y="0.6055in">
              <dc:date>2018-06-05T00:00:00</dc:date>
              <text:p text:style-name="P1"><text:span text:style-name="T1">Chóng mặt,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0.7768in" draw:caption-point-x="-0.2402in" draw:caption-point-y="0.6051in">
              <dc:date>2018-06-0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10.7791in" draw:caption-point-x="-0.2402in" draw:caption-point-y="0.6028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1.5492in" svg:y="10.7823in" draw:caption-point-x="-0.2402in" draw:caption-point-y="0.5996in">
              <dc:date>2018-06-20T00:00:00</dc:date>
              <text:p text:style-name="P1"><text:span text:style-name="T1">Chở mẹ đi tái khám, xin đi trễ, 10h05 đến cty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10.7831in" draw:caption-point-x="-0.2402in" draw:caption-point-y="0.5988in">
              <dc:date>2018-06-22T00:00:00</dc:date>
              <text:p text:style-name="P1"><text:span text:style-name="T1">Kẹt xe, 8h34 đến t\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4.289in" svg:y="10.7846in" draw:caption-point-x="-0.2402in" draw:caption-point-y="0.5972in">
              <dc:date>2018-06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33" table:formula="of:=SUM([.D48:.AH48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1.0303in" draw:caption-point-x="-0.2402in" draw:caption-point-y="0.5992in">
              <dc:date>2018-06-21T00:00:00</dc:date>
              <text:p text:style-name="P1"><text:span text:style-name="T1">Lấy giấy tờ, xin đi trễ, 8h33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2.4622in" svg:y="11.024in" draw:caption-point-x="-0.2402in" draw:caption-point-y="0.6055in">
              <dc:date>2018-06-04T00:00:00</dc:date>
              <text:p text:style-name="P1"><text:span text:style-name="T1">Về đặt cọc xe, rạp cưới, chụp h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33" table:formula="of:=SUM([.D49:.AH4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11.2736in" draw:caption-point-x="-0.2402in" draw:caption-point-y="0.6035in">
              <dc:date>2018-06-08T00:00:00</dc:date>
              <text:p text:style-name="P1"><text:span text:style-name="T1">Bận việc gia đình, xin đi trễ, 9h4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7.7988in" svg:y="11.2752in" draw:caption-point-x="-0.2402in" draw:caption-point-y="0.602in">
              <dc:date>2018-06-12T00:00:00</dc:date>
              <text:p text:style-name="P1"><text:span text:style-name="T1">Đau thắt hông, đi bệnh viên khám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11.2752in" draw:caption-point-x="-0.2402in" draw:caption-point-y="0.602in">
              <dc:date>2018-06-14T00:00:00</dc:date>
              <text:p text:style-name="P1"><text:span text:style-name="T1">Mệt, xin đi trễ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1.278in" draw:caption-point-x="-0.2402in" draw:caption-point-y="0.5992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4622in" svg:y="11.2787in" draw:caption-point-x="-0.2402in" draw:caption-point-y="0.5984in">
              <dc:date>2018-06-22T00:00:00</dc:date>
              <text:p text:style-name="P1"><text:span text:style-name="T1">Qua ngân hàng, xin đi trễ, 9h52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33" table:formula="of:=SUM([.D51:.AH5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11.7713in" draw:caption-point-x="-0.2402in" draw:caption-point-y="0.6012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11.7748in" draw:caption-point-x="-0.2402in" draw:caption-point-y="0.5976in">
              <dc:date>2018-06-25T00:00:00</dc:date>
              <text:p text:style-name="P1"><text:span text:style-name="T1">Bị mệt, xin đi trễ, 9h08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33" table:formula="of:=SUM([.D53:.AH53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4.472in" svg:y="12.2634in" draw:caption-point-x="-0.2402in" draw:caption-point-y="0.6047in">
              <dc:date>2018-06-05T00:00:00</dc:date>
              <text:p text:style-name="P1"><text:span text:style-name="T1">Đi khám tổng quát, off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24"/>
          <table:table-cell table:style-name="ce138" office:value-type="string">
            <text:p>làm</text:p>
          </table:table-cell>
          <table:table-cell table:style-name="ce138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44" table:formula="of:=SUM([.D38:.AH38])" office:value-type="float" office:value="2">
            <text:p>2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8.5378in" draw:caption-point-x="-0.2402in" draw:caption-point-y="0.601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4.472in" svg:y="8.5378in" draw:caption-point-x="-0.2402in" draw:caption-point-y="0.601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48" table:number-columns-repeated="26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44" table:formula="of:=SUM([.D48:.AH48])" office:value-type="float" office:value="1">
            <text:p>1</text:p>
          </table:table-cell>
          <table:table-cell table:style-name="ce148" table:number-columns-repeated="19"/>
          <table:table-cell table:style-name="ce148" office:value-type="float" office:value="1">
            <office:annotation draw:style-name="gr4" draw:text-style-name="P1" svg:width="1.1413in" svg:height="0.3902in" svg:x="11.5492in" svg:y="11.0209in" draw:caption-point-x="-0.2402in" draw:caption-point-y="0.5953in">
              <dc:date>2018-06-04T00:00:00</dc:date>
              <text:p text:style-name="P1"><text:span text:style-name="T1">Chuẩn bị làm đám hỏi</text:span></text:p>
            </office:annotation>
            <text:p>1</text:p>
          </table:table-cell>
          <table:table-cell table:style-name="ce148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55" table:formula="of:=SUM([.D48:.AH48])" office:value-type="float" office:value="10">
            <text:p>10</text:p>
          </table:table-cell>
          <table:table-cell table:style-name="ce159" table:number-columns-repeated="5"/>
          <table:table-cell table:style-name="ce159" office:value-type="float" office:value="1">
            <office:annotation draw:style-name="gr4" draw:text-style-name="P1" svg:width="1.1413in" svg:height="0.3902in" svg:x="4.9287in" svg:y="11.0209in" draw:caption-point-x="-0.2402in" draw:caption-point-y="0.5953in">
              <dc:date>2018-06-04T00:00:00</dc:date>
              <text:p text:style-name="P1"><text:span text:style-name="T1">Chuẩn bị và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5.3854in" svg:y="11.0209in" draw:caption-point-x="-0.2402in" draw:caption-point-y="0.5953in">
              <dc:date>2018-06-04T00:00:00</dc:date>
              <text:p text:style-name="P1"><text:span text:style-name="T1">Chuẩn bị và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5.8421in" svg:y="11.0209in" draw:caption-point-x="-0.2402in" draw:caption-point-y="0.5953in">
              <dc:date>2018-06-04T00:00:00</dc:date>
              <text:p text:style-name="P1"><text:span text:style-name="T1">Chuẩn bị và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3311in" svg:y="11.0209in" draw:caption-point-x="-0.2402in" draw:caption-point-y="0.5953in">
              <dc:date>2018-06-04T00:00:00</dc:date>
              <text:p text:style-name="P1"><text:span text:style-name="T1">Chuẩn bị và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1.0209in" draw:caption-point-x="-0.2402in" draw:caption-point-y="0.5953in">
              <dc:date>2018-06-04T00:00:00</dc:date>
              <text:p text:style-name="P1"><text:span text:style-name="T1">Chuẩn bị và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1.0209in" draw:caption-point-x="-0.2402in" draw:caption-point-y="0.5953in">
              <dc:date>2018-06-04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1.0209in" draw:caption-point-x="-0.2402in" draw:caption-point-y="0.5953in">
              <dc:date>2018-06-04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1.0209in" draw:caption-point-x="-0.2402in" draw:caption-point-y="0.5953in">
              <dc:date>2018-06-04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1.0209in" draw:caption-point-x="-0.2402in" draw:caption-point-y="0.5953in">
              <dc:date>2018-06-04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1.0209in" draw:caption-point-x="-0.2402in" draw:caption-point-y="0.5953in">
              <dc:date>2018-06-04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table:number-columns-repeated="1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168" table:formula="of:=[.AG2]+1" office:value-type="date" office:date-value="2018-10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7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1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1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1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1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1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1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1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1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4">
            <text:p>24</text:p>
          </table:table-cell>
          <table:table-cell table:style-name="ce75" office:value-type="string">
            <text:p>MaiNT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8">
            <text:p>28</text:p>
          </table:table-cell>
          <table:table-cell table:style-name="ce44" office:value-type="string">
            <text:p>NhanHTH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29">
            <text:p>29</text:p>
          </table:table-cell>
          <table:table-cell table:style-name="ce44" office:value-type="string">
            <text:p>NhanNM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0">
            <text:p>30</text:p>
          </table:table-cell>
          <table:table-cell table:style-name="ce44" office:value-type="string">
            <text:p>NhuPHQ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16">
          <table:table-cell table:style-name="ce71" office:value-type="float" office:value="31">
            <text:p>31</text:p>
          </table:table-cell>
          <table:table-cell table:style-name="ce44" office:value-type="string">
            <text:p>NhuVNQ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2">
            <text:p>32</text:p>
          </table:table-cell>
          <table:table-cell table:style-name="ce73" office:value-type="string">
            <text:p>PhatHDT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3">
            <text:p>33</text:p>
          </table:table-cell>
          <table:table-cell table:style-name="ce44" office:value-type="string">
            <text:p>PhuongPVH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8">
            <text:p>38</text:p>
          </table:table-cell>
          <table:table-cell table:style-name="ce44" office:value-type="string">
            <text:p>TanNN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39">
            <text:p>39</text:p>
          </table:table-cell>
          <table:table-cell table:style-name="ce44" office:value-type="string">
            <text:p>TinNQ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3">
            <text:p>43</text:p>
          </table:table-cell>
          <table:table-cell table:style-name="ce44" office:value-type="string">
            <text:p>ThanhCH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16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58" table:display-filter-buttons="true"/>
        <table:database-range table:name="__Anonymous_Sheet_DB__2" table:target-range-address="Tong_Hop_Ngay_Nghi_2018.A6:Tong_Hop_Ngay_Nghi_2018.O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7/02/2018</text:date>, <text:time>13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7-02">07/02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936</meta:editing-cycles>
    <meta:editing-duration>P22DT22H2M5S</meta:editing-duration>
    <meta:generator>OpenOffice/4.1.2$Win32 OpenOffice.org_project/412m3$Build-9782</meta:generator>
    <dc:date>2018-07-02T13:22:27.87</dc:date>
    <meta:print-date>2018-01-05T11:35:11.94</meta:print-date>
    <meta:document-statistic meta:table-count="15" meta:cell-count="9171" meta:object-count="0"/>
    <meta:user-defined meta:name="Info 1"/>
    <meta:user-defined meta:name="Info 2"/>
    <meta:user-defined meta:name="Info 3"/>
    <meta:user-defined meta:name="Info 4"/>
  </office:meta>
</office:document-meta>
</file>